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098in"/>
    </style:style>
    <style:style style:name="co2" style:family="table-column">
      <style:table-column-properties fo:break-before="auto" style:column-width="5.5437in"/>
    </style:style>
    <style:style style:name="co3" style:family="table-column">
      <style:table-column-properties fo:break-before="auto" style:column-width="7.5709in"/>
    </style:style>
    <style:style style:name="co4" style:family="table-column">
      <style:table-column-properties fo:break-before="auto" style:column-width="4.814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2.6484in"/>
    </style:style>
    <style:style style:name="co7" style:family="table-column">
      <style:table-column-properties fo:break-before="auto" style:column-width="2.2516in"/>
    </style:style>
    <style:style style:name="co8" style:family="table-column">
      <style:table-column-properties fo:break-before="auto" style:column-width="2.1661in"/>
    </style:style>
    <style:style style:name="co9" style:family="table-column">
      <style:table-column-properties fo:break-before="auto" style:column-width="3.0453in"/>
    </style:style>
    <style:style style:name="co10" style:family="table-column">
      <style:table-column-properties fo:break-before="auto" style:column-width="2.3909in"/>
    </style:style>
    <style:style style:name="co11" style:family="table-column">
      <style:table-column-properties fo:break-before="auto" style:column-width="3.3882in"/>
    </style:style>
    <style:style style:name="co12" style:family="table-column">
      <style:table-column-properties fo:break-before="auto" style:column-width="3.9571in"/>
    </style:style>
    <style:style style:name="co13" style:family="table-column">
      <style:table-column-properties fo:break-before="auto" style:column-width="5.9193in"/>
    </style:style>
    <style:style style:name="co14" style:family="table-column">
      <style:table-column-properties fo:break-before="auto" style:column-width="3.4744in"/>
    </style:style>
    <style:style style:name="co15" style:family="table-column">
      <style:table-column-properties fo:break-before="auto" style:column-width="4.1173in"/>
    </style:style>
    <style:style style:name="co16" style:family="table-column">
      <style:table-column-properties fo:break-before="auto" style:column-width="5.898in"/>
    </style:style>
    <style:style style:name="co17" style:family="table-column">
      <style:table-column-properties fo:break-before="auto" style:column-width="8.4717in"/>
    </style:style>
    <style:style style:name="co18" style:family="table-column">
      <style:table-column-properties fo:break-before="auto" style:column-width="7.3134in"/>
    </style:style>
    <style:style style:name="co19" style:family="table-column">
      <style:table-column-properties fo:break-before="auto" style:column-width="5.5972in"/>
    </style:style>
    <style:style style:name="co20" style:family="table-column">
      <style:table-column-properties fo:break-before="auto" style:column-width="3.9244in"/>
    </style:style>
    <style:style style:name="co21" style:family="table-column">
      <style:table-column-properties fo:break-before="auto" style:column-width="5.8445in"/>
    </style:style>
    <style:style style:name="co22" style:family="table-column">
      <style:table-column-properties fo:break-before="auto" style:column-width="4.3319in"/>
    </style:style>
    <style:style style:name="co23" style:family="table-column">
      <style:table-column-properties fo:break-before="auto" style:column-width="5.2654in"/>
    </style:style>
    <style:style style:name="co24" style:family="table-column">
      <style:table-column-properties fo:break-before="auto" style:column-width="3.3028in"/>
    </style:style>
    <style:style style:name="co25" style:family="table-column">
      <style:table-column-properties fo:break-before="auto" style:column-width="3.5382in"/>
    </style:style>
    <style:style style:name="co26" style:family="table-column">
      <style:table-column-properties fo:break-before="auto" style:column-width="3.1417in"/>
    </style:style>
    <style:style style:name="co27" style:family="table-column">
      <style:table-column-properties fo:break-before="auto" style:column-width="4.7075in"/>
    </style:style>
    <style:style style:name="co28" style:family="table-column">
      <style:table-column-properties fo:break-before="auto" style:column-width="3.3453in"/>
    </style:style>
    <style:style style:name="co29" style:family="table-column">
      <style:table-column-properties fo:break-before="auto" style:column-width="3.828in"/>
    </style:style>
    <style:style style:name="co30" style:family="table-column">
      <style:table-column-properties fo:break-before="auto" style:column-width="5.7047in"/>
    </style:style>
    <style:style style:name="co31" style:family="table-column">
      <style:table-column-properties fo:break-before="auto" style:column-width="4.8575in"/>
    </style:style>
    <style:style style:name="co32" style:family="table-column">
      <style:table-column-properties fo:break-before="auto" style:column-width="4.9756in"/>
    </style:style>
    <style:style style:name="co33" style:family="table-column">
      <style:table-column-properties fo:break-before="auto" style:column-width="7.5925in"/>
    </style:style>
    <style:style style:name="co34" style:family="table-column">
      <style:table-column-properties fo:break-before="auto" style:column-width="6.2839in"/>
    </style:style>
    <style:style style:name="co35" style:family="table-column">
      <style:table-column-properties fo:break-before="auto" style:column-width="5.5008in"/>
    </style:style>
    <style:style style:name="co36" style:family="table-column">
      <style:table-column-properties fo:break-before="auto" style:column-width="5.2008in"/>
    </style:style>
    <style:style style:name="co37" style:family="table-column">
      <style:table-column-properties fo:break-before="auto" style:column-width="2.1874in"/>
    </style:style>
    <style:style style:name="co38" style:family="table-column">
      <style:table-column-properties fo:break-before="auto" style:column-width="6.852in"/>
    </style:style>
    <style:style style:name="co39" style:family="table-column">
      <style:table-column-properties fo:break-before="auto" style:column-width="7.1201in"/>
    </style:style>
    <style:style style:name="co40" style:family="table-column">
      <style:table-column-properties fo:break-before="auto" style:column-width="6.4228in"/>
    </style:style>
    <style:style style:name="co41" style:family="table-column">
      <style:table-column-properties fo:break-before="auto" style:column-width="6.4874in"/>
    </style:style>
    <style:style style:name="co42" style:family="table-column">
      <style:table-column-properties fo:break-before="auto" style:column-width="4.3638in"/>
    </style:style>
    <style:style style:name="co43" style:family="table-column">
      <style:table-column-properties fo:break-before="auto" style:column-width="4.8898in"/>
    </style:style>
    <style:style style:name="co44" style:family="table-column">
      <style:table-column-properties fo:break-before="auto" style:column-width="7.3563in"/>
    </style:style>
    <style:style style:name="co45" style:family="table-column">
      <style:table-column-properties fo:break-before="auto" style:column-width="5.0291in"/>
    </style:style>
    <style:style style:name="co46" style:family="table-column">
      <style:table-column-properties fo:break-before="auto" style:column-width="5.6189in"/>
    </style:style>
    <style:style style:name="co47" style:family="table-column">
      <style:table-column-properties fo:break-before="auto" style:column-width="6.9484in"/>
    </style:style>
    <style:style style:name="co48" style:family="table-column">
      <style:table-column-properties fo:break-before="auto" style:column-width="3.7638in"/>
    </style:style>
    <style:style style:name="co49" style:family="table-column">
      <style:table-column-properties fo:break-before="auto" style:column-width="5.2437in"/>
    </style:style>
    <style:style style:name="co50" style:family="table-column">
      <style:table-column-properties fo:break-before="auto" style:column-width="7.9992in"/>
    </style:style>
    <style:style style:name="co51" style:family="table-column">
      <style:table-column-properties fo:break-before="auto" style:column-width="2.8417in"/>
    </style:style>
    <style:style style:name="co52" style:family="table-column">
      <style:table-column-properties fo:break-before="auto" style:column-width="3.8602in"/>
    </style:style>
    <style:style style:name="co53" style:family="table-column">
      <style:table-column-properties fo:break-before="auto" style:column-width="10.0583in"/>
    </style:style>
    <style:style style:name="co54" style:family="table-column">
      <style:table-column-properties fo:break-before="auto" style:column-width="4.3in"/>
    </style:style>
    <style:style style:name="co55" style:family="table-column">
      <style:table-column-properties fo:break-before="auto" style:column-width="4.4181in"/>
    </style:style>
    <style:style style:name="co56" style:family="table-column">
      <style:table-column-properties fo:break-before="auto" style:column-width="7.989in"/>
    </style:style>
    <style:style style:name="co57" style:family="table-column">
      <style:table-column-properties fo:break-before="auto" style:column-width="5.4043in"/>
    </style:style>
    <style:style style:name="co58" style:family="table-column">
      <style:table-column-properties fo:break-before="auto" style:column-width="5.748in"/>
    </style:style>
    <style:style style:name="co59" style:family="table-column">
      <style:table-column-properties fo:break-before="auto" style:column-width="4.6965in"/>
    </style:style>
    <style:style style:name="co60" style:family="table-column">
      <style:table-column-properties fo:break-before="auto" style:column-width="4.6217in"/>
    </style:style>
    <style:style style:name="co61" style:family="table-column">
      <style:table-column-properties fo:break-before="auto" style:column-width="7.1736in"/>
    </style:style>
    <style:style style:name="co62" style:family="table-column">
      <style:table-column-properties fo:break-before="auto" style:column-width="5.6299in"/>
    </style:style>
    <style:style style:name="co63" style:family="table-column">
      <style:table-column-properties fo:break-before="auto" style:column-width="5.3291in"/>
    </style:style>
    <style:style style:name="co64" style:family="table-column">
      <style:table-column-properties fo:break-before="auto" style:column-width="4.2783in"/>
    </style:style>
    <style:style style:name="co65" style:family="table-column">
      <style:table-column-properties fo:break-before="auto" style:column-width="4.45in"/>
    </style:style>
    <style:style style:name="co66" style:family="table-column">
      <style:table-column-properties fo:break-before="auto" style:column-width="7.5063in"/>
    </style:style>
    <style:style style:name="co67" style:family="table-column">
      <style:table-column-properties fo:break-before="auto" style:column-width="4.3752in"/>
    </style:style>
    <style:style style:name="co68" style:family="table-column">
      <style:table-column-properties fo:break-before="auto" style:column-width="4.7717in"/>
    </style:style>
    <style:style style:name="co69" style:family="table-column">
      <style:table-column-properties fo:break-before="auto" style:column-width="7.5165in"/>
    </style:style>
    <style:style style:name="co70" style:family="table-column">
      <style:table-column-properties fo:break-before="auto" style:column-width="7.4744in"/>
    </style:style>
    <style:style style:name="co71" style:family="table-column">
      <style:table-column-properties fo:break-before="auto" style:column-width="6.1016in"/>
    </style:style>
    <style:style style:name="co72" style:family="table-column">
      <style:table-column-properties fo:break-before="auto" style:column-width="3.6244in"/>
    </style:style>
    <style:style style:name="co73" style:family="table-column">
      <style:table-column-properties fo:break-before="auto" style:column-width="5.9618in"/>
    </style:style>
    <style:style style:name="co74" style:family="table-column">
      <style:table-column-properties fo:break-before="auto" style:column-width="6.6055in"/>
    </style:style>
    <style:style style:name="co75" style:family="table-column">
      <style:table-column-properties fo:break-before="auto" style:column-width="3.528in"/>
    </style:style>
    <style:style style:name="co76" style:family="table-column">
      <style:table-column-properties fo:break-before="auto" style:column-width="3.378in"/>
    </style:style>
    <style:style style:name="co77" style:family="table-column">
      <style:table-column-properties fo:break-before="auto" style:column-width="9.2327in"/>
    </style:style>
    <style:style style:name="co78" style:family="table-column">
      <style:table-column-properties fo:break-before="auto" style:column-width="3.7528in"/>
    </style:style>
    <style:style style:name="co79" style:family="table-column">
      <style:table-column-properties fo:break-before="auto" style:column-width="3.839in"/>
    </style:style>
    <style:style style:name="co80" style:family="table-column">
      <style:table-column-properties fo:break-before="auto" style:column-width="6.3591in"/>
    </style:style>
    <style:style style:name="co81" style:family="table-column">
      <style:table-column-properties fo:break-before="auto" style:column-width="4.0535in"/>
    </style:style>
    <style:style style:name="co82" style:family="table-column">
      <style:table-column-properties fo:break-before="auto" style:column-width="5.1689in"/>
    </style:style>
    <style:style style:name="co83" style:family="table-column">
      <style:table-column-properties fo:break-before="auto" style:column-width="5.5118in"/>
    </style:style>
    <style:style style:name="co84" style:family="table-column">
      <style:table-column-properties fo:break-before="auto" style:column-width="3.9457in"/>
    </style:style>
    <style:style style:name="co85" style:family="table-column">
      <style:table-column-properties fo:break-before="auto" style:column-width="4.7291in"/>
    </style:style>
    <style:style style:name="co86" style:family="table-column">
      <style:table-column-properties fo:break-before="auto" style:column-width="6.2299in"/>
    </style:style>
    <style:style style:name="co87" style:family="table-column">
      <style:table-column-properties fo:break-before="auto" style:column-width="3.2063in"/>
    </style:style>
    <style:style style:name="co88" style:family="table-column">
      <style:table-column-properties fo:break-before="auto" style:column-width="4.1602in"/>
    </style:style>
    <style:style style:name="co89" style:family="table-column">
      <style:table-column-properties fo:break-before="auto" style:column-width="7.0665in"/>
    </style:style>
    <style:style style:name="co90" style:family="table-column">
      <style:table-column-properties fo:break-before="auto" style:column-width="3.6673in"/>
    </style:style>
    <style:style style:name="co91" style:family="table-column">
      <style:table-column-properties fo:break-before="auto" style:column-width="5.211in"/>
    </style:style>
    <style:style style:name="co92" style:family="table-column">
      <style:table-column-properties fo:break-before="auto" style:column-width="6.6374in"/>
    </style:style>
    <style:style style:name="co93" style:family="table-column">
      <style:table-column-properties fo:break-before="auto" style:column-width="1.8228in"/>
    </style:style>
    <style:style style:name="co94" style:family="table-column">
      <style:table-column-properties fo:break-before="auto" style:column-width="4.8362in"/>
    </style:style>
    <style:style style:name="co95" style:family="table-column">
      <style:table-column-properties fo:break-before="auto" style:column-width="6.402in"/>
    </style:style>
    <style:style style:name="co96" style:family="table-column">
      <style:table-column-properties fo:break-before="auto" style:column-width="1.372in"/>
    </style:style>
    <style:style style:name="co97" style:family="table-column">
      <style:table-column-properties fo:break-before="auto" style:column-width="2.0693in"/>
    </style:style>
    <style:style style:name="co98" style:family="table-column">
      <style:table-column-properties fo:break-before="auto" style:column-width="7.4846in"/>
    </style:style>
    <style:style style:name="co99" style:family="table-column">
      <style:table-column-properties fo:break-before="auto" style:column-width="10.1228in"/>
    </style:style>
    <style:style style:name="co100" style:family="table-column">
      <style:table-column-properties fo:break-before="auto" style:column-width="4.761in"/>
    </style:style>
    <style:style style:name="co101" style:family="table-column">
      <style:table-column-properties fo:break-before="auto" style:column-width="5.3937in"/>
    </style:style>
    <style:style style:name="co102" style:family="table-column">
      <style:table-column-properties fo:break-before="auto" style:column-width="1.0189in"/>
    </style:style>
    <style:style style:name="co103" style:family="table-column">
      <style:table-column-properties fo:break-before="auto" style:column-width="1.7689in"/>
    </style:style>
    <style:style style:name="co104" style:family="table-column">
      <style:table-column-properties fo:break-before="auto" style:column-width="4.6429in"/>
    </style:style>
    <style:style style:name="co105" style:family="table-column">
      <style:table-column-properties fo:break-before="auto" style:column-width="1.1362in"/>
    </style:style>
    <style:style style:name="co106" style:family="table-column">
      <style:table-column-properties fo:break-before="auto" style:column-width="3.0563in"/>
    </style:style>
    <style:style style:name="co107" style:family="table-column">
      <style:table-column-properties fo:break-before="auto" style:column-width="4.0638in"/>
    </style:style>
    <style:style style:name="co108" style:family="table-column">
      <style:table-column-properties fo:break-before="auto" style:column-width="5.9835in"/>
    </style:style>
    <style:style style:name="co109" style:family="table-column">
      <style:table-column-properties fo:break-before="auto" style:column-width="6.3909in"/>
    </style:style>
    <style:style style:name="co110" style:family="table-column">
      <style:table-column-properties fo:break-before="auto" style:column-width="4.611in"/>
    </style:style>
    <style:style style:name="co111" style:family="table-column">
      <style:table-column-properties fo:break-before="auto" style:column-width="4.2465in"/>
    </style:style>
    <style:style style:name="co112" style:family="table-column">
      <style:table-column-properties fo:break-before="auto" style:column-width="5.4472in"/>
    </style:style>
    <style:style style:name="co113" style:family="table-column">
      <style:table-column-properties fo:break-before="auto" style:column-width="5.4689in"/>
    </style:style>
    <style:style style:name="co114" style:family="table-column">
      <style:table-column-properties fo:break-before="auto" style:column-width="3.989in"/>
    </style:style>
    <style:style style:name="co115" style:family="table-column">
      <style:table-column-properties fo:break-before="auto" style:column-width="4.3429in"/>
    </style:style>
    <style:style style:name="co116" style:family="table-column">
      <style:table-column-properties fo:break-before="auto" style:column-width="4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>
      <style:table-cell-properties fo:background-color="#5983b0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5983b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faf46"/>
    </style:style>
    <style:style style:name="ce6" style:family="table-cell" style:parent-style-name="Default">
      <style:table-cell-properties fo:background-color="#069a2e"/>
    </style:style>
    <style:style style:name="ce7" style:family="table-cell" style:parent-style-name="Default">
      <style:table-cell-properties fo:background-color="#5983b0"/>
    </style:style>
    <style:style style:name="ce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c9211e"/>
    </style:style>
    <style:style style:name="ce11" style:family="table-cell" style:parent-style-name="Default">
      <style:table-cell-properties fo:background-color="#ff6d6d"/>
    </style:style>
    <style:style style:name="ce15" style:family="table-cell" style:parent-style-name="Default" style:data-style-name="N99">
      <style:table-cell-properties fo:background-color="#3faf46"/>
    </style:style>
    <style:style style:name="ce16" style:family="table-cell" style:parent-style-name="Default">
      <style:table-cell-properties fo:background-color="#b4c7dc" fo:wrap-option="no-wra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no-wrap"/>
    </style:style>
    <style:style style:name="ce18" style:family="table-cell" style:parent-style-name="Default">
      <style:table-cell-properties fo:wrap-option="no-wrap"/>
    </style:style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le of Content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Generate Embedded" form:control-implementation="ooo:com.sun.star.form.component.CommandButton" xml:id="control1" form:id="control1" form:label="Generate Embedded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GenEmbedded?language=Basic&amp;location=application" xlink:type="simple"/>
              </office:event-listeners>
            </form:button>
          </form:form>
        </office:forms>
        <table:shapes>
          <draw:control draw:z-index="0" draw:name="GenEmbeddedButton" draw:style-name="gr1" draw:text-style-name="P1" svg:width="2.8858in" svg:height="0.5126in" svg:x="0.0972in" svg:y="0.1047in" draw:control="control1"/>
        </table:shapes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0.296198</text:p>
          </table:table-cell>
          <table:table-cell office:value-type="float" office:value="0.17101" calcext:value-type="float">
            <text:p>0.17101</text:p>
          </table:table-cell>
          <table:table-cell office:value-type="float" office:value="-0.939693" calcext:value-type="float">
            <text:p>-0.939693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3]; &quot;,&quot;; [.$H3]; &quot;,&quot;; [.J$2]; &quot;, &quot;; SUBSTITUTE( SUBSTITUTE([.J3]; &quot;[&quot;; &quot;&quot;); &quot;]&quot;; &quot;&quot;); &quot;)  :  &quot;)" office:value-type="string" office:string-value="SetMatrixValue(m,0,0,  0.296198)  :  " calcext:value-type="string">
            <text:p>SetMatrixValue(m,0,0, <text:s/>0.296198) <text:s/>: <text:s/></text:p>
          </table:table-cell>
          <table:table-cell table:formula="of:=COM.MICROSOFT.CONCAT(&quot;SetMatrixValue(&quot;; [.$I3]; &quot;,&quot;; [.$H3]; &quot;,&quot;; [.K$2]; &quot;, &quot;; SUBSTITUTE( SUBSTITUTE([.K3]; &quot;[&quot;; &quot;&quot;); &quot;]&quot;; &quot;&quot;); &quot;)  :  &quot;)" office:value-type="string" office:string-value="SetMatrixValue(m,0,1, 0.17101)  :  " calcext:value-type="string">
            <text:p>SetMatrixValue(m,0,1, 0.17101) <text:s/>: <text:s/></text:p>
          </table:table-cell>
          <table:table-cell table:formula="of:=COM.MICROSOFT.CONCAT(&quot;SetMatrixValue(&quot;; [.$I3]; &quot;,&quot;; [.$H3]; &quot;,&quot;; [.L$2]; &quot;, &quot;; SUBSTITUTE( SUBSTITUTE([.L3]; &quot;[&quot;; &quot;&quot;); &quot;]&quot;; &quot;&quot;); &quot;)  :  &quot;)" office:value-type="string" office:string-value="SetMatrixValue(m,0,2, -0.939693)  :  " calcext:value-type="string">
            <text:p>SetMatrixValue(m,0,2, -0.939693) <text:s/>: <text:s/></text:p>
          </table:table-cell>
          <table:table-cell table:formula="of:=COM.MICROSOFT.CONCAT(&quot;SetMatrixValue(&quot;; [.$I3]; &quot;,&quot;; [.$H3]; &quot;,&quot;; [.M$2]; &quot;, &quot;; SUBSTITUTE( SUBSTITUTE([.M3]; &quot;[&quot;; &quot;&quot;); &quot;]&quot;; &quot;&quot;); &quot;)&quot;)" office:value-type="string" office:string-value="SetMatrixValue(m,0,3,  0 )" calcext:value-type="string">
            <text:p>SetMatrixValue(m,0,3, <text:s/>0 )</text:p>
          </table:table-cell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-0.191511</text:p>
          </table:table-cell>
          <table:table-cell office:value-type="float" office:value="0.974495" calcext:value-type="float">
            <text:p>0.974495</text:p>
          </table:table-cell>
          <table:table-cell office:value-type="float" office:value="0.116978" calcext:value-type="float">
            <text:p>0.116978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4]; &quot;,&quot;; [.$H4]; &quot;,&quot;; [.J$2]; &quot;, &quot;; SUBSTITUTE( SUBSTITUTE([.J4]; &quot;[&quot;; &quot;&quot;); &quot;]&quot;; &quot;&quot;); &quot;)  :  &quot;)" office:value-type="string" office:string-value="SetMatrixValue(m,1,0,  -0.191511)  :  " calcext:value-type="string">
            <text:p>SetMatrixValue(m,1,0, <text:s/>-0.191511) <text:s/>: <text:s/></text:p>
          </table:table-cell>
          <table:table-cell table:formula="of:=COM.MICROSOFT.CONCAT(&quot;SetMatrixValue(&quot;; [.$I4]; &quot;,&quot;; [.$H4]; &quot;,&quot;; [.K$2]; &quot;, &quot;; SUBSTITUTE( SUBSTITUTE([.K4]; &quot;[&quot;; &quot;&quot;); &quot;]&quot;; &quot;&quot;); &quot;)  :  &quot;)" office:value-type="string" office:string-value="SetMatrixValue(m,1,1, 0.974495)  :  " calcext:value-type="string">
            <text:p>SetMatrixValue(m,1,1, 0.974495) <text:s/>: <text:s/></text:p>
          </table:table-cell>
          <table:table-cell table:formula="of:=COM.MICROSOFT.CONCAT(&quot;SetMatrixValue(&quot;; [.$I4]; &quot;,&quot;; [.$H4]; &quot;,&quot;; [.L$2]; &quot;, &quot;; SUBSTITUTE( SUBSTITUTE([.L4]; &quot;[&quot;; &quot;&quot;); &quot;]&quot;; &quot;&quot;); &quot;)  :  &quot;)" office:value-type="string" office:string-value="SetMatrixValue(m,1,2, 0.116978)  :  " calcext:value-type="string">
            <text:p>SetMatrixValue(m,1,2, 0.116978) <text:s/>: <text:s/></text:p>
          </table:table-cell>
          <table:table-cell table:formula="of:=COM.MICROSOFT.CONCAT(&quot;SetMatrixValue(&quot;; [.$I4]; &quot;,&quot;; [.$H4]; &quot;,&quot;; [.M$2]; &quot;, &quot;; SUBSTITUTE( SUBSTITUTE([.M4]; &quot;[&quot;; &quot;&quot;); &quot;]&quot;; &quot;&quot;); &quot;)&quot;)" office:value-type="string" office:string-value="SetMatrixValue(m,1,3,  0 )" calcext:value-type="string">
            <text:p>SetMatrixValue(m,1,3, <text:s/>0 )</text:p>
          </table:table-cell>
        </table:table-row>
        <table:table-row table:style-name="ro1">
          <table:table-cell table:style-name="ce3" office:value-type="string" calcext:value-type="string">
            <text:p>Contents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Source</text:p>
          </table:table-cell>
          <table:table-cell/>
          <table:table-cell table:style-name="ce3" office:value-type="string" calcext:value-type="string">
            <text:p>TODO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0.93573</text:p>
          </table:table-cell>
          <table:table-cell office:value-type="float" office:value="0.145313" calcext:value-type="float">
            <text:p>0.145313</text:p>
          </table:table-cell>
          <table:table-cell office:value-type="float" office:value="0.321394" calcext:value-type="float">
            <text:p>0.321394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5]; &quot;,&quot;; [.$H5]; &quot;,&quot;; [.J$2]; &quot;, &quot;; SUBSTITUTE( SUBSTITUTE([.J5]; &quot;[&quot;; &quot;&quot;); &quot;]&quot;; &quot;&quot;); &quot;)  :  &quot;)" office:value-type="string" office:string-value="SetMatrixValue(m,2,0,  0.93573)  :  " calcext:value-type="string">
            <text:p>SetMatrixValue(m,2,0, <text:s/>0.93573) <text:s/>: <text:s/></text:p>
          </table:table-cell>
          <table:table-cell table:formula="of:=COM.MICROSOFT.CONCAT(&quot;SetMatrixValue(&quot;; [.$I5]; &quot;,&quot;; [.$H5]; &quot;,&quot;; [.K$2]; &quot;, &quot;; SUBSTITUTE( SUBSTITUTE([.K5]; &quot;[&quot;; &quot;&quot;); &quot;]&quot;; &quot;&quot;); &quot;)  :  &quot;)" office:value-type="string" office:string-value="SetMatrixValue(m,2,1, 0.145313)  :  " calcext:value-type="string">
            <text:p>SetMatrixValue(m,2,1, 0.145313) <text:s/>: <text:s/></text:p>
          </table:table-cell>
          <table:table-cell table:formula="of:=COM.MICROSOFT.CONCAT(&quot;SetMatrixValue(&quot;; [.$I5]; &quot;,&quot;; [.$H5]; &quot;,&quot;; [.L$2]; &quot;, &quot;; SUBSTITUTE( SUBSTITUTE([.L5]; &quot;[&quot;; &quot;&quot;); &quot;]&quot;; &quot;&quot;); &quot;)  :  &quot;)" office:value-type="string" office:string-value="SetMatrixValue(m,2,2, 0.321394)  :  " calcext:value-type="string">
            <text:p>SetMatrixValue(m,2,2, 0.321394) <text:s/>: <text:s/></text:p>
          </table:table-cell>
          <table:table-cell table:formula="of:=COM.MICROSOFT.CONCAT(&quot;SetMatrixValue(&quot;; [.$I5]; &quot;,&quot;; [.$H5]; &quot;,&quot;; [.M$2]; &quot;, &quot;; SUBSTITUTE( SUBSTITUTE([.M5]; &quot;[&quot;; &quot;&quot;); &quot;]&quot;; &quot;&quot;); &quot;)&quot;)" office:value-type="string" office:string-value="SetMatrixValue(m,2,3,  0 )" calcext:value-type="string">
            <text:p>SetMatrixValue(m,2,3, <text:s/>0 )</text:p>
          </table:table-cell>
        </table:table-row>
        <table:table-row table:style-name="ro1">
          <table:table-cell office:value-type="string" calcext:value-type="string">
            <text:p>Console IO</text:p>
          </table:table-cell>
          <table:table-cell office:value-type="string" calcext:value-type="string">
            <text:p>Getting input and output on a system console</text:p>
          </table:table-cell>
          <table:table-cell office:value-type="string" calcext:value-type="string">
            <text:p>This is being dropped in v4.0 since the preferred method is to use the draw text and Text Editing functions</text:p>
          </table:table-cell>
          <table:table-cell office:value-type="string" calcext:value-type="string">
            <text:p>conio.bas</text:p>
          </table:table-cell>
          <table:table-cell/>
          <table:table-cell table:style-name="ce5" office:value-type="string" calcext:value-type="string">
            <text:p>Terr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[ 44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1 ]</text:p>
          </table:table-cell>
          <table:table-cell table:formula="of:=COM.MICROSOFT.CONCAT(&quot;SetMatrixValue(&quot;; [.$I6]; &quot;,&quot;; [.$H6]; &quot;,&quot;; [.J$2]; &quot;, &quot;; SUBSTITUTE( SUBSTITUTE([.J6]; &quot;[&quot;; &quot;&quot;); &quot;]&quot;; &quot;&quot;); &quot;)  :  &quot;)" office:value-type="string" office:string-value="SetMatrixValue(m,3,0,  44)  :  " calcext:value-type="string">
            <text:p>SetMatrixValue(m,3,0, <text:s/>44) <text:s/>: <text:s/></text:p>
          </table:table-cell>
          <table:table-cell table:formula="of:=COM.MICROSOFT.CONCAT(&quot;SetMatrixValue(&quot;; [.$I6]; &quot;,&quot;; [.$H6]; &quot;,&quot;; [.K$2]; &quot;, &quot;; SUBSTITUTE( SUBSTITUTE([.K6]; &quot;[&quot;; &quot;&quot;); &quot;]&quot;; &quot;&quot;); &quot;)  :  &quot;)" office:value-type="string" office:string-value="SetMatrixValue(m,3,1, 55)  :  " calcext:value-type="string">
            <text:p>SetMatrixValue(m,3,1, 55) <text:s/>: <text:s/></text:p>
          </table:table-cell>
          <table:table-cell table:formula="of:=COM.MICROSOFT.CONCAT(&quot;SetMatrixValue(&quot;; [.$I6]; &quot;,&quot;; [.$H6]; &quot;,&quot;; [.L$2]; &quot;, &quot;; SUBSTITUTE( SUBSTITUTE([.L6]; &quot;[&quot;; &quot;&quot;); &quot;]&quot;; &quot;&quot;); &quot;)  :  &quot;)" office:value-type="string" office:string-value="SetMatrixValue(m,3,2, 66)  :  " calcext:value-type="string">
            <text:p>SetMatrixValue(m,3,2, 66) <text:s/>: <text:s/></text:p>
          </table:table-cell>
          <table:table-cell table:formula="of:=COM.MICROSOFT.CONCAT(&quot;SetMatrixValue(&quot;; [.$I6]; &quot;,&quot;; [.$H6]; &quot;,&quot;; [.M$2]; &quot;, &quot;; SUBSTITUTE( SUBSTITUTE([.M6]; &quot;[&quot;; &quot;&quot;); &quot;]&quot;; &quot;&quot;); &quot;)&quot;)" office:value-type="string" office:string-value="SetMatrixValue(m,3,3,  1 )" calcext:value-type="string">
            <text:p>SetMatrixValue(m,3,3, <text:s/>1 )</text:p>
          </table:table-cell>
        </table:table-row>
        <table:table-row table:style-name="ro1">
          <table:table-cell office:value-type="string" calcext:value-type="string">
            <text:p>Arrays</text:p>
          </table:table-cell>
          <table:table-cell office:value-type="string" calcext:value-type="string">
            <text:p>Operations for filling and copying array and getting info about an array</text:p>
          </table:table-cell>
          <table:table-cell/>
          <table:table-cell office:value-type="string" calcext:value-type="string">
            <text:p>arrays.bas</text:p>
          </table:table-cell>
          <table:table-cell/>
          <table:table-cell table:style-name="ce5" office:value-type="string" calcext:value-type="string">
            <text:p>Wat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Math functions</text:p>
          </table:table-cell>
          <table:table-cell/>
          <table:table-cell office:value-type="string" calcext:value-type="string">
            <text:p>math.bas</text:p>
          </table:table-cell>
          <table:table-cell/>
          <table:table-cell table:style-name="ce5" office:value-type="string" calcext:value-type="string">
            <text:p>Skybo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String functions</text:p>
          </table:table-cell>
          <table:table-cell office:value-type="string" calcext:value-type="string">
            <text:p>These functions are all compliant with UTF-8</text:p>
          </table:table-cell>
          <table:table-cell office:value-type="string" calcext:value-type="string">
            <text:p>strings.bas</text:p>
          </table:table-cell>
          <table:table-cell/>
          <table:table-cell table:style-name="ce5" office:value-type="string" calcext:value-type="string">
            <text:p>Collis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acks</text:p>
          </table:table-cell>
          <table:table-cell office:value-type="string" calcext:value-type="string">
            <text:p>Creating and using stacks</text:p>
          </table:table-cell>
          <table:table-cell/>
          <table:table-cell office:value-type="string" calcext:value-type="string">
            <text:p>stacks.bas</text:p>
          </table:table-cell>
          <table:table-cell/>
          <table:table-cell table:style-name="ce6" office:value-type="string" calcext:value-type="string">
            <text:p>Light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File operations</text:p>
          </table:table-cell>
          <table:table-cell/>
          <table:table-cell office:value-type="string" calcext:value-type="string">
            <text:p>files.bas</text:p>
          </table:table-cell>
          <table:table-cell/>
          <table:table-cell table:style-name="ce6" office:value-type="string" calcext:value-type="string">
            <text:p>Particle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2</text:p>
          </table:table-cell>
          <table:table-cell office:value-type="float" office:value="0.236635" calcext:value-type="float">
            <text:p>0.236635</text:p>
          </table:table-cell>
          <table:table-cell office:value-type="float" office:value="-0.207912" calcext:value-type="float">
            <text:p>-0.207912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1]; &quot;,&quot;; [.$H11]; &quot;,&quot;; [.J$2]; &quot;, &quot;; SUBSTITUTE( SUBSTITUTE([.J11]; &quot;[&quot;; &quot;&quot;); &quot;]&quot;; &quot;&quot;); &quot;)  :  &quot;)" office:value-type="string" office:string-value="SetMatrixValue(m2,0,0,  2)  :  " calcext:value-type="string">
            <text:p>SetMatrixValue(m2,0,0, <text:s/>2) <text:s/>: <text:s/></text:p>
          </table:table-cell>
          <table:table-cell table:formula="of:=COM.MICROSOFT.CONCAT(&quot;SetMatrixValue(&quot;; [.$I11]; &quot;,&quot;; [.$H11]; &quot;,&quot;; [.K$2]; &quot;, &quot;; SUBSTITUTE( SUBSTITUTE([.K11]; &quot;[&quot;; &quot;&quot;); &quot;]&quot;; &quot;&quot;); &quot;)  :  &quot;)" office:value-type="string" office:string-value="SetMatrixValue(m2,0,1, 0.236635)  :  " calcext:value-type="string">
            <text:p>SetMatrixValue(m2,0,1, 0.236635) <text:s/>: <text:s/></text:p>
          </table:table-cell>
          <table:table-cell table:formula="of:=COM.MICROSOFT.CONCAT(&quot;SetMatrixValue(&quot;; [.$I11]; &quot;,&quot;; [.$H11]; &quot;,&quot;; [.L$2]; &quot;, &quot;; SUBSTITUTE( SUBSTITUTE([.L11]; &quot;[&quot;; &quot;&quot;); &quot;]&quot;; &quot;&quot;); &quot;)  :  &quot;)" office:value-type="string" office:string-value="SetMatrixValue(m2,0,2, -0.207912)  :  " calcext:value-type="string">
            <text:p>SetMatrixValue(m2,0,2, -0.207912) <text:s/>: <text:s/></text:p>
          </table:table-cell>
          <table:table-cell table:formula="of:=COM.MICROSOFT.CONCAT(&quot;SetMatrixValue(&quot;; [.$I11]; &quot;,&quot;; [.$H11]; &quot;,&quot;; [.M$2]; &quot;, &quot;; SUBSTITUTE( SUBSTITUTE([.M11]; &quot;[&quot;; &quot;&quot;); &quot;]&quot;; &quot;&quot;); &quot;)&quot;)" office:value-type="string" office:string-value="SetMatrixValue(m2,0,3,  0 )" calcext:value-type="string">
            <text:p>SetMatrixValue(m2,0,3, <text:s/>0 )</text:p>
          </table:table-cell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Directory operations</text:p>
          </table:table-cell>
          <table:table-cell/>
          <table:table-cell office:value-type="string" calcext:value-type="string">
            <text:p>directories.bas</text:p>
          </table:table-cell>
          <table:table-cell/>
          <table:table-cell table:style-name="ce6" office:value-type="string" calcext:value-type="string">
            <text:p>Billboard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-0.198984</text:p>
          </table:table-cell>
          <table:table-cell office:value-type="float" office:value="3" calcext:value-type="float">
            <text:p>3</text:p>
          </table:table-cell>
          <table:table-cell office:value-type="float" office:value="0.186639" calcext:value-type="float">
            <text:p>0.186639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2]; &quot;,&quot;; [.$H12]; &quot;,&quot;; [.J$2]; &quot;, &quot;; SUBSTITUTE( SUBSTITUTE([.J12]; &quot;[&quot;; &quot;&quot;); &quot;]&quot;; &quot;&quot;); &quot;)  :  &quot;)" office:value-type="string" office:string-value="SetMatrixValue(m2,1,0,  -0.198984)  :  " calcext:value-type="string">
            <text:p>SetMatrixValue(m2,1,0, <text:s/>-0.198984) <text:s/>: <text:s/></text:p>
          </table:table-cell>
          <table:table-cell table:formula="of:=COM.MICROSOFT.CONCAT(&quot;SetMatrixValue(&quot;; [.$I12]; &quot;,&quot;; [.$H12]; &quot;,&quot;; [.K$2]; &quot;, &quot;; SUBSTITUTE( SUBSTITUTE([.K12]; &quot;[&quot;; &quot;&quot;); &quot;]&quot;; &quot;&quot;); &quot;)  :  &quot;)" office:value-type="string" office:string-value="SetMatrixValue(m2,1,1, 3)  :  " calcext:value-type="string">
            <text:p>SetMatrixValue(m2,1,1, 3) <text:s/>: <text:s/></text:p>
          </table:table-cell>
          <table:table-cell table:formula="of:=COM.MICROSOFT.CONCAT(&quot;SetMatrixValue(&quot;; [.$I12]; &quot;,&quot;; [.$H12]; &quot;,&quot;; [.L$2]; &quot;, &quot;; SUBSTITUTE( SUBSTITUTE([.L12]; &quot;[&quot;; &quot;&quot;); &quot;]&quot;; &quot;&quot;); &quot;)  :  &quot;)" office:value-type="string" office:string-value="SetMatrixValue(m2,1,2, 0.186639)  :  " calcext:value-type="string">
            <text:p>SetMatrixValue(m2,1,2, 0.186639) <text:s/>: <text:s/></text:p>
          </table:table-cell>
          <table:table-cell table:formula="of:=COM.MICROSOFT.CONCAT(&quot;SetMatrixValue(&quot;; [.$I12]; &quot;,&quot;; [.$H12]; &quot;,&quot;; [.M$2]; &quot;, &quot;; SUBSTITUTE( SUBSTITUTE([.M12]; &quot;[&quot;; &quot;&quot;); &quot;]&quot;; &quot;&quot;); &quot;)&quot;)" office:value-type="string" office:string-value="SetMatrixValue(m2,1,3,  0 )" calcext:value-type="string">
            <text:p>SetMatrixValue(m2,1,3, <text:s/>0 )</text:p>
          </table:table-cell>
        </table:table-row>
        <table:table-row table:style-name="ro1">
          <table:table-cell office:value-type="string" calcext:value-type="string">
            <text:p>Date and Time</text:p>
          </table:table-cell>
          <table:table-cell office:value-type="string" calcext:value-type="string">
            <text:p>Getting info on current date and time</text:p>
          </table:table-cell>
          <table:table-cell/>
          <table:table-cell office:value-type="string" calcext:value-type="string">
            <text:p>datetime.bas</text:p>
          </table:table-cell>
          <table:table-cell/>
          <table:table-cell office:value-type="string" calcext:value-type="string">
            <text:p>Custom Material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0.24419</text:p>
          </table:table-cell>
          <table:table-cell office:value-type="float" office:value="-0.135767" calcext:value-type="float">
            <text:p>-0.1357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0 ]</text:p>
          </table:table-cell>
          <table:table-cell table:formula="of:=COM.MICROSOFT.CONCAT(&quot;SetMatrixValue(&quot;; [.$I13]; &quot;,&quot;; [.$H13]; &quot;,&quot;; [.J$2]; &quot;, &quot;; SUBSTITUTE( SUBSTITUTE([.J13]; &quot;[&quot;; &quot;&quot;); &quot;]&quot;; &quot;&quot;); &quot;)  :  &quot;)" office:value-type="string" office:string-value="SetMatrixValue(m2,2,0,  0.24419)  :  " calcext:value-type="string">
            <text:p>SetMatrixValue(m2,2,0, <text:s/>0.24419) <text:s/>: <text:s/></text:p>
          </table:table-cell>
          <table:table-cell table:formula="of:=COM.MICROSOFT.CONCAT(&quot;SetMatrixValue(&quot;; [.$I13]; &quot;,&quot;; [.$H13]; &quot;,&quot;; [.K$2]; &quot;, &quot;; SUBSTITUTE( SUBSTITUTE([.K13]; &quot;[&quot;; &quot;&quot;); &quot;]&quot;; &quot;&quot;); &quot;)  :  &quot;)" office:value-type="string" office:string-value="SetMatrixValue(m2,2,1, -0.135767)  :  " calcext:value-type="string">
            <text:p>SetMatrixValue(m2,2,1, -0.135767) <text:s/>: <text:s/></text:p>
          </table:table-cell>
          <table:table-cell table:formula="of:=COM.MICROSOFT.CONCAT(&quot;SetMatrixValue(&quot;; [.$I13]; &quot;,&quot;; [.$H13]; &quot;,&quot;; [.L$2]; &quot;, &quot;; SUBSTITUTE( SUBSTITUTE([.L13]; &quot;[&quot;; &quot;&quot;); &quot;]&quot;; &quot;&quot;); &quot;)  :  &quot;)" office:value-type="string" office:string-value="SetMatrixValue(m2,2,2, 4)  :  " calcext:value-type="string">
            <text:p>SetMatrixValue(m2,2,2, 4) <text:s/>: <text:s/></text:p>
          </table:table-cell>
          <table:table-cell table:formula="of:=COM.MICROSOFT.CONCAT(&quot;SetMatrixValue(&quot;; [.$I13]; &quot;,&quot;; [.$H13]; &quot;,&quot;; [.M$2]; &quot;, &quot;; SUBSTITUTE( SUBSTITUTE([.M13]; &quot;[&quot;; &quot;&quot;); &quot;]&quot;; &quot;&quot;); &quot;)&quot;)" office:value-type="string" office:string-value="SetMatrixValue(m2,2,3,  0 )" calcext:value-type="string">
            <text:p>SetMatrixValue(m2,2,3, <text:s/>0 )</text:p>
          </table:table-cell>
        </table:table-row>
        <table:table-row table:style-name="ro1">
          <table:table-cell office:value-type="string" calcext:value-type="string">
            <text:p>Window Management</text:p>
          </table:table-cell>
          <table:table-cell office:value-type="string" calcext:value-type="string">
            <text:p>Window operations</text:p>
          </table:table-cell>
          <table:table-cell/>
          <table:table-cell office:value-type="string" calcext:value-type="string">
            <text:p>window.bas</text:p>
          </table:table-cell>
          <table:table-cell/>
          <table:table-cell table:style-name="ce5" office:value-type="string" calcext:value-type="string">
            <text:p>Animati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2</text:p>
          </table:table-cell>
          <table:table-cell office:value-type="string" calcext:value-type="string">
            <text:p>[ 23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 ]</text:p>
          </table:table-cell>
          <table:table-cell table:formula="of:=COM.MICROSOFT.CONCAT(&quot;SetMatrixValue(&quot;; [.$I14]; &quot;,&quot;; [.$H14]; &quot;,&quot;; [.J$2]; &quot;, &quot;; SUBSTITUTE( SUBSTITUTE([.J14]; &quot;[&quot;; &quot;&quot;); &quot;]&quot;; &quot;&quot;); &quot;)  :  &quot;)" office:value-type="string" office:string-value="SetMatrixValue(m2,3,0,  23)  :  " calcext:value-type="string">
            <text:p>SetMatrixValue(m2,3,0, <text:s/>23) <text:s/>: <text:s/></text:p>
          </table:table-cell>
          <table:table-cell table:formula="of:=COM.MICROSOFT.CONCAT(&quot;SetMatrixValue(&quot;; [.$I14]; &quot;,&quot;; [.$H14]; &quot;,&quot;; [.K$2]; &quot;, &quot;; SUBSTITUTE( SUBSTITUTE([.K14]; &quot;[&quot;; &quot;&quot;); &quot;]&quot;; &quot;&quot;); &quot;)  :  &quot;)" office:value-type="string" office:string-value="SetMatrixValue(m2,3,1, 22)  :  " calcext:value-type="string">
            <text:p>SetMatrixValue(m2,3,1, 22) <text:s/>: <text:s/></text:p>
          </table:table-cell>
          <table:table-cell table:formula="of:=COM.MICROSOFT.CONCAT(&quot;SetMatrixValue(&quot;; [.$I14]; &quot;,&quot;; [.$H14]; &quot;,&quot;; [.L$2]; &quot;, &quot;; SUBSTITUTE( SUBSTITUTE([.L14]; &quot;[&quot;; &quot;&quot;); &quot;]&quot;; &quot;&quot;); &quot;)  :  &quot;)" office:value-type="string" office:string-value="SetMatrixValue(m2,3,2, 19)  :  " calcext:value-type="string">
            <text:p>SetMatrixValue(m2,3,2, 19) <text:s/>: <text:s/></text:p>
          </table:table-cell>
          <table:table-cell table:formula="of:=COM.MICROSOFT.CONCAT(&quot;SetMatrixValue(&quot;; [.$I14]; &quot;,&quot;; [.$H14]; &quot;,&quot;; [.M$2]; &quot;, &quot;; SUBSTITUTE( SUBSTITUTE([.M14]; &quot;[&quot;; &quot;&quot;); &quot;]&quot;; &quot;&quot;); &quot;)&quot;)" office:value-type="string" office:string-value="SetMatrixValue(m2,3,3,  1 )" calcext:value-type="string">
            <text:p>SetMatrixValue(m2,3,3, <text:s/>1 )</text:p>
          </table:table-cell>
        </table:table-row>
        <table:table-row table:style-name="ro1">
          <table:table-cell office:value-type="string" calcext:value-type="string">
            <text:p>Canvases</text:p>
          </table:table-cell>
          <table:table-cell office:value-type="string" calcext:value-type="string">
            <text:p>Canvas operations</text:p>
          </table:table-cell>
          <table:table-cell/>
          <table:table-cell office:value-type="string" calcext:value-type="string">
            <text:p>canvas.bas</text:p>
          </table:table-cell>
          <table:table-cell/>
          <table:table-cell office:value-type="string" calcext:value-type="string">
            <text:p>Sprit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FX Primitives</text:p>
          </table:table-cell>
          <table:table-cell office:value-type="string" calcext:value-type="string">
            <text:p>Basic graphic primitives and color settings</text:p>
          </table:table-cell>
          <table:table-cell/>
          <table:table-cell office:value-type="string" calcext:value-type="string">
            <text:p>prim2d.bas</text:p>
          </table:table-cell>
          <table:table-cell/>
          <table:table-cell office:value-type="string" calcext:value-type="string">
            <text:p>2D Physic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Loading and Drawing Images</text:p>
          </table:table-cell>
          <table:table-cell/>
          <table:table-cell office:value-type="string" calcext:value-type="string">
            <text:p>images.bas</text:p>
          </table:table-cell>
          <table:table-cell/>
          <table:table-cell table:style-name="ce5" office:value-type="string" calcext:value-type="string">
            <text:p>3D Constraint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eyboard and Mouse</text:p>
          </table:table-cell>
          <table:table-cell office:value-type="string" calcext:value-type="string">
            <text:p>Keyboard and Mouse operations</text:p>
          </table:table-cell>
          <table:table-cell/>
          <table:table-cell office:value-type="string" calcext:value-type="string">
            <text:p>keyboar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ound and Music</text:p>
          </table:table-cell>
          <table:table-cell office:value-type="string" calcext:value-type="string">
            <text:p>Loading and Playing sound effects and music</text:p>
          </table:table-cell>
          <table:table-cell/>
          <table:table-cell office:value-type="string" calcext:value-type="string">
            <text:p>audio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oystick</text:p>
          </table:table-cell>
          <table:table-cell office:value-type="string" calcext:value-type="string">
            <text:p>Input and Output operations on Joysticks</text:p>
          </table:table-cell>
          <table:table-cell/>
          <table:table-cell office:value-type="string" calcext:value-type="string">
            <text:p>joystick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reen Console</text:p>
          </table:table-cell>
          <table:table-cell office:value-type="string" calcext:value-type="string">
            <text:p>Replicating the console in a Graphics Window</text:p>
          </table:table-cell>
          <table:table-cell/>
          <table:table-cell office:value-type="string" calcext:value-type="string">
            <text:p>gfxconsole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 Drawing</text:p>
          </table:table-cell>
          <table:table-cell office:value-type="string" calcext:value-type="string">
            <text:p>Loading fonts and drawing text</text:p>
          </table:table-cell>
          <table:table-cell/>
          <table:table-cell office:value-type="string" calcext:value-type="string">
            <text:p>text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uch and Sensors</text:p>
          </table:table-cell>
          <table:table-cell office:value-type="string" calcext:value-type="string">
            <text:p>Getting touch and Sensor values</text:p>
          </table:table-cell>
          <table:table-cell/>
          <table:table-cell office:value-type="string" calcext:value-type="string">
            <text:p>touch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Networking</text:p>
          </table:table-cell>
          <table:table-cell office:value-type="string" calcext:value-type="string">
            <text:p>TCP and UDP Sockets</text:p>
          </table:table-cell>
          <table:table-cell/>
          <table:table-cell office:value-type="string" calcext:value-type="string">
            <text:p>network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ideo Playback</text:p>
          </table:table-cell>
          <table:table-cell office:value-type="string" calcext:value-type="string">
            <text:p>Loading and Playing videos</text:p>
          </table:table-cell>
          <table:table-cell/>
          <table:table-cell office:value-type="string" calcext:value-type="string">
            <text:p>video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System info and operations</text:p>
          </table:table-cell>
          <table:table-cell/>
          <table:table-cell office:value-type="string" calcext:value-type="string">
            <text:p>system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Matrix math operations</text:p>
          </table:table-cell>
          <table:table-cell/>
          <table:table-cell office:value-type="string" calcext:value-type="string">
            <text:p>matrix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allel Processing</text:p>
          </table:table-cell>
          <table:table-cell office:value-type="string" calcext:value-type="string">
            <text:p>Multi-threading support</text:p>
          </table:table-cell>
          <table:table-cell office:value-type="string" calcext:value-type="string">
            <text:p>This is getting dropped in v4.0 due to complexity. May think about multi-threading support in the future.</text:p>
          </table:table-cell>
          <table:table-cell office:value-type="string" calcext:value-type="string">
            <text:p>proces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lipboard</text:p>
          </table:table-cell>
          <table:table-cell office:value-type="string" calcext:value-type="string">
            <text:p>Read and Write to the system clipboard</text:p>
          </table:table-cell>
          <table:table-cell/>
          <table:table-cell office:value-type="string" calcext:value-type="string">
            <text:p>clipboar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xt Editing</text:p>
          </table:table-cell>
          <table:table-cell office:value-type="string" calcext:value-type="string">
            <text:p>Get and set keyboard text entry</text:p>
          </table:table-cell>
          <table:table-cell/>
          <table:table-cell office:value-type="string" calcext:value-type="string">
            <text:p>textedit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rites</text:p>
          </table:table-cell>
          <table:table-cell table:number-columns-repeated="2"/>
          <table:table-cell office:value-type="string" calcext:value-type="string">
            <text:p>sprite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D Physics</text:p>
          </table:table-cell>
          <table:table-cell table:number-columns-repeated="2"/>
          <table:table-cell office:value-type="string" calcext:value-type="string">
            <text:p>sprite_physic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le Maps</text:p>
          </table:table-cell>
          <table:table-cell table:number-columns-repeated="2"/>
          <table:table-cell office:value-type="string" calcext:value-type="string">
            <text:p>tilemap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eshes</text:p>
          </table:table-cell>
          <table:table-cell table:number-columns-repeated="2"/>
          <table:table-cell office:value-type="string" calcext:value-type="string">
            <text:p>mesh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s</text:p>
          </table:table-cell>
          <table:table-cell table:number-columns-repeated="2"/>
          <table:table-cell office:value-type="string" calcext:value-type="string">
            <text:p>actor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 Physics</text:p>
          </table:table-cell>
          <table:table-cell table:number-columns-repeated="2"/>
          <table:table-cell office:value-type="string" calcext:value-type="string">
            <text:p>actor_physic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3D Constraints</text:p>
          </table:table-cell>
          <table:table-cell table:number-columns-repeated="2"/>
          <table:table-cell office:value-type="string" calcext:value-type="string">
            <text:p>constraint3D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mera</text:p>
          </table:table-cell>
          <table:table-cell table:number-columns-repeated="2"/>
          <table:table-cell office:value-type="string" calcext:value-type="string">
            <text:p>camera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ne</text:p>
          </table:table-cell>
          <table:table-cell table:number-columns-repeated="2"/>
          <table:table-cell office:value-type="string" calcext:value-type="string">
            <text:p>scene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articles</text:p>
          </table:table-cell>
          <table:table-cell table:number-columns-repeated="2"/>
          <table:table-cell office:value-type="string" calcext:value-type="string">
            <text:p>particle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ights</text:p>
          </table:table-cell>
          <table:table-cell table:number-columns-repeated="2"/>
          <table:table-cell office:value-type="string" calcext:value-type="string">
            <text:p>lights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errain</text:p>
          </table:table-cell>
          <table:table-cell table:number-columns-repeated="2"/>
          <table:table-cell office:value-type="string" calcext:value-type="string">
            <text:p>terrain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ater</text:p>
          </table:table-cell>
          <table:table-cell table:number-columns-repeated="2"/>
          <table:table-cell office:value-type="string" calcext:value-type="string">
            <text:p>water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ctor Animation</text:p>
          </table:table-cell>
          <table:table-cell table:number-columns-repeated="2"/>
          <table:table-cell office:value-type="string" calcext:value-type="string">
            <text:p>animation.ba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terials</text:p>
          </table:table-cell>
          <table:table-cell table:number-columns-repeated="2"/>
          <table:table-cell office:value-type="string" calcext:value-type="string">
            <text:p>materials.bas</text:p>
          </table:table-cell>
          <table:table-cell table:style-name="ce4" office:value-type="string" calcext:value-type="string">
            <text:p>need to do more work on materials</text:p>
          </table:table-cell>
          <table:table-cell table:style-name="ce7"/>
          <table:table-cell table:number-columns-repeated="11"/>
        </table:table-row>
      </table:table>
      <table:table table:name="Console IO" table:style-name="ta1">
        <office:forms form:automatic-focus="false" form:apply-design-mode="false"/>
        <table:table-column table:style-name="co5" table:default-cell-style-name="ce10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FPrin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put$(prompt$)</text:p>
          </table:table-cell>
          <table:table-cell table:number-columns-repeated="2"/>
        </table:table-row>
      </table:table>
      <table:table table:name="Arrays" table:style-name="ta1">
        <office:forms form:automatic-focus="false" form:apply-design-mode="false"/>
        <table:table-column table:style-name="co5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rrayDim(Byref i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ArrayDim(Byref 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berArrayDim(Byref i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ArraySize(Byref id$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berArraySize(Byref id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Copy(ByRef src$, ByRef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Copy(ByRef src, ByRef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Number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ringArrayFill(ByRef src$, f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ArrayFill(ByRef src, fda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Dim(Byref id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Size(Byref id as empty, array_di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Copy(ByRef src as empty, ByRef dst as empt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ypeArrayFill(ByRef src as empty, fdata as empty)</text:p>
          </table:table-cell>
          <table:table-cell table:number-columns-repeated="2"/>
        </table:table-row>
      </table:table>
      <table:table table:name="Math" table:style-name="ta1">
        <office:forms form:automatic-focus="false" form:apply-design-mode="false"/>
        <table:table-column table:style-name="co5" table:default-cell-style-name="ce10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b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Bit(a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Bin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32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Int64(i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grees(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xp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rac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exVal(n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og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x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n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rBit(a, 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dians(d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omize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a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ound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g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i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rt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XOrBit(a, b)</text:p>
          </table:table-cell>
          <table:table-cell table:number-columns-repeated="2"/>
        </table:table-row>
        <table:table-row table:style-name="ro1">
          <table:table-cell table:style-name="ce13"/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GetLineIntersection(p0_x, p0_y, p1_x, p1_y, p2_x, p2_y, p3_x, p3_y, ByRef i_x, ByRef i_y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Interpolate(min_a, max_a, mid_a, min_b, max_b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ATan2(y, x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PointInQuad(x, y, x1, y1, x2, y2, x3, y3, x4, y4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PointInTri(x, y, x1, y1, x2, y2, x3, y3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Distance2D(x1, y1, x2, y2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Distance3D(x1, y1, z1, x2, y2, z2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 table:number-columns-repeated="2"/>
        </table:table-row>
      </table:table>
      <table:table table:name="Strings" table:style-name="ta1">
        <office:forms form:automatic-focus="false" form:apply-design-mode="false"/>
        <table:table-column table:style-name="co5" table:default-cell-style-name="ce10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Asc(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$(src$, tgt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tr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f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gth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en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L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id$(src$, start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Substr$(src$, rpc$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place$(src$, tgt$, rp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ver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ight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ingFill$(src$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F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r_S$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ally(src$, substr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im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Case$(src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al(n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ize(s$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BufferFromString(s$, ByRef buffer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StringFromBuffer$(ByRef buffer, buffer_size)</text:p>
          </table:table-cell>
          <table:table-cell table:number-columns-repeated="2"/>
        </table:table-row>
      </table:table>
      <table:table table:name="Stacks" table:style-name="ta1">
        <office:forms form:automatic-focus="false" form:apply-design-mode="false"/>
        <table:table-column table:style-name="co5" table:default-cell-style-name="ce10"/>
        <table:table-column table:style-name="co22" table:default-cell-style-name="Default"/>
        <table:table-column table:style-name="co23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N( )</text:p>
          </table:table-cell>
          <table:table-cell office:value-type="string" calcext:value-type="string">
            <text:p>CreateStack_N will return a number ID to use with Stack_N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function CreateStack_S()</text:p>
          </table:table-cell>
          <table:table-cell office:value-type="string" calcext:value-type="string">
            <text:p>CreateStack_S will return a number ID to use with Stack_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N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ClearStack_S(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N( stack_id 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sub DeleteStack_S( stack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ack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ack_S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N(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ush_S(s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Pop_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N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tack_Size_S()</text:p>
          </table:table-cell>
          <table:table-cell table:number-columns-repeated="2"/>
        </table:table-row>
      </table:table>
      <table:table table:name="Files" table:style-name="ta1">
        <office:forms form:automatic-focus="false" form:apply-design-mode="false"/>
        <table:table-column table:style-name="co5" table:default-cell-style-name="ce10"/>
        <table:table-column table:style-name="co24" table:default-cell-style-name="Default"/>
        <table:table-column table:style-name="co25" table:default-cell-style-name="Default"/>
        <table:table-column table:style-name="co1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Default"/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OpenFile(fileName$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ileClose(stream)</text:p>
          </table:table-cell>
          <table:table-cell office:value-type="string" calcext:value-type="string">
            <text:p>sub CloseFile( stream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eadByte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Byte(stream, byt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Line$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riteLine(stream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File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Exists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v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nameFile(src$, ds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eLength(file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ell(strea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ek(stream, 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OF(stream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riteByteBuffer(stream, ByRef buf, buf_size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ReadByteBuffer(stream, ByRef buf, buf_size)</text:p>
          </table:table-cell>
          <table:table-cell table:number-columns-repeated="2"/>
        </table:table-row>
      </table:table>
      <table:table table:name="Directories" table:style-name="ta1">
        <office:forms form:automatic-focus="false" form:apply-design-mode="false"/>
        <table:table-column table:style-name="co5" table:default-cell-style-name="ce10"/>
        <table:table-column table:style-name="co6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hang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Exists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Firs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irN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keDir(p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moveDir(p$)</text:p>
          </table:table-cell>
          <table:table-cell table:number-columns-repeated="2"/>
        </table:table-row>
      </table:table>
      <table:table table:name="Date and Time" table:style-name="ta1">
        <office:forms form:automatic-focus="false" form:apply-design-mode="false"/>
        <table:table-column table:style-name="co5" table:default-cell-style-name="ce10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Dat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aster$(yea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imer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Wait(m_sec)</text:p>
          </table:table-cell>
          <table:table-cell table:number-columns-repeated="2"/>
        </table:table-row>
      </table:table>
      <table:table table:name="Window Management" table:style-name="ta1">
        <office:forms form:automatic-focus="false" form:apply-design-mode="false"/>
        <table:table-column table:style-name="co5" table:default-cell-style-name="ce10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OpenWindow( title$, w, h, fullscreen, vsync )</text:p>
          </table:table-cell>
          <table:table-cell office:value-type="string" calcext:value-type="string">
            <text:p>RC4 is going to be limited to just one window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OpenWindowEx(title$, x, y, w, h, mode, aa, stencil_buffer, vsync)</text:p>
          </table:table-cell>
          <table:table-cell office:value-type="string" calcext:value-type="string">
            <text:p>Mode is still returned by WindowMode(), AA is a boolean flag for enabling AntiAlias, and StencilBuffer is for shadows</text:p>
          </table:table-cell>
        </table:table-row>
        <table:table-row table:style-name="ro1">
          <table:table-cell/>
          <table:table-cell office:value-type="string" calcext:value-type="string">
            <text:p>sub WindowClose(win)</text:p>
          </table:table-cell>
          <table:table-cell office:value-type="string" calcext:value-type="string">
            <text:p>sub Clo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Upd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ear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WindowClip(slot, x, y, w, h)</text:p>
          </table:table-cell>
          <table:table-cell office:value-type="string" calcext:value-type="string">
            <text:p>function WindowClip(x, y, w, h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NumWindows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ActiveWindow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FPS(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WindowMode(visible, fullscreen, resizable, borderless, highDPI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GrabInput(flag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function GrabbedWindow(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sub SetWindowAlwaysOnTop(win, flag)</text:p>
          </table:table-cell>
          <table:table-cell office:value-type="string" calcext:value-type="string">
            <text:p>sub SetWindowAlwaysOnTop( flag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SetMouseRelative(flag)</text:p>
          </table:table-cell>
          <table:table-cell table:number-columns-repeated="2"/>
        </table:table-row>
        <table:table-row table:style-name="ro1">
          <table:table-cell table:style-name="ce5"/>
          <table:table-cell office:value-type="string" calcext:value-type="string">
            <text:p>sub SetWindowVSync(win, flag)</text:p>
          </table:table-cell>
          <table:table-cell office:value-type="string" calcext:value-type="string">
            <text:p>sub SetWindowVSync( flag )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function FlashWindow(win)</text:p>
          </table:table-cell>
          <table:table-cell office:value-type="string" calcext:value-type="string">
            <text:p>function FlashWindow( )</text:p>
          </table:table-cell>
          <table:table-cell/>
        </table:table-row>
      </table:table>
      <table:table table:name="Canvases" table:style-name="ta1">
        <office:forms form:automatic-focus="false" form:apply-design-mode="false"/>
        <table:table-column table:style-name="co5" table:default-cell-style-name="ce10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OpenCanvas( w, h, viewport_x, viewport_y, viewport_w, viewport_h, mod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ose(c_num)</text:p>
          </table:table-cell>
          <table:table-cell office:value-type="string" calcext:value-type="string">
            <text:p>Sub CloseCanvas(c_num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nvas3D(c_num, flag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CanvasVisible(c_num, fla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IsVisible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Viewport(cnum, 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Viewport(c_num, 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anvas(c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Offset(c_num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Offset(c_num, byref x, byref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CanvasSize(c_num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Canva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Alpha(c_num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Alpha(c_num)</text:p>
          </table:table-cell>
          <table:table-cell office:value-type="string" calcext:value-type="string">
            <text:p>function GetCanvasAlpha(c_num)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SetCanvasBlendMode(c_num, blend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function CanvasBlendMode(c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CanvasColorMod(c_num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ColorMod(c_num)</text:p>
          </table:table-cell>
          <table:table-cell office:value-type="string" calcext:value-type="string">
            <text:p>function GetCanvasColorMod(c_num)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sub CopyCanvas(src, x, y, w, h, dst, dx, d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5"/>
          <table:table-cell office:value-type="string" calcext:value-type="string">
            <text:p>sub CloneCanvas(src, ds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anvasZ(c_num,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anvasZ(c_num)</text:p>
          </table:table-cell>
          <table:table-cell office:value-type="string" calcext:value-type="string">
            <text:p>function GetCanvasZ(c_num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anvasClip(slot, x, y, w, h, flag)</text:p>
          </table:table-cell>
          <table:table-cell office:value-type="string" calcext:value-type="string">
            <text:p>function CanvasClip(x, y, w, h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ctiveCanvas()</text:p>
          </table:table-cell>
          <table:table-cell table:number-columns-repeated="2"/>
        </table:table-row>
      </table:table>
      <table:table table:name="GFX Primitives" table:style-name="ta1">
        <office:forms form:automatic-focus="false" form:apply-design-mode="false"/>
        <table:table-column table:style-name="co5" table:default-cell-style-name="ce10"/>
        <table:table-column table:style-name="co37" table:default-cell-style-name="Default"/>
        <table:table-column table:style-name="co24" table:default-cell-style-name="Default"/>
        <table:table-column table:style-name="co38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1"/>
          <table:table-cell office:value-type="string" calcext:value-type="string">
            <text:p>sub Box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sub BoxFill(x1, y1, x2, y2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ircle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ircleFill(x,y,radiu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EllipseFill(x,y,rx,r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loodFil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etPixel(x,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olor(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Line(x1, y1, x2, y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oly(n, byref x, byref y)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ctFill(x, y, w, h)</text:p>
          </table:table-cell>
          <table:table-cell table:number-columns-repeated="2"/>
        </table:table-row>
        <table:table-row table:style-name="ro1">
          <table:table-cell table:style-name="ce11"/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1"/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RGB(r,g,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GBA(r,g,b,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Set(x,y)</text:p>
          </table:table-cell>
          <table:table-cell table:number-columns-repeated="2"/>
        </table:table-row>
      </table:table>
      <table:table table:name="Images" table:style-name="ta1">
        <office:forms form:automatic-focus="false" form:apply-design-mode="false"/>
        <table:table-column table:style-name="co5" table:default-cell-style-name="ce10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Image(slot, img$)</text:p>
          </table:table-cell>
          <table:table-cell office:value-type="string" calcext:value-type="string">
            <text:p>function LoadImage( img$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Image_Ex(slot, img$, colke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mageFromBuffer(slot, w, h, byref buffer)</text:p>
          </table:table-cell>
          <table:table-cell office:value-type="string" calcext:value-type="string">
            <text:p>function createImage(w, h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mageFromBuffer_Ex(slot, w, h, byref buffer, colkey)</text:p>
          </table:table-cell>
          <table:table-cell office:value-type="string" calcext:value-type="string">
            <text:p>function createImageEx(w, h, byref buffer, colo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BufferFromImage(slot, byref buffer)</text:p>
          </table:table-cell>
          <table:table-cell office:value-type="string" calcext:value-type="string">
            <text:p>sub getImageBuffer(img_id, byref buffer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lorKey(slot, c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BilinearFilter( fla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BilinearFilter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CopyImage(src, dst)</text:p>
          </table:table-cell>
          <table:table-cell office:value-type="string" calcext:value-type="string">
            <text:p>function CopyImage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Image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ImageAlpha(slot, 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Alpha(slot)</text:p>
          </table:table-cell>
          <table:table-cell office:value-type="string" calcext:value-type="string">
            <text:p>function GetImageAlpha( img_id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GetImageSize(slot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ImageBlendMode(slot, blend_mode)</text:p>
          </table:table-cell>
          <table:table-cell office:value-type="string" calcext:value-type="string">
            <text:p>sub S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mageBlendMode(slot)</text:p>
          </table:table-cell>
          <table:table-cell office:value-type="string" calcext:value-type="string">
            <text:p>function GetBlendMode( blend_mode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etImageColorMod(slot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mageColorMo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(slot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(slot, x, y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Blit_Ex(slot, x, y, w, h, src_x, src_y, src_w, src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(slot, x, y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ate_Ex(slot, x, y, src_x, src_y, src_w, src_h, angl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(slot, x, y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Zoom_Ex(slot, x, y, src_x, src_y, src_w, src_h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(slot, x, y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Rotozoom_Ex(slot, x, y, src_x, src_y, src_w, src_h, angle, zx, z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(slot, x, y, h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Image_Flip_Ex(slot, x, y, src_x, src_y, src_w, src_h, h, v)</text:p>
          </table:table-cell>
          <table:table-cell table:number-columns-repeated="2"/>
        </table:table-row>
        <table:table-row table:style-name="ro1">
          <table:table-cell table:style-name="ce13"/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DrawGeometry(slot, num_vertices, ByRef vertices, num_indices, ByRef Indices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SaveBMP(img, file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SavePNG(img, file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SaveJPG(img, file$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Keyboard and Mouse" table:style-name="ta1">
        <office:forms form:automatic-focus="false" form:apply-design-mode="false"/>
        <table:table-column table:style-name="co5" table:default-cell-style-name="ce10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In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Key(key_cod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WaitK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Hide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howMous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IsVisibl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(byref x, byref y, byref mb1, byref mb2, byref mb3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Y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Button(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ouseWheel(byref x_axis, byref 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X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ouseWheel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GetGlobalMouse(ByRef x, ByRef y, ByRef mb1, ByRef mb2, ByRef mb3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X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function GlobalMouseY(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WarpMouseGlobal(x, y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SetMouseZone(x, y, w, h)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sub ClearMouseZone()</text:p>
          </table:table-cell>
          <table:table-cell table:number-columns-repeated="2"/>
        </table:table-row>
      </table:table>
      <table:table table:name="Sound and Music" table:style-name="ta1">
        <office:forms form:automatic-focus="false" form:apply-design-mode="false"/>
        <table:table-column table:style-name="co5" table:default-cell-style-name="ce6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adMusic(music_fil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(slot, channel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SoundTimed(slot, channel, loops, 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Music(m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Sound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elete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In(fade_time, 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adeMusicOut(fade_tim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usicVolume(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Volume()</text:p>
          </table:table-cell>
          <table:table-cell office:value-type="string" calcext:value-type="string">
            <text:p>function GetMusicVolume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Music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Position()</text:p>
          </table:table-cell>
          <table:table-cell office:value-type="string" calcext:value-type="string">
            <text:p>function GetMusic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wind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SoundChannels(max_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SoundChann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IsEnable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Exists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hannelVolume(channel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Volume(channel)</text:p>
          </table:table-cell>
          <table:table-cell office:value-type="string" calcext:value-type="string">
            <text:p>function GetChannelVolume(channel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SoundVolume(slot, vo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undVolume(slot)</text:p>
          </table:table-cell>
          <table:table-cell office:value-type="string" calcext:value-type="string">
            <text:p>function GetSoundVolume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topMusic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Soun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Panning(channel, left_value, righ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Distance(channel, dist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laying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hannelIsPaused(channel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QueryAudioSpec(ByRef freq, ByRef format, ByRef channe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sic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ChannelSpacePosition(channel, angle, distance)</text:p>
          </table:table-cell>
          <table:table-cell table:number-columns-repeated="2"/>
        </table:table-row>
      </table:table>
      <table:table table:name="Joystick" table:style-name="ta1">
        <office:forms form:automatic-focus="false" form:apply-design-mode="false"/>
        <table:table-column table:style-name="co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NumJoystick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Axe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Button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Hat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JoyTrackBalls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Axis(joy_num, joy_axi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Button(joy_num, joy_butt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Hat(joy_num, joy_ha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JoyTrackBall(joy_num, ball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Name$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Connected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Play(joy_num, strength, duratio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yRumbleStop(joy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JoystickIsHaptic(joy_num)</text:p>
          </table:table-cell>
          <table:table-cell table:number-columns-repeated="2"/>
        </table:table-row>
      </table:table>
      <table:table table:name="Screen Console" table:style-name="ta1">
        <office:forms form:automatic-focus="false" form:apply-design-mode="false"/>
        <table:table-column table:style-name="co5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Text Drawing" table:style-name="ta1">
        <office:forms form:automatic-focus="false" form:apply-design-mode="false"/>
        <table:table-column table:style-name="co5" table:default-cell-style-name="ce10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Font(slo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(txt$, x, 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RenderText(slot, 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Width(txt$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xtHeight(txt$)</text:p>
          </table:table-cell>
          <table:table-cell/>
        </table:table-row>
      </table:table>
      <table:table table:name="Touch and Sensors" table:style-name="ta1">
        <office:forms form:automatic-focus="false" form:apply-design-mode="false"/>
        <table:table-column table:style-name="co5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1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TouchPressur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(byref status, byref x, byref y, byref dx, byref dy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ultiTouch(byref status, byref x, byref y, byref fingers, byref dist, byref thet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TouchFinger(finger, byref x, byref y, byref pressur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Finger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Accel(accel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ccelName$(accel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Accel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Gyro(gyro_num, ByRef x, ByRef y, ByRef z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GyroName$(gyro_num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Gyros()</text:p>
          </table:table-cell>
          <table:table-cell table:number-columns-repeated="2"/>
        </table:table-row>
      </table:table>
      <table:table table:name="Networking" table:style-name="ta1">
        <office:forms form:automatic-focus="false" form:apply-design-mode="false"/>
        <table:table-column table:style-name="co5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heckSockets(timeout_m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Ready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OpenSocket(host$, 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TCP_SocketClose(socket)</text:p>
          </table:table-cell>
          <table:table-cell office:value-type="string" calcext:value-type="string">
            <text:p>sub TC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TCP_RemoteHos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GetData(socket, ByRef sData$, numByte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TCP_SendData(socket, sData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CP_AcceptSocket(server, clien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OpenSocket(por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SocketClose(socket)</text:p>
          </table:table-cell>
          <table:table-cell office:value-type="string" calcext:value-type="string">
            <text:p>sub UDP_CloseSocket(socke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UDP_GetData(socket, byref sData$, byref host$, byref por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MaxLength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Host$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DP_RemotePort(socke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UDP_SendData(socket, sData$, host$, port)</text:p>
          </table:table-cell>
          <table:table-cell table:number-columns-repeated="2"/>
        </table:table-row>
      </table:table>
      <table:table table:name="Video Playback" table:style-name="ta1">
        <office:forms form:automatic-focus="false" form:apply-design-mode="false"/>
        <table:table-column table:style-name="co5" table:default-cell-style-name="ce6"/>
        <table:table-column table:style-name="co62" table:default-cell-style-name="Default"/>
        <table:table-column table:style-name="co34" table:default-cell-style-name="Default"/>
        <table:table-column table:style-name="co6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LoadVideo(vi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layVideo(vLoop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Paus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top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Position(po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sum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Position()</text:p>
          </table:table-cell>
          <table:table-cell office:value-type="string" calcext:value-type="string">
            <text:p>function GetVideoPosition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DeleteVideo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IsPlaying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nd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tats(vFile$, byref vLen, byref vfps, byref frame_w, byref frame_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DrawRect(x, y, w,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DrawRect(byref x, byref y, 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VideoSize(byref w, byref h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VideoExist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VideoAlpha(a)</text:p>
          </table:table-cell>
          <table:table-cell table:number-columns-repeated="2"/>
        </table:table-row>
        <table:table-row table:style-name="ro1">
          <table:table-cell table:style-name="ce13"/>
          <table:table-cell/>
          <table:table-cell office:value-type="string" calcext:value-type="string">
            <text:p>sub SetVideoVolume( vol )</text:p>
          </table:table-cell>
          <table:table-cell/>
        </table:table-row>
        <table:table-row table:style-name="ro1">
          <table:table-cell table:style-name="ce13"/>
          <table:table-cell/>
          <table:table-cell office:value-type="string" calcext:value-type="string">
            <text:p>function GetVideoVolume( vol )</text:p>
          </table:table-cell>
          <table:table-cell/>
        </table:table-row>
      </table:table>
      <table:table table:name="System" table:style-name="ta1">
        <office:forms form:automatic-focus="false" form:apply-design-mode="false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System(cmd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S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mmand$(arg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ommands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nv$(v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Env(var$, value$, overwrite)</text:p>
          </table:table-cell>
          <table:table-cell office:value-type="string" calcext:value-type="string">
            <text:p>sub SetEnv(var$, value$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efPath$(org_name$, app_name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ExternalStorageState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GetInternalStoragePath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ndroid_JNI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_Utility_Message$(ar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DesktopDisplayMode(index, ByRef w, ByRef h, ByRef freq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PowerInfo(ByRef status, ByRef secs, ByRef pct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EvalJS$(js_code$) 'Only useable in Emscripten</text:p>
          </table:table-cell>
          <table:table-cell table:number-columns-repeated="2"/>
        </table:table-row>
        <table:table-row table:style-name="ro1">
          <table:table-cell table:style-name="ce13"/>
          <table:table-cell office:value-type="string" calcext:value-type="string">
            <text:p>Function GetRenderScaleQuality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 table:style-name="ce13"/>
          <table:table-cell office:value-type="string" calcext:value-type="string">
            <text:p>Function SetRenderScaleQuality(n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ystemReturnStdOut$(cmd$) 'new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OpenURL(url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PIVersion$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MessageBox(title$, msg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untime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NumCPUs()</text:p>
          </table:table-cell>
          <table:table-cell table:number-columns-repeated="2"/>
        </table:table-row>
      </table:table>
      <table:table table:name="Matrices" table:style-name="ta1">
        <office:forms form:automatic-focus="false" form:apply-design-mode="false"/>
        <table:table-column table:style-name="co5" table:default-cell-style-name="ce6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atrix(mA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Add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ugmen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opy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sert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ultiply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ub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Columns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lete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Clear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Columns (mA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learMatrixRows(mA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FillMatrix(mA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Columns(mA, c, num_col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FillMatrixRows(mA, r, num_rows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Columns(mA, mB, c, num_col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CopyMatrixRows (mA, mB, r, num_rows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dentityMatrix(mA, n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olve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sEqualMatrix(mA, mB, toleran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Determinant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Adjoin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Invert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MatrixFromBuffer(mA, r, c, ByRef buffer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(ByRef buffer, 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andomizeMatrix(mA, vmin, vmax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MatrixValue(mA, r,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MatrixValue(mA, r, c, v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calarMatrix (mA, mB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Columns(mA, mB, c, num_col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calarMatrixRows(mA, mB, r, num_rows, s_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quar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ubMatrix(mA, r, c)</text:p>
          </table:table-cell>
          <table:table-cell office:value-type="string" calcext:value-type="string">
            <text:p>sub CofactorMatrix(mA, r, c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ubtractMatrix 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wap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Column(mA, C1, C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wapMatrixRow(mA, R1, R2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ransposeMatrix(mA, mB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UnAugmentMatrix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ZeroMatrix(mA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GetMatrixSize(mA, ByRef r, ByRef 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IncrementMatrixRows(mA, mB, r, num_row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IncrementMatrixColumns(mA, mB, c, num_cols, valu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Rows(mA, mB, mC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JoinMatrixColumns(mA, mB, mC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ClipMatrix(mA, r, c, num_rows, num_cols, mB)</text:p>
          </table:table-cell>
          <table:table-cell office:value-type="string" calcext:value-type="string">
            <text:p>still needs test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SetMatrixTranslation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MatrixRotation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MatrixScale( mA, x, y,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Translation( mA, ByRef x, ByRef y, ByRef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Rotation( mA, ByRef x, ByRef y, ByRef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MatrixScale( mA, ByRef x, ByRef y, ByRef z)</text:p>
          </table:table-cell>
          <table:table-cell/>
        </table:table-row>
      </table:table>
      <table:table table:name="Parallel Processing" table:style-name="ta1">
        <office:forms form:automatic-focus="false" form:apply-design-mode="false"/>
        <table:table-column table:style-name="co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  <table:table-cell/>
        </table:table-row>
      </table:table>
      <table:table table:name="Clipboard" table:style-name="ta1">
        <office:forms form:automatic-focus="false" form:apply-design-mode="false"/>
        <table:table-column table:style-name="co5" table:default-cell-style-name="Default"/>
        <table:table-column table:style-name="co55" table:default-cell-style-name="Default"/>
        <table:table-column table:style-name="co73" table:default-cell-style-name="Default"/>
        <table:table-column table:style-name="co74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function Clipboard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SetClipboard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HasClipboardText()</text:p>
          </table:table-cell>
          <table:table-cell table:number-columns-repeated="2"/>
        </table:table-row>
      </table:table>
      <table:table table:name="Text Editing" table:style-name="ta1">
        <office:forms form:automatic-focus="false" form:apply-design-mode="false"/>
        <table:table-column table:style-name="co5" table:default-cell-style-name="ce10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sub ReadInput_Start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top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ReadInput_Text$(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SetText(txt$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 ReadInput_ToggleBackspace(flag)</text:p>
          </table:table-cell>
          <table:table-cell table:number-columns-repeated="2"/>
        </table:table-row>
      </table:table>
      <table:table table:name="Sprites" table:style-name="ta1">
        <office:forms form:automatic-focus="false" form:apply-design-mode="false"/>
        <table:table-column table:style-name="co5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CreateSprite( im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Sprite( sprit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SpritePosition( sprite, x, y )</text:p>
          </table:table-cell>
          <table:table-cell/>
        </table:table-row>
      </table:table>
      <table:table table:name="2D Physics" table:style-name="ta1">
        <office:forms form:automatic-focus="false" form:apply-design-mode="false"/>
        <table:table-column table:style-name="co5" table:default-cell-style-name="ce9"/>
        <table:table-column table:style-name="co81" table:default-cell-style-name="ce9"/>
        <table:table-column table:style-name="co82" table:default-cell-style-name="ce9"/>
        <table:table-column table:style-name="co83" table:default-cell-style-name="ce9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Tile Maps" table:style-name="ta1">
        <office:forms form:automatic-focus="false" form:apply-design-mode="false"/>
        <table:table-column table:style-name="co5" table:default-cell-style-name="ce9"/>
        <table:table-column table:style-name="co84" table:default-cell-style-name="ce9"/>
        <table:table-column table:style-name="co85" table:default-cell-style-name="ce9"/>
        <table:table-column table:style-name="co86" table:default-cell-style-name="ce9"/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RC4</text:p>
          </table:table-cell>
          <table:table-cell office:value-type="string" calcext:value-type="string">
            <text:p>NOTES</text:p>
          </table:table-cell>
        </table:table-row>
      </table:table>
      <table:table table:name="Meshes" table:style-name="ta1">
        <office:forms form:automatic-focus="false" form:apply-design-mode="false"/>
        <table:table-column table:style-name="co5" table:default-cell-style-name="ce5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LoadMesh( mesh_file$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DeleteMesh( mesh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CreateMesh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MeshBuffer( mesh, vertex_count, ByRef vertex_data, ByRef normal_data, ByRef uv_data, index_count, ByRef index_data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LoadMeshFromArchive( archive$, mesh_file$ )</text:p>
          </table:table-cell>
          <table:table-cell/>
        </table:table-row>
      </table:table>
      <table:table table:name="Actors" table:style-name="ta1">
        <office:forms form:automatic-focus="false" form:apply-design-mode="false"/>
        <table:table-column table:style-name="co5" table:default-cell-style-name="ce10"/>
        <table:table-column table:style-name="co90" table:visibility="collapse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79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 office:value-type="string" calcext:value-type="string">
            <text:p>C++ Declar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CreateMeshActor( me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MeshOctreeActor( mes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CubeActor( cube_siz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SphereActor( radius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WaterPlaneActor( w, h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LightActor(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CreateBillboardActor(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function CreateTerrainActor( hmap_file$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DeleteActor( actor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sub GetActorTransform( actor, matrix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Position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TranslateActor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TranslateActorWorld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Position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Scale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caleActor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Scale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Rotation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RotateActor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Rotation( actor, ByRef x, ByRef y, ByRef z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sub SetActorVisible( actor, flag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function ActorIsVisible( actor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sub SetActorAutoCulling( actor, cull_type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function GetActorAutoCulling( actor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sub AddActorShadow( actor )</text:p>
          </table:table-cell>
          <table:table-cell table:number-columns-repeated="2"/>
        </table:table-row>
        <table:table-row table:style-name="ro1">
          <table:table-cell table:style-name="ce5"/>
          <table:table-cell/>
          <table:table-cell office:value-type="string" calcext:value-type="string">
            <text:p>sub RemoveActorShadow( actor )</text:p>
          </table:table-cell>
          <table:table-cell table:number-columns-repeated="2"/>
        </table:table-row>
      </table:table>
      <table:table table:name="Actor Physics" table:style-name="ta1">
        <office:forms form:automatic-focus="false" form:apply-design-mode="false"/>
        <table:table-column table:style-name="co5" table:default-cell-style-name="ce5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5" table:visibility="collapse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Gravity3D(x, y, z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Gravity3D(ByRef x, ByRef y, ByRef z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CollisionShape( actor, shape_type, mass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CollisionShape(acto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Solid(actor, fla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ActorIsSolid(actor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Collision(actor1, actor2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Gravity( actor, x, y, z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GetActorGravity( actor, ByRef x, ByRef y, ByRef z )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LEFT([.E11];4)=&quot;void&quot;; SUBSTITUTE(COM.MICROSOFT.CONCAT(&quot;sub&quot;; SUBSTITUTE(SUBSTITUTE(SUBSTITUTE(SUBSTITUTE([.E11]; &quot;rc_&quot;; &quot;&quot;); &quot;*&quot;; &quot;ByRef &quot;); &quot;int &quot;; &quot; &quot;); &quot;double&quot;; &quot; &quot;)); &quot;void &quot;; &quot; &quot;); SUBSTITUTE(COM.MICROSOFT.CONCAT(&quot;function&quot;; SUBSTITUTE(SUBSTITUTE(SUBSTITUTE(SUBSTITUTE([.E11]; &quot;rc_&quot;; &quot;&quot;); &quot;*&quot;; &quot;ByRef &quot;); &quot;int &quot;; &quot; &quot;); &quot;double&quot;; &quot; &quot;)); &quot;void &quot;; &quot; &quot;))" office:value-type="string" office:string-value="sub setActorDamping( actor,   lin_damping,   ang_damping)" calcext:value-type="string">
            <text:p>sub setActorDamping( actor, <text:s text:c="2"/>lin_damping, <text:s text:c="2"/>ang_damping)</text:p>
          </table:table-cell>
          <table:table-cell/>
          <table:table-cell office:value-type="string" calcext:value-type="string">
            <text:p>void rc_setActorDamping(int actor, double lin_damping, double ang_damping)</text:p>
          </table:table-cell>
        </table:table-row>
        <table:table-row table:style-name="ro1">
          <table:table-cell table:number-columns-repeated="2"/>
          <table:table-cell table:formula="of:=IF(LEFT([.E12];4)=&quot;void&quot;; SUBSTITUTE(COM.MICROSOFT.CONCAT(&quot;sub&quot;; SUBSTITUTE(SUBSTITUTE(SUBSTITUTE(SUBSTITUTE([.E12]; &quot;rc_&quot;; &quot;&quot;); &quot;*&quot;; &quot;ByRef &quot;); &quot;int &quot;; &quot; &quot;); &quot;double&quot;; &quot; &quot;)); &quot;void &quot;; &quot; &quot;); SUBSTITUTE(COM.MICROSOFT.CONCAT(&quot;function&quot;; SUBSTITUTE(SUBSTITUTE(SUBSTITUTE(SUBSTITUTE([.E12]; &quot;rc_&quot;; &quot;&quot;); &quot;*&quot;; &quot;ByRef &quot;); &quot;int &quot;; &quot; &quot;); &quot;double&quot;; &quot; &quot;)); &quot;void &quot;; &quot; &quot;))" office:value-type="string" office:string-value="function  getActorLinearDamping( actor)" calcext:value-type="string">
            <text:p>function <text:s/>getActorLinearDamping( actor)</text:p>
          </table:table-cell>
          <table:table-cell/>
          <table:table-cell office:value-type="string" calcext:value-type="string">
            <text:p>double rc_getActorLinearDamping(int actor)</text:p>
          </table:table-cell>
        </table:table-row>
        <table:table-row table:style-name="ro1">
          <table:table-cell table:number-columns-repeated="2"/>
          <table:table-cell table:formula="of:=IF(LEFT([.E13];4)=&quot;void&quot;; SUBSTITUTE(COM.MICROSOFT.CONCAT(&quot;sub&quot;; SUBSTITUTE(SUBSTITUTE(SUBSTITUTE(SUBSTITUTE([.E13]; &quot;rc_&quot;; &quot;&quot;); &quot;*&quot;; &quot;ByRef &quot;); &quot;int &quot;; &quot; &quot;); &quot;double&quot;; &quot; &quot;)); &quot;void &quot;; &quot; &quot;); SUBSTITUTE(COM.MICROSOFT.CONCAT(&quot;function&quot;; SUBSTITUTE(SUBSTITUTE(SUBSTITUTE(SUBSTITUTE([.E13]; &quot;rc_&quot;; &quot;&quot;); &quot;*&quot;; &quot;ByRef &quot;); &quot;int &quot;; &quot; &quot;); &quot;double&quot;; &quot; &quot;)); &quot;void &quot;; &quot; &quot;))" office:value-type="string" office:string-value="function  getActorAngularDamping( actor)" calcext:value-type="string">
            <text:p>function <text:s/>getActorAngularDamping( actor)</text:p>
          </table:table-cell>
          <table:table-cell/>
          <table:table-cell office:value-type="string" calcext:value-type="string">
            <text:p>double rc_getActorAngularDamping(int actor)</text:p>
          </table:table-cell>
        </table:table-row>
        <table:table-row table:style-name="ro1">
          <table:table-cell table:number-columns-repeated="2"/>
          <table:table-cell table:formula="of:=IF(LEFT([.E14];4)=&quot;void&quot;; SUBSTITUTE(COM.MICROSOFT.CONCAT(&quot;sub&quot;; SUBSTITUTE(SUBSTITUTE(SUBSTITUTE(SUBSTITUTE([.E14]; &quot;rc_&quot;; &quot;&quot;); &quot;*&quot;; &quot;ByRef &quot;); &quot;int &quot;; &quot; &quot;); &quot;double&quot;; &quot; &quot;)); &quot;void &quot;; &quot; &quot;); SUBSTITUTE(COM.MICROSOFT.CONCAT(&quot;function&quot;; SUBSTITUTE(SUBSTITUTE(SUBSTITUTE(SUBSTITUTE([.E14]; &quot;rc_&quot;; &quot;&quot;); &quot;*&quot;; &quot;ByRef &quot;); &quot;int &quot;; &quot; &quot;); &quot;double&quot;; &quot; &quot;)); &quot;void &quot;; &quot; &quot;))" office:value-type="string" office:string-value="function  getActorLinearSleepThreshold( actor)" calcext:value-type="string">
            <text:p>function <text:s/>getActorLinearSleepThreshold( actor)</text:p>
          </table:table-cell>
          <table:table-cell/>
          <table:table-cell office:value-type="string" calcext:value-type="string">
            <text:p>double rc_getActorLinearSleepThreshold(int actor)</text:p>
          </table:table-cell>
        </table:table-row>
        <table:table-row table:style-name="ro1">
          <table:table-cell table:number-columns-repeated="2"/>
          <table:table-cell table:formula="of:=IF(LEFT([.E15];4)=&quot;void&quot;; SUBSTITUTE(COM.MICROSOFT.CONCAT(&quot;sub&quot;; SUBSTITUTE(SUBSTITUTE(SUBSTITUTE(SUBSTITUTE([.E15]; &quot;rc_&quot;; &quot;&quot;); &quot;*&quot;; &quot;ByRef &quot;); &quot;int &quot;; &quot; &quot;); &quot;double&quot;; &quot; &quot;)); &quot;void &quot;; &quot; &quot;); SUBSTITUTE(COM.MICROSOFT.CONCAT(&quot;function&quot;; SUBSTITUTE(SUBSTITUTE(SUBSTITUTE(SUBSTITUTE([.E15]; &quot;rc_&quot;; &quot;&quot;); &quot;*&quot;; &quot;ByRef &quot;); &quot;int &quot;; &quot; &quot;); &quot;double&quot;; &quot; &quot;)); &quot;void &quot;; &quot; &quot;))" office:value-type="string" office:string-value="function  getActorAngularSleepThreshold( actor)" calcext:value-type="string">
            <text:p>function <text:s/>getActorAngularSleepThreshold( actor)</text:p>
          </table:table-cell>
          <table:table-cell/>
          <table:table-cell office:value-type="string" calcext:value-type="string">
            <text:p>double rc_getActorAngularSleepThreshold(int actor)</text:p>
          </table:table-cell>
        </table:table-row>
        <table:table-row table:style-name="ro1">
          <table:table-cell table:number-columns-repeated="2"/>
          <table:table-cell table:formula="of:=IF(LEFT([.E16];4)=&quot;void&quot;; SUBSTITUTE(COM.MICROSOFT.CONCAT(&quot;sub&quot;; SUBSTITUTE(SUBSTITUTE(SUBSTITUTE(SUBSTITUTE([.E16]; &quot;rc_&quot;; &quot;&quot;); &quot;*&quot;; &quot;ByRef &quot;); &quot;int &quot;; &quot; &quot;); &quot;double&quot;; &quot; &quot;)); &quot;void &quot;; &quot; &quot;); SUBSTITUTE(COM.MICROSOFT.CONCAT(&quot;function&quot;; SUBSTITUTE(SUBSTITUTE(SUBSTITUTE(SUBSTITUTE([.E16]; &quot;rc_&quot;; &quot;&quot;); &quot;*&quot;; &quot;ByRef &quot;); &quot;int &quot;; &quot; &quot;); &quot;double&quot;; &quot; &quot;)); &quot;void &quot;; &quot; &quot;))" office:value-type="string" office:string-value="sub applyActorDamping( actor,   timeStep)" calcext:value-type="string">
            <text:p>sub applyActorDamping( actor, <text:s text:c="2"/>timeStep)</text:p>
          </table:table-cell>
          <table:table-cell/>
          <table:table-cell office:value-type="string" calcext:value-type="string">
            <text:p>void rc_applyActorDamping(int actor, double timeStep)</text:p>
          </table:table-cell>
        </table:table-row>
        <table:table-row table:style-name="ro1">
          <table:table-cell table:number-columns-repeated="2"/>
          <table:table-cell table:formula="of:=IF(LEFT([.E17];4)=&quot;void&quot;; SUBSTITUTE(COM.MICROSOFT.CONCAT(&quot;sub&quot;; SUBSTITUTE(SUBSTITUTE(SUBSTITUTE(SUBSTITUTE([.E17]; &quot;rc_&quot;; &quot;&quot;); &quot;*&quot;; &quot;ByRef &quot;); &quot;int &quot;; &quot; &quot;); &quot;double&quot;; &quot; &quot;)); &quot;void &quot;; &quot; &quot;); SUBSTITUTE(COM.MICROSOFT.CONCAT(&quot;function&quot;; SUBSTITUTE(SUBSTITUTE(SUBSTITUTE(SUBSTITUTE([.E17]; &quot;rc_&quot;; &quot;&quot;); &quot;*&quot;; &quot;ByRef &quot;); &quot;int &quot;; &quot; &quot;); &quot;double&quot;; &quot; &quot;)); &quot;void &quot;; &quot; &quot;))" office:value-type="string" office:string-value="sub setActorMassProperties( actor,   mass,   inertia_x,   inertia_y,   inertia_z)" calcext:value-type="string">
            <text:p>sub setActorMassProperties( actor, <text:s text:c="2"/>mass, <text:s text:c="2"/>inertia_x, <text:s text:c="2"/>inertia_y, <text:s text:c="2"/>inertia_z)</text:p>
          </table:table-cell>
          <table:table-cell/>
          <table:table-cell office:value-type="string" calcext:value-type="string">
            <text:p>void rc_setActorMassProperties(int actor, double mass, double inertia_x, double inertia_y, double inertia_z)</text:p>
          </table:table-cell>
        </table:table-row>
        <table:table-row table:style-name="ro1">
          <table:table-cell table:number-columns-repeated="2"/>
          <table:table-cell table:formula="of:=IF(LEFT([.E18];4)=&quot;void&quot;; SUBSTITUTE(COM.MICROSOFT.CONCAT(&quot;sub&quot;; SUBSTITUTE(SUBSTITUTE(SUBSTITUTE(SUBSTITUTE([.E18]; &quot;rc_&quot;; &quot;&quot;); &quot;*&quot;; &quot;ByRef &quot;); &quot;int &quot;; &quot; &quot;); &quot;double&quot;; &quot; &quot;)); &quot;void &quot;; &quot; &quot;); SUBSTITUTE(COM.MICROSOFT.CONCAT(&quot;function&quot;; SUBSTITUTE(SUBSTITUTE(SUBSTITUTE(SUBSTITUTE([.E18]; &quot;rc_&quot;; &quot;&quot;); &quot;*&quot;; &quot;ByRef &quot;); &quot;int &quot;; &quot; &quot;); &quot;double&quot;; &quot; &quot;)); &quot;void &quot;; &quot; &quot;))" office:value-type="string" office:string-value="sub getActorLinearFactor( actor,  ByRef  x,  ByRef  y,  ByRef  z)" calcext:value-type="string">
            <text:p>sub getActorLinearFactor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Factor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19];4)=&quot;void&quot;; SUBSTITUTE(COM.MICROSOFT.CONCAT(&quot;sub&quot;; SUBSTITUTE(SUBSTITUTE(SUBSTITUTE(SUBSTITUTE([.E19]; &quot;rc_&quot;; &quot;&quot;); &quot;*&quot;; &quot;ByRef &quot;); &quot;int &quot;; &quot; &quot;); &quot;double&quot;; &quot; &quot;)); &quot;void &quot;; &quot; &quot;); SUBSTITUTE(COM.MICROSOFT.CONCAT(&quot;function&quot;; SUBSTITUTE(SUBSTITUTE(SUBSTITUTE(SUBSTITUTE([.E19]; &quot;rc_&quot;; &quot;&quot;); &quot;*&quot;; &quot;ByRef &quot;); &quot;int &quot;; &quot; &quot;); &quot;double&quot;; &quot; &quot;)); &quot;void &quot;; &quot; &quot;))" office:value-type="string" office:string-value="sub setActorLinearFactor( actor,   x,   y,   z)" calcext:value-type="string">
            <text:p>sub setActorLinearFactor( actor, <text:s text:c="2"/>x, <text:s text:c="2"/>y, <text:s text:c="2"/>z)</text:p>
          </table:table-cell>
          <table:table-cell/>
          <table:table-cell office:value-type="string" calcext:value-type="string">
            <text:p>void rc_setActorLinearFac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0];4)=&quot;void&quot;; SUBSTITUTE(COM.MICROSOFT.CONCAT(&quot;sub&quot;; SUBSTITUTE(SUBSTITUTE(SUBSTITUTE(SUBSTITUTE([.E20]; &quot;rc_&quot;; &quot;&quot;); &quot;*&quot;; &quot;ByRef &quot;); &quot;int &quot;; &quot; &quot;); &quot;double&quot;; &quot; &quot;)); &quot;void &quot;; &quot; &quot;); SUBSTITUTE(COM.MICROSOFT.CONCAT(&quot;function&quot;; SUBSTITUTE(SUBSTITUTE(SUBSTITUTE(SUBSTITUTE([.E20]; &quot;rc_&quot;; &quot;&quot;); &quot;*&quot;; &quot;ByRef &quot;); &quot;int &quot;; &quot; &quot;); &quot;double&quot;; &quot; &quot;)); &quot;void &quot;; &quot; &quot;))" office:value-type="string" office:string-value="function  getActorInverseMass( actor)" calcext:value-type="string">
            <text:p>function <text:s/>getActorInverseMass( actor)</text:p>
          </table:table-cell>
          <table:table-cell/>
          <table:table-cell office:value-type="string" calcext:value-type="string">
            <text:p>double rc_getActorInverseMass(int actor)</text:p>
          </table:table-cell>
        </table:table-row>
        <table:table-row table:style-name="ro1">
          <table:table-cell table:number-columns-repeated="2"/>
          <table:table-cell table:formula="of:=IF(LEFT([.E21];4)=&quot;void&quot;; SUBSTITUTE(COM.MICROSOFT.CONCAT(&quot;sub&quot;; SUBSTITUTE(SUBSTITUTE(SUBSTITUTE(SUBSTITUTE([.E21]; &quot;rc_&quot;; &quot;&quot;); &quot;*&quot;; &quot;ByRef &quot;); &quot;int &quot;; &quot; &quot;); &quot;double&quot;; &quot; &quot;)); &quot;void &quot;; &quot; &quot;); SUBSTITUTE(COM.MICROSOFT.CONCAT(&quot;function&quot;; SUBSTITUTE(SUBSTITUTE(SUBSTITUTE(SUBSTITUTE([.E21]; &quot;rc_&quot;; &quot;&quot;); &quot;*&quot;; &quot;ByRef &quot;); &quot;int &quot;; &quot; &quot;); &quot;double&quot;; &quot; &quot;)); &quot;void &quot;; &quot; &quot;))" office:value-type="string" office:string-value="sub integrateActorVelocities( actor,   step)" calcext:value-type="string">
            <text:p>sub integrateActorVelocities( actor, <text:s text:c="2"/>step)</text:p>
          </table:table-cell>
          <table:table-cell/>
          <table:table-cell office:value-type="string" calcext:value-type="string">
            <text:p>void rc_integrateActorVelocities(int actor, double step)</text:p>
          </table:table-cell>
        </table:table-row>
        <table:table-row table:style-name="ro1">
          <table:table-cell table:number-columns-repeated="2"/>
          <table:table-cell table:formula="of:=IF(LEFT([.E22];4)=&quot;void&quot;; SUBSTITUTE(COM.MICROSOFT.CONCAT(&quot;sub&quot;; SUBSTITUTE(SUBSTITUTE(SUBSTITUTE(SUBSTITUTE([.E22]; &quot;rc_&quot;; &quot;&quot;); &quot;*&quot;; &quot;ByRef &quot;); &quot;int &quot;; &quot; &quot;); &quot;double&quot;; &quot; &quot;)); &quot;void &quot;; &quot; &quot;); SUBSTITUTE(COM.MICROSOFT.CONCAT(&quot;function&quot;; SUBSTITUTE(SUBSTITUTE(SUBSTITUTE(SUBSTITUTE([.E22]; &quot;rc_&quot;; &quot;&quot;); &quot;*&quot;; &quot;ByRef &quot;); &quot;int &quot;; &quot; &quot;); &quot;double&quot;; &quot; &quot;)); &quot;void &quot;; &quot; &quot;))" office:value-type="string" office:string-value="sub applyActorCentralForceLocal( actor,   x,   y,   z)" calcext:value-type="string">
            <text:p>sub applyActorCentralForceLocal( actor, <text:s text:c="2"/>x, <text:s text:c="2"/>y, <text:s text:c="2"/>z)</text:p>
          </table:table-cell>
          <table:table-cell/>
          <table:table-cell office:value-type="string" calcext:value-type="string">
            <text:p>void rc_applyActorCentralForc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3];4)=&quot;void&quot;; SUBSTITUTE(COM.MICROSOFT.CONCAT(&quot;sub&quot;; SUBSTITUTE(SUBSTITUTE(SUBSTITUTE(SUBSTITUTE([.E23]; &quot;rc_&quot;; &quot;&quot;); &quot;*&quot;; &quot;ByRef &quot;); &quot;int &quot;; &quot; &quot;); &quot;double&quot;; &quot; &quot;)); &quot;void &quot;; &quot; &quot;); SUBSTITUTE(COM.MICROSOFT.CONCAT(&quot;function&quot;; SUBSTITUTE(SUBSTITUTE(SUBSTITUTE(SUBSTITUTE([.E23]; &quot;rc_&quot;; &quot;&quot;); &quot;*&quot;; &quot;ByRef &quot;); &quot;int &quot;; &quot; &quot;); &quot;double&quot;; &quot; &quot;)); &quot;void &quot;; &quot; &quot;))" office:value-type="string" office:string-value="sub applyActorCentralForceWorld( actor,   x,   y,   z)" calcext:value-type="string">
            <text:p>sub applyActorCentralForceWorld( actor, <text:s text:c="2"/>x, <text:s text:c="2"/>y, <text:s text:c="2"/>z)</text:p>
          </table:table-cell>
          <table:table-cell/>
          <table:table-cell office:value-type="string" calcext:value-type="string">
            <text:p>void rc_applyActorCentralForc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4];4)=&quot;void&quot;; SUBSTITUTE(COM.MICROSOFT.CONCAT(&quot;sub&quot;; SUBSTITUTE(SUBSTITUTE(SUBSTITUTE(SUBSTITUTE([.E24]; &quot;rc_&quot;; &quot;&quot;); &quot;*&quot;; &quot;ByRef &quot;); &quot;int &quot;; &quot; &quot;); &quot;double&quot;; &quot; &quot;)); &quot;void &quot;; &quot; &quot;); SUBSTITUTE(COM.MICROSOFT.CONCAT(&quot;function&quot;; SUBSTITUTE(SUBSTITUTE(SUBSTITUTE(SUBSTITUTE([.E24]; &quot;rc_&quot;; &quot;&quot;); &quot;*&quot;; &quot;ByRef &quot;); &quot;int &quot;; &quot; &quot;); &quot;double&quot;; &quot; &quot;)); &quot;void &quot;; &quot; &quot;))" office:value-type="string" office:string-value="sub getActorTotalForce( actor,  ByRef  x,  ByRef  y,  ByRef  z)" calcext:value-type="string">
            <text:p>sub getActorTotalForce( actor, <text:s/>ByRef <text:s/>x, <text:s/>ByRef <text:s/>y, <text:s/>ByRef <text:s/>z)</text:p>
          </table:table-cell>
          <table:table-cell/>
          <table:table-cell office:value-type="string" calcext:value-type="string">
            <text:p>void rc_getActorTotalForce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5];4)=&quot;void&quot;; SUBSTITUTE(COM.MICROSOFT.CONCAT(&quot;sub&quot;; SUBSTITUTE(SUBSTITUTE(SUBSTITUTE(SUBSTITUTE([.E25]; &quot;rc_&quot;; &quot;&quot;); &quot;*&quot;; &quot;ByRef &quot;); &quot;int &quot;; &quot; &quot;); &quot;double&quot;; &quot; &quot;)); &quot;void &quot;; &quot; &quot;); SUBSTITUTE(COM.MICROSOFT.CONCAT(&quot;function&quot;; SUBSTITUTE(SUBSTITUTE(SUBSTITUTE(SUBSTITUTE([.E25]; &quot;rc_&quot;; &quot;&quot;); &quot;*&quot;; &quot;ByRef &quot;); &quot;int &quot;; &quot; &quot;); &quot;double&quot;; &quot; &quot;)); &quot;void &quot;; &quot; &quot;))" office:value-type="string" office:string-value="sub getActorTotalTorque( actor,  ByRef  x,  ByRef  y,  ByRef  z)" calcext:value-type="string">
            <text:p>sub getActorTotalTorque( actor, <text:s/>ByRef <text:s/>x, <text:s/>ByRef <text:s/>y, <text:s/>ByRef <text:s/>z)</text:p>
          </table:table-cell>
          <table:table-cell/>
          <table:table-cell office:value-type="string" calcext:value-type="string">
            <text:p>void rc_getActorTotalTorque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6];4)=&quot;void&quot;; SUBSTITUTE(COM.MICROSOFT.CONCAT(&quot;sub&quot;; SUBSTITUTE(SUBSTITUTE(SUBSTITUTE(SUBSTITUTE([.E26]; &quot;rc_&quot;; &quot;&quot;); &quot;*&quot;; &quot;ByRef &quot;); &quot;int &quot;; &quot; &quot;); &quot;double&quot;; &quot; &quot;)); &quot;void &quot;; &quot; &quot;); SUBSTITUTE(COM.MICROSOFT.CONCAT(&quot;function&quot;; SUBSTITUTE(SUBSTITUTE(SUBSTITUTE(SUBSTITUTE([.E26]; &quot;rc_&quot;; &quot;&quot;); &quot;*&quot;; &quot;ByRef &quot;); &quot;int &quot;; &quot; &quot;); &quot;double&quot;; &quot; &quot;)); &quot;void &quot;; &quot; &quot;))" office:value-type="string" office:string-value="sub getActorInverseInertiaDiagLocal( actor,  ByRef  x,  ByRef  y,  ByRef  z)" calcext:value-type="string">
            <text:p>sub getActorInverseInertiaDiag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InverseInertiaDiag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27];4)=&quot;void&quot;; SUBSTITUTE(COM.MICROSOFT.CONCAT(&quot;sub&quot;; SUBSTITUTE(SUBSTITUTE(SUBSTITUTE(SUBSTITUTE([.E27]; &quot;rc_&quot;; &quot;&quot;); &quot;*&quot;; &quot;ByRef &quot;); &quot;int &quot;; &quot; &quot;); &quot;double&quot;; &quot; &quot;)); &quot;void &quot;; &quot; &quot;); SUBSTITUTE(COM.MICROSOFT.CONCAT(&quot;function&quot;; SUBSTITUTE(SUBSTITUTE(SUBSTITUTE(SUBSTITUTE([.E27]; &quot;rc_&quot;; &quot;&quot;); &quot;*&quot;; &quot;ByRef &quot;); &quot;int &quot;; &quot; &quot;); &quot;double&quot;; &quot; &quot;)); &quot;void &quot;; &quot; &quot;))" office:value-type="string" office:string-value="sub setActorInverseInertiaDiagLocal( actor,   x,   y,   z)" calcext:value-type="string">
            <text:p>sub setActorInverseInertiaDiagLocal( actor, <text:s text:c="2"/>x, <text:s text:c="2"/>y, <text:s text:c="2"/>z)</text:p>
          </table:table-cell>
          <table:table-cell/>
          <table:table-cell office:value-type="string" calcext:value-type="string">
            <text:p>void rc_setActorInverseInertiaDiag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28];4)=&quot;void&quot;; SUBSTITUTE(COM.MICROSOFT.CONCAT(&quot;sub&quot;; SUBSTITUTE(SUBSTITUTE(SUBSTITUTE(SUBSTITUTE([.E28]; &quot;rc_&quot;; &quot;&quot;); &quot;*&quot;; &quot;ByRef &quot;); &quot;int &quot;; &quot; &quot;); &quot;double&quot;; &quot; &quot;)); &quot;void &quot;; &quot; &quot;); SUBSTITUTE(COM.MICROSOFT.CONCAT(&quot;function&quot;; SUBSTITUTE(SUBSTITUTE(SUBSTITUTE(SUBSTITUTE([.E28]; &quot;rc_&quot;; &quot;&quot;); &quot;*&quot;; &quot;ByRef &quot;); &quot;int &quot;; &quot; &quot;); &quot;double&quot;; &quot; &quot;)); &quot;void &quot;; &quot; &quot;))" office:value-type="string" office:string-value="sub setActorSleepThresholds( actor,   linear,   angular)" calcext:value-type="string">
            <text:p>sub setActorSleepThresholds( actor, <text:s text:c="2"/>linear, <text:s text:c="2"/>angular)</text:p>
          </table:table-cell>
          <table:table-cell/>
          <table:table-cell office:value-type="string" calcext:value-type="string">
            <text:p>void rc_setActorSleepThresholds(int actor, double linear, double angular)</text:p>
          </table:table-cell>
        </table:table-row>
        <table:table-row table:style-name="ro1">
          <table:table-cell table:number-columns-repeated="2"/>
          <table:table-cell table:formula="of:=IF(LEFT([.E29];4)=&quot;void&quot;; SUBSTITUTE(COM.MICROSOFT.CONCAT(&quot;sub&quot;; SUBSTITUTE(SUBSTITUTE(SUBSTITUTE(SUBSTITUTE([.E29]; &quot;rc_&quot;; &quot;&quot;); &quot;*&quot;; &quot;ByRef &quot;); &quot;int &quot;; &quot; &quot;); &quot;double&quot;; &quot; &quot;)); &quot;void &quot;; &quot; &quot;); SUBSTITUTE(COM.MICROSOFT.CONCAT(&quot;function&quot;; SUBSTITUTE(SUBSTITUTE(SUBSTITUTE(SUBSTITUTE([.E29]; &quot;rc_&quot;; &quot;&quot;); &quot;*&quot;; &quot;ByRef &quot;); &quot;int &quot;; &quot; &quot;); &quot;double&quot;; &quot; &quot;)); &quot;void &quot;; &quot; &quot;))" office:value-type="string" office:string-value="sub applyActorTorqueLocal( actor,   x,   y,   z)" calcext:value-type="string">
            <text:p>sub applyActorTorqueLocal( actor, <text:s text:c="2"/>x, <text:s text:c="2"/>y, <text:s text:c="2"/>z)</text:p>
          </table:table-cell>
          <table:table-cell/>
          <table:table-cell office:value-type="string" calcext:value-type="string">
            <text:p>void rc_applyActorTorqu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0];4)=&quot;void&quot;; SUBSTITUTE(COM.MICROSOFT.CONCAT(&quot;sub&quot;; SUBSTITUTE(SUBSTITUTE(SUBSTITUTE(SUBSTITUTE([.E30]; &quot;rc_&quot;; &quot;&quot;); &quot;*&quot;; &quot;ByRef &quot;); &quot;int &quot;; &quot; &quot;); &quot;double&quot;; &quot; &quot;)); &quot;void &quot;; &quot; &quot;); SUBSTITUTE(COM.MICROSOFT.CONCAT(&quot;function&quot;; SUBSTITUTE(SUBSTITUTE(SUBSTITUTE(SUBSTITUTE([.E30]; &quot;rc_&quot;; &quot;&quot;); &quot;*&quot;; &quot;ByRef &quot;); &quot;int &quot;; &quot; &quot;); &quot;double&quot;; &quot; &quot;)); &quot;void &quot;; &quot; &quot;))" office:value-type="string" office:string-value="sub applyActorTorqueWorld( actor,   x,   y,   z)" calcext:value-type="string">
            <text:p>sub applyActorTorqueWorld( actor, <text:s text:c="2"/>x, <text:s text:c="2"/>y, <text:s text:c="2"/>z)</text:p>
          </table:table-cell>
          <table:table-cell/>
          <table:table-cell office:value-type="string" calcext:value-type="string">
            <text:p>void rc_applyActorTorqu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1];4)=&quot;void&quot;; SUBSTITUTE(COM.MICROSOFT.CONCAT(&quot;sub&quot;; SUBSTITUTE(SUBSTITUTE(SUBSTITUTE(SUBSTITUTE([.E31]; &quot;rc_&quot;; &quot;&quot;); &quot;*&quot;; &quot;ByRef &quot;); &quot;int &quot;; &quot; &quot;); &quot;double&quot;; &quot; &quot;)); &quot;void &quot;; &quot; &quot;); SUBSTITUTE(COM.MICROSOFT.CONCAT(&quot;function&quot;; SUBSTITUTE(SUBSTITUTE(SUBSTITUTE(SUBSTITUTE([.E31]; &quot;rc_&quot;; &quot;&quot;); &quot;*&quot;; &quot;ByRef &quot;); &quot;int &quot;; &quot; &quot;); &quot;double&quot;; &quot; &quot;)); &quot;void &quot;; &quot; &quot;))" office:value-type="string" office:string-value="sub applyActorForceLocal( actor,   x,   y,   z,   rel_x,   rel_y,   rel_z)" calcext:value-type="string">
            <text:p>sub applyActorForceLocal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ForceLocal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2];4)=&quot;void&quot;; SUBSTITUTE(COM.MICROSOFT.CONCAT(&quot;sub&quot;; SUBSTITUTE(SUBSTITUTE(SUBSTITUTE(SUBSTITUTE([.E32]; &quot;rc_&quot;; &quot;&quot;); &quot;*&quot;; &quot;ByRef &quot;); &quot;int &quot;; &quot; &quot;); &quot;double&quot;; &quot; &quot;)); &quot;void &quot;; &quot; &quot;); SUBSTITUTE(COM.MICROSOFT.CONCAT(&quot;function&quot;; SUBSTITUTE(SUBSTITUTE(SUBSTITUTE(SUBSTITUTE([.E32]; &quot;rc_&quot;; &quot;&quot;); &quot;*&quot;; &quot;ByRef &quot;); &quot;int &quot;; &quot; &quot;); &quot;double&quot;; &quot; &quot;)); &quot;void &quot;; &quot; &quot;))" office:value-type="string" office:string-value="sub applyActorForceWorld( actor,   x,   y,   z,   rel_x,   rel_y,   rel_z)" calcext:value-type="string">
            <text:p>sub applyActorForceWorld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ForceWorld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3];4)=&quot;void&quot;; SUBSTITUTE(COM.MICROSOFT.CONCAT(&quot;sub&quot;; SUBSTITUTE(SUBSTITUTE(SUBSTITUTE(SUBSTITUTE([.E33]; &quot;rc_&quot;; &quot;&quot;); &quot;*&quot;; &quot;ByRef &quot;); &quot;int &quot;; &quot; &quot;); &quot;double&quot;; &quot; &quot;)); &quot;void &quot;; &quot; &quot;); SUBSTITUTE(COM.MICROSOFT.CONCAT(&quot;function&quot;; SUBSTITUTE(SUBSTITUTE(SUBSTITUTE(SUBSTITUTE([.E33]; &quot;rc_&quot;; &quot;&quot;); &quot;*&quot;; &quot;ByRef &quot;); &quot;int &quot;; &quot; &quot;); &quot;double&quot;; &quot; &quot;)); &quot;void &quot;; &quot; &quot;))" office:value-type="string" office:string-value="sub applyActorCentralImpulseLocal( actor,   x,   y,   z)" calcext:value-type="string">
            <text:p>sub applyActorCentralImpulseLocal( actor, <text:s text:c="2"/>x, <text:s text:c="2"/>y, <text:s text:c="2"/>z)</text:p>
          </table:table-cell>
          <table:table-cell/>
          <table:table-cell office:value-type="string" calcext:value-type="string">
            <text:p>void rc_applyActorCentralImpuls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4];4)=&quot;void&quot;; SUBSTITUTE(COM.MICROSOFT.CONCAT(&quot;sub&quot;; SUBSTITUTE(SUBSTITUTE(SUBSTITUTE(SUBSTITUTE([.E34]; &quot;rc_&quot;; &quot;&quot;); &quot;*&quot;; &quot;ByRef &quot;); &quot;int &quot;; &quot; &quot;); &quot;double&quot;; &quot; &quot;)); &quot;void &quot;; &quot; &quot;); SUBSTITUTE(COM.MICROSOFT.CONCAT(&quot;function&quot;; SUBSTITUTE(SUBSTITUTE(SUBSTITUTE(SUBSTITUTE([.E34]; &quot;rc_&quot;; &quot;&quot;); &quot;*&quot;; &quot;ByRef &quot;); &quot;int &quot;; &quot; &quot;); &quot;double&quot;; &quot; &quot;)); &quot;void &quot;; &quot; &quot;))" office:value-type="string" office:string-value="sub applyActorCentralImpulseWorld( actor,   x,   y,   z)" calcext:value-type="string">
            <text:p>sub applyActorCentralImpulseWorld( actor, <text:s text:c="2"/>x, <text:s text:c="2"/>y, <text:s text:c="2"/>z)</text:p>
          </table:table-cell>
          <table:table-cell/>
          <table:table-cell office:value-type="string" calcext:value-type="string">
            <text:p>void rc_applyActorCentralImpuls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5];4)=&quot;void&quot;; SUBSTITUTE(COM.MICROSOFT.CONCAT(&quot;sub&quot;; SUBSTITUTE(SUBSTITUTE(SUBSTITUTE(SUBSTITUTE([.E35]; &quot;rc_&quot;; &quot;&quot;); &quot;*&quot;; &quot;ByRef &quot;); &quot;int &quot;; &quot; &quot;); &quot;double&quot;; &quot; &quot;)); &quot;void &quot;; &quot; &quot;); SUBSTITUTE(COM.MICROSOFT.CONCAT(&quot;function&quot;; SUBSTITUTE(SUBSTITUTE(SUBSTITUTE(SUBSTITUTE([.E35]; &quot;rc_&quot;; &quot;&quot;); &quot;*&quot;; &quot;ByRef &quot;); &quot;int &quot;; &quot; &quot;); &quot;double&quot;; &quot; &quot;)); &quot;void &quot;; &quot; &quot;))" office:value-type="string" office:string-value="sub applyActorTorqueImpulseLocal( actor,   x,   y,   z)" calcext:value-type="string">
            <text:p>sub applyActorTorqueImpulseLocal( actor, <text:s text:c="2"/>x, <text:s text:c="2"/>y, <text:s text:c="2"/>z)</text:p>
          </table:table-cell>
          <table:table-cell/>
          <table:table-cell office:value-type="string" calcext:value-type="string">
            <text:p>void rc_applyActorTorqueImpulse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6];4)=&quot;void&quot;; SUBSTITUTE(COM.MICROSOFT.CONCAT(&quot;sub&quot;; SUBSTITUTE(SUBSTITUTE(SUBSTITUTE(SUBSTITUTE([.E36]; &quot;rc_&quot;; &quot;&quot;); &quot;*&quot;; &quot;ByRef &quot;); &quot;int &quot;; &quot; &quot;); &quot;double&quot;; &quot; &quot;)); &quot;void &quot;; &quot; &quot;); SUBSTITUTE(COM.MICROSOFT.CONCAT(&quot;function&quot;; SUBSTITUTE(SUBSTITUTE(SUBSTITUTE(SUBSTITUTE([.E36]; &quot;rc_&quot;; &quot;&quot;); &quot;*&quot;; &quot;ByRef &quot;); &quot;int &quot;; &quot; &quot;); &quot;double&quot;; &quot; &quot;)); &quot;void &quot;; &quot; &quot;))" office:value-type="string" office:string-value="sub applyActorTorqueImpulseWorld( actor,   x,   y,   z)" calcext:value-type="string">
            <text:p>sub applyActorTorqueImpulseWorld( actor, <text:s text:c="2"/>x, <text:s text:c="2"/>y, <text:s text:c="2"/>z)</text:p>
          </table:table-cell>
          <table:table-cell/>
          <table:table-cell office:value-type="string" calcext:value-type="string">
            <text:p>void rc_applyActorTorqueImpulse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37];4)=&quot;void&quot;; SUBSTITUTE(COM.MICROSOFT.CONCAT(&quot;sub&quot;; SUBSTITUTE(SUBSTITUTE(SUBSTITUTE(SUBSTITUTE([.E37]; &quot;rc_&quot;; &quot;&quot;); &quot;*&quot;; &quot;ByRef &quot;); &quot;int &quot;; &quot; &quot;); &quot;double&quot;; &quot; &quot;)); &quot;void &quot;; &quot; &quot;); SUBSTITUTE(COM.MICROSOFT.CONCAT(&quot;function&quot;; SUBSTITUTE(SUBSTITUTE(SUBSTITUTE(SUBSTITUTE([.E37]; &quot;rc_&quot;; &quot;&quot;); &quot;*&quot;; &quot;ByRef &quot;); &quot;int &quot;; &quot; &quot;); &quot;double&quot;; &quot; &quot;)); &quot;void &quot;; &quot; &quot;))" office:value-type="string" office:string-value="sub applyActorImpulseLocal( actor,   x,   y,   z,   rel_x,   rel_y,   rel_z)" calcext:value-type="string">
            <text:p>sub applyActorImpulseLocal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ImpulseLocal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8];4)=&quot;void&quot;; SUBSTITUTE(COM.MICROSOFT.CONCAT(&quot;sub&quot;; SUBSTITUTE(SUBSTITUTE(SUBSTITUTE(SUBSTITUTE([.E38]; &quot;rc_&quot;; &quot;&quot;); &quot;*&quot;; &quot;ByRef &quot;); &quot;int &quot;; &quot; &quot;); &quot;double&quot;; &quot; &quot;)); &quot;void &quot;; &quot; &quot;); SUBSTITUTE(COM.MICROSOFT.CONCAT(&quot;function&quot;; SUBSTITUTE(SUBSTITUTE(SUBSTITUTE(SUBSTITUTE([.E38]; &quot;rc_&quot;; &quot;&quot;); &quot;*&quot;; &quot;ByRef &quot;); &quot;int &quot;; &quot; &quot;); &quot;double&quot;; &quot; &quot;)); &quot;void &quot;; &quot; &quot;))" office:value-type="string" office:string-value="sub applyActorImpulseWorld( actor,   x,   y,   z,   rel_x,   rel_y,   rel_z)" calcext:value-type="string">
            <text:p>sub applyActorImpulseWorld( actor, <text:s text:c="2"/>x, <text:s text:c="2"/>y, <text:s text:c="2"/>z, <text:s text:c="2"/>rel_x, <text:s text:c="2"/>rel_y, <text:s text:c="2"/>rel_z)</text:p>
          </table:table-cell>
          <table:table-cell/>
          <table:table-cell office:value-type="string" calcext:value-type="string">
            <text:p>void rc_applyActorImpulseWorld(int actor, double x, double y, double z, double rel_x, double rel_y, double rel_z)</text:p>
          </table:table-cell>
        </table:table-row>
        <table:table-row table:style-name="ro1">
          <table:table-cell table:number-columns-repeated="2"/>
          <table:table-cell table:formula="of:=IF(LEFT([.E39];4)=&quot;void&quot;; SUBSTITUTE(COM.MICROSOFT.CONCAT(&quot;sub&quot;; SUBSTITUTE(SUBSTITUTE(SUBSTITUTE(SUBSTITUTE([.E39]; &quot;rc_&quot;; &quot;&quot;); &quot;*&quot;; &quot;ByRef &quot;); &quot;int &quot;; &quot; &quot;); &quot;double&quot;; &quot; &quot;)); &quot;void &quot;; &quot; &quot;); SUBSTITUTE(COM.MICROSOFT.CONCAT(&quot;function&quot;; SUBSTITUTE(SUBSTITUTE(SUBSTITUTE(SUBSTITUTE([.E39]; &quot;rc_&quot;; &quot;&quot;); &quot;*&quot;; &quot;ByRef &quot;); &quot;int &quot;; &quot; &quot;); &quot;double&quot;; &quot; &quot;)); &quot;void &quot;; &quot; &quot;))" office:value-type="string" office:string-value="sub clearActorForces( actor)" calcext:value-type="string">
            <text:p>sub clearActorForces( actor)</text:p>
          </table:table-cell>
          <table:table-cell/>
          <table:table-cell office:value-type="string" calcext:value-type="string">
            <text:p>void rc_clearActorForces(int actor)</text:p>
          </table:table-cell>
        </table:table-row>
        <table:table-row table:style-name="ro1">
          <table:table-cell table:number-columns-repeated="2"/>
          <table:table-cell table:formula="of:=IF(LEFT([.E40];4)=&quot;void&quot;; SUBSTITUTE(COM.MICROSOFT.CONCAT(&quot;sub&quot;; SUBSTITUTE(SUBSTITUTE(SUBSTITUTE(SUBSTITUTE([.E40]; &quot;rc_&quot;; &quot;&quot;); &quot;*&quot;; &quot;ByRef &quot;); &quot;int &quot;; &quot; &quot;); &quot;double&quot;; &quot; &quot;)); &quot;void &quot;; &quot; &quot;); SUBSTITUTE(COM.MICROSOFT.CONCAT(&quot;function&quot;; SUBSTITUTE(SUBSTITUTE(SUBSTITUTE(SUBSTITUTE([.E40]; &quot;rc_&quot;; &quot;&quot;); &quot;*&quot;; &quot;ByRef &quot;); &quot;int &quot;; &quot; &quot;); &quot;double&quot;; &quot; &quot;)); &quot;void &quot;; &quot; &quot;))" office:value-type="string" office:string-value="sub updateActorInertiaTensor( actor)" calcext:value-type="string">
            <text:p>sub updateActorInertiaTensor( actor)</text:p>
          </table:table-cell>
          <table:table-cell/>
          <table:table-cell office:value-type="string" calcext:value-type="string">
            <text:p>void rc_updateActorInertiaTensor(int actor)</text:p>
          </table:table-cell>
        </table:table-row>
        <table:table-row table:style-name="ro1">
          <table:table-cell table:number-columns-repeated="2"/>
          <table:table-cell table:formula="of:=IF(LEFT([.E41];4)=&quot;void&quot;; SUBSTITUTE(COM.MICROSOFT.CONCAT(&quot;sub&quot;; SUBSTITUTE(SUBSTITUTE(SUBSTITUTE(SUBSTITUTE([.E41]; &quot;rc_&quot;; &quot;&quot;); &quot;*&quot;; &quot;ByRef &quot;); &quot;int &quot;; &quot; &quot;); &quot;double&quot;; &quot; &quot;)); &quot;void &quot;; &quot; &quot;); SUBSTITUTE(COM.MICROSOFT.CONCAT(&quot;function&quot;; SUBSTITUTE(SUBSTITUTE(SUBSTITUTE(SUBSTITUTE([.E41]; &quot;rc_&quot;; &quot;&quot;); &quot;*&quot;; &quot;ByRef &quot;); &quot;int &quot;; &quot; &quot;); &quot;double&quot;; &quot; &quot;)); &quot;void &quot;; &quot; &quot;))" office:value-type="string" office:string-value="sub getActorCOMPosition( actor,  ByRef  x,  ByRef  y,  ByRef  z)" calcext:value-type="string">
            <text:p>sub getActorCOMPosition( actor, <text:s/>ByRef <text:s/>x, <text:s/>ByRef <text:s/>y, <text:s/>ByRef <text:s/>z)</text:p>
          </table:table-cell>
          <table:table-cell/>
          <table:table-cell office:value-type="string" calcext:value-type="string">
            <text:p>void rc_getActorCOMPosition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2];4)=&quot;void&quot;; SUBSTITUTE(COM.MICROSOFT.CONCAT(&quot;sub&quot;; SUBSTITUTE(SUBSTITUTE(SUBSTITUTE(SUBSTITUTE([.E42]; &quot;rc_&quot;; &quot;&quot;); &quot;*&quot;; &quot;ByRef &quot;); &quot;int &quot;; &quot; &quot;); &quot;double&quot;; &quot; &quot;)); &quot;void &quot;; &quot; &quot;); SUBSTITUTE(COM.MICROSOFT.CONCAT(&quot;function&quot;; SUBSTITUTE(SUBSTITUTE(SUBSTITUTE(SUBSTITUTE([.E42]; &quot;rc_&quot;; &quot;&quot;); &quot;*&quot;; &quot;ByRef &quot;); &quot;int &quot;; &quot; &quot;); &quot;double&quot;; &quot; &quot;)); &quot;void &quot;; &quot; &quot;))" office:value-type="string" office:string-value="sub getActorRotationQ( actor,  ByRef  x,  ByRef  y,  ByRef  z,  ByRef  w)" calcext:value-type="string">
            <text:p>sub getActorRotationQ( actor, <text:s/>ByRef <text:s/>x, <text:s/>ByRef <text:s/>y, <text:s/>ByRef <text:s/>z, <text:s/>ByRef <text:s/>w)</text:p>
          </table:table-cell>
          <table:table-cell/>
          <table:table-cell office:value-type="string" calcext:value-type="string">
            <text:p>void rc_getActorRotationQ(int actor, double* x, double* y, double* z, double* w)</text:p>
          </table:table-cell>
        </table:table-row>
        <table:table-row table:style-name="ro1">
          <table:table-cell table:number-columns-repeated="2"/>
          <table:table-cell table:formula="of:=IF(LEFT([.E43];4)=&quot;void&quot;; SUBSTITUTE(COM.MICROSOFT.CONCAT(&quot;sub&quot;; SUBSTITUTE(SUBSTITUTE(SUBSTITUTE(SUBSTITUTE([.E43]; &quot;rc_&quot;; &quot;&quot;); &quot;*&quot;; &quot;ByRef &quot;); &quot;int &quot;; &quot; &quot;); &quot;double&quot;; &quot; &quot;)); &quot;void &quot;; &quot; &quot;); SUBSTITUTE(COM.MICROSOFT.CONCAT(&quot;function&quot;; SUBSTITUTE(SUBSTITUTE(SUBSTITUTE(SUBSTITUTE([.E43]; &quot;rc_&quot;; &quot;&quot;); &quot;*&quot;; &quot;ByRef &quot;); &quot;int &quot;; &quot; &quot;); &quot;double&quot;; &quot; &quot;)); &quot;void &quot;; &quot; &quot;))" office:value-type="string" office:string-value="sub getActorLinearVelocity( actor,  ByRef  x,  ByRef  y,  ByRef  z)" calcext:value-type="string">
            <text:p>sub getActorLinearVelocity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Velocity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4];4)=&quot;void&quot;; SUBSTITUTE(COM.MICROSOFT.CONCAT(&quot;sub&quot;; SUBSTITUTE(SUBSTITUTE(SUBSTITUTE(SUBSTITUTE([.E44]; &quot;rc_&quot;; &quot;&quot;); &quot;*&quot;; &quot;ByRef &quot;); &quot;int &quot;; &quot; &quot;); &quot;double&quot;; &quot; &quot;)); &quot;void &quot;; &quot; &quot;); SUBSTITUTE(COM.MICROSOFT.CONCAT(&quot;function&quot;; SUBSTITUTE(SUBSTITUTE(SUBSTITUTE(SUBSTITUTE([.E44]; &quot;rc_&quot;; &quot;&quot;); &quot;*&quot;; &quot;ByRef &quot;); &quot;int &quot;; &quot; &quot;); &quot;double&quot;; &quot; &quot;)); &quot;void &quot;; &quot; &quot;))" office:value-type="string" office:string-value="sub getActorAngularVelocity( actor,  ByRef  x,  ByRef  y,  ByRef  z)" calcext:value-type="string">
            <text:p>sub getActorAngularVelocity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Velocity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45];4)=&quot;void&quot;; SUBSTITUTE(COM.MICROSOFT.CONCAT(&quot;sub&quot;; SUBSTITUTE(SUBSTITUTE(SUBSTITUTE(SUBSTITUTE([.E45]; &quot;rc_&quot;; &quot;&quot;); &quot;*&quot;; &quot;ByRef &quot;); &quot;int &quot;; &quot; &quot;); &quot;double&quot;; &quot; &quot;)); &quot;void &quot;; &quot; &quot;); SUBSTITUTE(COM.MICROSOFT.CONCAT(&quot;function&quot;; SUBSTITUTE(SUBSTITUTE(SUBSTITUTE(SUBSTITUTE([.E45]; &quot;rc_&quot;; &quot;&quot;); &quot;*&quot;; &quot;ByRef &quot;); &quot;int &quot;; &quot; &quot;); &quot;double&quot;; &quot; &quot;)); &quot;void &quot;; &quot; &quot;))" office:value-type="string" office:string-value="sub setActorLinearVelocityLocal( actor,   x,   y,   z)" calcext:value-type="string">
            <text:p>sub setActorLinearVelocityLocal( actor, <text:s text:c="2"/>x, <text:s text:c="2"/>y, <text:s text:c="2"/>z)</text:p>
          </table:table-cell>
          <table:table-cell/>
          <table:table-cell office:value-type="string" calcext:value-type="string">
            <text:p>void rc_setActorLinearVelocity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6];4)=&quot;void&quot;; SUBSTITUTE(COM.MICROSOFT.CONCAT(&quot;sub&quot;; SUBSTITUTE(SUBSTITUTE(SUBSTITUTE(SUBSTITUTE([.E46]; &quot;rc_&quot;; &quot;&quot;); &quot;*&quot;; &quot;ByRef &quot;); &quot;int &quot;; &quot; &quot;); &quot;double&quot;; &quot; &quot;)); &quot;void &quot;; &quot; &quot;); SUBSTITUTE(COM.MICROSOFT.CONCAT(&quot;function&quot;; SUBSTITUTE(SUBSTITUTE(SUBSTITUTE(SUBSTITUTE([.E46]; &quot;rc_&quot;; &quot;&quot;); &quot;*&quot;; &quot;ByRef &quot;); &quot;int &quot;; &quot; &quot;); &quot;double&quot;; &quot; &quot;)); &quot;void &quot;; &quot; &quot;))" office:value-type="string" office:string-value="sub setActorLinearVelocityWorld( actor,   x,   y,   z)" calcext:value-type="string">
            <text:p>sub setActorLinearVelocityWorld( actor, <text:s text:c="2"/>x, <text:s text:c="2"/>y, <text:s text:c="2"/>z)</text:p>
          </table:table-cell>
          <table:table-cell/>
          <table:table-cell office:value-type="string" calcext:value-type="string">
            <text:p>void rc_setActorLinearVelocity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7];4)=&quot;void&quot;; SUBSTITUTE(COM.MICROSOFT.CONCAT(&quot;sub&quot;; SUBSTITUTE(SUBSTITUTE(SUBSTITUTE(SUBSTITUTE([.E47]; &quot;rc_&quot;; &quot;&quot;); &quot;*&quot;; &quot;ByRef &quot;); &quot;int &quot;; &quot; &quot;); &quot;double&quot;; &quot; &quot;)); &quot;void &quot;; &quot; &quot;); SUBSTITUTE(COM.MICROSOFT.CONCAT(&quot;function&quot;; SUBSTITUTE(SUBSTITUTE(SUBSTITUTE(SUBSTITUTE([.E47]; &quot;rc_&quot;; &quot;&quot;); &quot;*&quot;; &quot;ByRef &quot;); &quot;int &quot;; &quot; &quot;); &quot;double&quot;; &quot; &quot;)); &quot;void &quot;; &quot; &quot;))" office:value-type="string" office:string-value="sub setActorAngularVelocityLocal( actor,   x,   y,   z)" calcext:value-type="string">
            <text:p>sub setActorAngularVelocityLocal( actor, <text:s text:c="2"/>x, <text:s text:c="2"/>y, <text:s text:c="2"/>z)</text:p>
          </table:table-cell>
          <table:table-cell/>
          <table:table-cell office:value-type="string" calcext:value-type="string">
            <text:p>void rc_setActorAngularVelocityLocal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8];4)=&quot;void&quot;; SUBSTITUTE(COM.MICROSOFT.CONCAT(&quot;sub&quot;; SUBSTITUTE(SUBSTITUTE(SUBSTITUTE(SUBSTITUTE([.E48]; &quot;rc_&quot;; &quot;&quot;); &quot;*&quot;; &quot;ByRef &quot;); &quot;int &quot;; &quot; &quot;); &quot;double&quot;; &quot; &quot;)); &quot;void &quot;; &quot; &quot;); SUBSTITUTE(COM.MICROSOFT.CONCAT(&quot;function&quot;; SUBSTITUTE(SUBSTITUTE(SUBSTITUTE(SUBSTITUTE([.E48]; &quot;rc_&quot;; &quot;&quot;); &quot;*&quot;; &quot;ByRef &quot;); &quot;int &quot;; &quot; &quot;); &quot;double&quot;; &quot; &quot;)); &quot;void &quot;; &quot; &quot;))" office:value-type="string" office:string-value="sub setActorAngularVelocityWorld( actor,   x,   y,   z)" calcext:value-type="string">
            <text:p>sub setActorAngularVelocityWorld( actor, <text:s text:c="2"/>x, <text:s text:c="2"/>y, <text:s text:c="2"/>z)</text:p>
          </table:table-cell>
          <table:table-cell/>
          <table:table-cell office:value-type="string" calcext:value-type="string">
            <text:p>void rc_setActorAngularVelocityWorld(int actor, double x, double y, double z)</text:p>
          </table:table-cell>
        </table:table-row>
        <table:table-row table:style-name="ro1">
          <table:table-cell table:number-columns-repeated="2"/>
          <table:table-cell table:formula="of:=IF(LEFT([.E49];4)=&quot;void&quot;; SUBSTITUTE(COM.MICROSOFT.CONCAT(&quot;sub&quot;; SUBSTITUTE(SUBSTITUTE(SUBSTITUTE(SUBSTITUTE([.E49]; &quot;rc_&quot;; &quot;&quot;); &quot;*&quot;; &quot;ByRef &quot;); &quot;int &quot;; &quot; &quot;); &quot;double&quot;; &quot; &quot;)); &quot;void &quot;; &quot; &quot;); SUBSTITUTE(COM.MICROSOFT.CONCAT(&quot;function&quot;; SUBSTITUTE(SUBSTITUTE(SUBSTITUTE(SUBSTITUTE([.E49]; &quot;rc_&quot;; &quot;&quot;); &quot;*&quot;; &quot;ByRef &quot;); &quot;int &quot;; &quot; &quot;); &quot;double&quot;; &quot; &quot;)); &quot;void &quot;; &quot; &quot;))" office:value-type="string" office:string-value="sub getActorLocalPointVelocity( actor,   rel_x,   rel_y,   rel_z,  ByRef  x,  ByRef  y,  ByRef  z)" calcext:value-type="string">
            <text:p>sub getActorLocalPointVelocity( actor, <text:s text:c="2"/>rel_x, <text:s text:c="2"/>rel_y, <text:s text:c="2"/>rel_z, <text:s/>ByRef <text:s/>x, <text:s/>ByRef <text:s/>y, <text:s/>ByRef <text:s/>z)</text:p>
          </table:table-cell>
          <table:table-cell/>
          <table:table-cell office:value-type="string" calcext:value-type="string">
            <text:p>void rc_getActorLocalPointVelocity(int actor, double rel_x, double rel_y, double rel_z, double* x, double* y, double* z)</text:p>
          </table:table-cell>
        </table:table-row>
        <table:table-row table:style-name="ro1">
          <table:table-cell table:number-columns-repeated="2"/>
          <table:table-cell table:formula="of:=IF(LEFT([.E50];4)=&quot;void&quot;; SUBSTITUTE(COM.MICROSOFT.CONCAT(&quot;sub&quot;; SUBSTITUTE(SUBSTITUTE(SUBSTITUTE(SUBSTITUTE([.E50]; &quot;rc_&quot;; &quot;&quot;); &quot;*&quot;; &quot;ByRef &quot;); &quot;int &quot;; &quot; &quot;); &quot;double&quot;; &quot; &quot;)); &quot;void &quot;; &quot; &quot;); SUBSTITUTE(COM.MICROSOFT.CONCAT(&quot;function&quot;; SUBSTITUTE(SUBSTITUTE(SUBSTITUTE(SUBSTITUTE([.E50]; &quot;rc_&quot;; &quot;&quot;); &quot;*&quot;; &quot;ByRef &quot;); &quot;int &quot;; &quot; &quot;); &quot;double&quot;; &quot; &quot;)); &quot;void &quot;; &quot; &quot;))" office:value-type="string" office:string-value="sub getActorLinearVelocityLocal( actor,  ByRef  x,  ByRef  y,  ByRef  z)" calcext:value-type="string">
            <text:p>sub getActorLinearVelocity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inearVelocity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1];4)=&quot;void&quot;; SUBSTITUTE(COM.MICROSOFT.CONCAT(&quot;sub&quot;; SUBSTITUTE(SUBSTITUTE(SUBSTITUTE(SUBSTITUTE([.E51]; &quot;rc_&quot;; &quot;&quot;); &quot;*&quot;; &quot;ByRef &quot;); &quot;int &quot;; &quot; &quot;); &quot;double&quot;; &quot; &quot;)); &quot;void &quot;; &quot; &quot;); SUBSTITUTE(COM.MICROSOFT.CONCAT(&quot;function&quot;; SUBSTITUTE(SUBSTITUTE(SUBSTITUTE(SUBSTITUTE([.E51]; &quot;rc_&quot;; &quot;&quot;); &quot;*&quot;; &quot;ByRef &quot;); &quot;int &quot;; &quot; &quot;); &quot;double&quot;; &quot; &quot;)); &quot;void &quot;; &quot; &quot;))" office:value-type="string" office:string-value="sub getActorAngularVelocityLocal( actor,  ByRef  x,  ByRef  y,  ByRef  z)" calcext:value-type="string">
            <text:p>sub getActorAngularVelocityLocal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VelocityLocal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2];4)=&quot;void&quot;; SUBSTITUTE(COM.MICROSOFT.CONCAT(&quot;sub&quot;; SUBSTITUTE(SUBSTITUTE(SUBSTITUTE(SUBSTITUTE([.E52]; &quot;rc_&quot;; &quot;&quot;); &quot;*&quot;; &quot;ByRef &quot;); &quot;int &quot;; &quot; &quot;); &quot;double&quot;; &quot; &quot;)); &quot;void &quot;; &quot; &quot;); SUBSTITUTE(COM.MICROSOFT.CONCAT(&quot;function&quot;; SUBSTITUTE(SUBSTITUTE(SUBSTITUTE(SUBSTITUTE([.E52]; &quot;rc_&quot;; &quot;&quot;); &quot;*&quot;; &quot;ByRef &quot;); &quot;int &quot;; &quot; &quot;); &quot;double&quot;; &quot; &quot;)); &quot;void &quot;; &quot; &quot;))" office:value-type="string" office:string-value="sub getActorAABB( actor,  ByRef  min_x,  ByRef  min_y,  ByRef  min_z,  ByRef  max_x,  ByRef  max_y,  ByRef  max_z)" calcext:value-type="string">
            <text:p>sub getActorAABB( actor, <text:s/>ByRef <text:s/>min_x, <text:s/>ByRef <text:s/>min_y, <text:s/>ByRef <text:s/>min_z, <text:s/>ByRef <text:s/>max_x, <text:s/>ByRef <text:s/>max_y, <text:s/>ByRef <text:s/>max_z)</text:p>
          </table:table-cell>
          <table:table-cell/>
          <table:table-cell office:value-type="string" calcext:value-type="string">
            <text:p>void rc_getActorAABB(int actor, double* min_x, double* min_y, double* min_z, double* max_x, double* max_y, double* max_z)</text:p>
          </table:table-cell>
        </table:table-row>
        <table:table-row table:style-name="ro1">
          <table:table-cell table:number-columns-repeated="2"/>
          <table:table-cell table:formula="of:=IF(LEFT([.E53];4)=&quot;void&quot;; SUBSTITUTE(COM.MICROSOFT.CONCAT(&quot;sub&quot;; SUBSTITUTE(SUBSTITUTE(SUBSTITUTE(SUBSTITUTE([.E53]; &quot;rc_&quot;; &quot;&quot;); &quot;*&quot;; &quot;ByRef &quot;); &quot;int &quot;; &quot; &quot;); &quot;double&quot;; &quot; &quot;)); &quot;void &quot;; &quot; &quot;); SUBSTITUTE(COM.MICROSOFT.CONCAT(&quot;function&quot;; SUBSTITUTE(SUBSTITUTE(SUBSTITUTE(SUBSTITUTE([.E53]; &quot;rc_&quot;; &quot;&quot;); &quot;*&quot;; &quot;ByRef &quot;); &quot;int &quot;; &quot; &quot;); &quot;double&quot;; &quot; &quot;)); &quot;void &quot;; &quot; &quot;))" office:value-type="string" office:string-value="function  computeActorImpulseDenominator( actor,   pos_x,   pos_y,   pos_z,   normal_x,   normal_y,   normal_z)" calcext:value-type="string">
            <text:p>function <text:s/>computeActorImpulseDenominator( actor, <text:s text:c="2"/>pos_x, <text:s text:c="2"/>pos_y, <text:s text:c="2"/>pos_z, <text:s text:c="2"/>normal_x, <text:s text:c="2"/>normal_y, <text:s text:c="2"/>normal_z)</text:p>
          </table:table-cell>
          <table:table-cell/>
          <table:table-cell office:value-type="string" calcext:value-type="string">
            <text:p>double rc_computeActorImpulseDenominator(int actor, double pos_x, double pos_y, double pos_z, double normal_x, double normal_y, double normal_z)</text:p>
          </table:table-cell>
        </table:table-row>
        <table:table-row table:style-name="ro1">
          <table:table-cell table:number-columns-repeated="2"/>
          <table:table-cell table:formula="of:=IF(LEFT([.E54];4)=&quot;void&quot;; SUBSTITUTE(COM.MICROSOFT.CONCAT(&quot;sub&quot;; SUBSTITUTE(SUBSTITUTE(SUBSTITUTE(SUBSTITUTE([.E54]; &quot;rc_&quot;; &quot;&quot;); &quot;*&quot;; &quot;ByRef &quot;); &quot;int &quot;; &quot; &quot;); &quot;double&quot;; &quot; &quot;)); &quot;void &quot;; &quot; &quot;); SUBSTITUTE(COM.MICROSOFT.CONCAT(&quot;function&quot;; SUBSTITUTE(SUBSTITUTE(SUBSTITUTE(SUBSTITUTE([.E54]; &quot;rc_&quot;; &quot;&quot;); &quot;*&quot;; &quot;ByRef &quot;); &quot;int &quot;; &quot; &quot;); &quot;double&quot;; &quot; &quot;)); &quot;void &quot;; &quot; &quot;))" office:value-type="string" office:string-value="function  computeActorAngularImpulseDenominator( actor,   x,   y,   z)" calcext:value-type="string">
            <text:p>function <text:s/>computeActorAngularImpulseDenominator( actor, <text:s text:c="2"/>x, <text:s text:c="2"/>y, <text:s text:c="2"/>z)</text:p>
          </table:table-cell>
          <table:table-cell/>
          <table:table-cell office:value-type="string" calcext:value-type="string">
            <text:p>double rc_computeActorAngularImpulseDenomina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55];4)=&quot;void&quot;; SUBSTITUTE(COM.MICROSOFT.CONCAT(&quot;sub&quot;; SUBSTITUTE(SUBSTITUTE(SUBSTITUTE(SUBSTITUTE([.E55]; &quot;rc_&quot;; &quot;&quot;); &quot;*&quot;; &quot;ByRef &quot;); &quot;int &quot;; &quot; &quot;); &quot;double&quot;; &quot; &quot;)); &quot;void &quot;; &quot; &quot;); SUBSTITUTE(COM.MICROSOFT.CONCAT(&quot;function&quot;; SUBSTITUTE(SUBSTITUTE(SUBSTITUTE(SUBSTITUTE([.E55]; &quot;rc_&quot;; &quot;&quot;); &quot;*&quot;; &quot;ByRef &quot;); &quot;int &quot;; &quot; &quot;); &quot;double&quot;; &quot; &quot;)); &quot;void &quot;; &quot; &quot;))" office:value-type="string" office:string-value="sub setActorAngularFactor( actor,   x,   y,   z)" calcext:value-type="string">
            <text:p>sub setActorAngularFactor( actor, <text:s text:c="2"/>x, <text:s text:c="2"/>y, <text:s text:c="2"/>z)</text:p>
          </table:table-cell>
          <table:table-cell/>
          <table:table-cell office:value-type="string" calcext:value-type="string">
            <text:p>void rc_setActorAngularFactor(int actor, double x, double y, double z)</text:p>
          </table:table-cell>
        </table:table-row>
        <table:table-row table:style-name="ro1">
          <table:table-cell table:number-columns-repeated="2"/>
          <table:table-cell table:formula="of:=IF(LEFT([.E56];4)=&quot;void&quot;; SUBSTITUTE(COM.MICROSOFT.CONCAT(&quot;sub&quot;; SUBSTITUTE(SUBSTITUTE(SUBSTITUTE(SUBSTITUTE([.E56]; &quot;rc_&quot;; &quot;&quot;); &quot;*&quot;; &quot;ByRef &quot;); &quot;int &quot;; &quot; &quot;); &quot;double&quot;; &quot; &quot;)); &quot;void &quot;; &quot; &quot;); SUBSTITUTE(COM.MICROSOFT.CONCAT(&quot;function&quot;; SUBSTITUTE(SUBSTITUTE(SUBSTITUTE(SUBSTITUTE([.E56]; &quot;rc_&quot;; &quot;&quot;); &quot;*&quot;; &quot;ByRef &quot;); &quot;int &quot;; &quot; &quot;); &quot;double&quot;; &quot; &quot;)); &quot;void &quot;; &quot; &quot;))" office:value-type="string" office:string-value="sub getActorAngularFactor( actor,  ByRef  x,  ByRef  y,  ByRef  z)" calcext:value-type="string">
            <text:p>sub getActorAngularFactor( actor, <text:s/>ByRef <text:s/>x, <text:s/>ByRef <text:s/>y, <text:s/>ByRef <text:s/>z)</text:p>
          </table:table-cell>
          <table:table-cell/>
          <table:table-cell office:value-type="string" calcext:value-type="string">
            <text:p>void rc_getActorAngularFactor(int actor, double* x, double* y, double* z)</text:p>
          </table:table-cell>
        </table:table-row>
        <table:table-row table:style-name="ro1">
          <table:table-cell table:number-columns-repeated="2"/>
          <table:table-cell table:formula="of:=IF(LEFT([.E57];4)=&quot;void&quot;; SUBSTITUTE(COM.MICROSOFT.CONCAT(&quot;sub&quot;; SUBSTITUTE(SUBSTITUTE(SUBSTITUTE(SUBSTITUTE([.E57]; &quot;rc_&quot;; &quot;&quot;); &quot;*&quot;; &quot;ByRef &quot;); &quot;int &quot;; &quot; &quot;); &quot;double&quot;; &quot; &quot;)); &quot;void &quot;; &quot; &quot;); SUBSTITUTE(COM.MICROSOFT.CONCAT(&quot;function&quot;; SUBSTITUTE(SUBSTITUTE(SUBSTITUTE(SUBSTITUTE([.E57]; &quot;rc_&quot;; &quot;&quot;); &quot;*&quot;; &quot;ByRef &quot;); &quot;int &quot;; &quot; &quot;); &quot;double&quot;; &quot; &quot;)); &quot;void &quot;; &quot; &quot;))" office:value-type="string" office:string-value="sub computeActorGyroImpulseLocal( actor,   step,  ByRef  x,  ByRef  y,  ByRef  z)" calcext:value-type="string">
            <text:p>sub computeActorGyroImpulseLocal( actor, <text:s text:c="2"/>step, <text:s/>ByRef <text:s/>x, <text:s/>ByRef <text:s/>y, <text:s/>ByRef <text:s/>z)</text:p>
          </table:table-cell>
          <table:table-cell/>
          <table:table-cell office:value-type="string" calcext:value-type="string">
            <text:p>void rc_computeActorGyroImpulseLocal(int actor, double step, double* x, double* y, double* z)</text:p>
          </table:table-cell>
        </table:table-row>
        <table:table-row table:style-name="ro1">
          <table:table-cell table:number-columns-repeated="2"/>
          <table:table-cell table:formula="of:=IF(LEFT([.E58];4)=&quot;void&quot;; SUBSTITUTE(COM.MICROSOFT.CONCAT(&quot;sub&quot;; SUBSTITUTE(SUBSTITUTE(SUBSTITUTE(SUBSTITUTE([.E58]; &quot;rc_&quot;; &quot;&quot;); &quot;*&quot;; &quot;ByRef &quot;); &quot;int &quot;; &quot; &quot;); &quot;double&quot;; &quot; &quot;)); &quot;void &quot;; &quot; &quot;); SUBSTITUTE(COM.MICROSOFT.CONCAT(&quot;function&quot;; SUBSTITUTE(SUBSTITUTE(SUBSTITUTE(SUBSTITUTE([.E58]; &quot;rc_&quot;; &quot;&quot;); &quot;*&quot;; &quot;ByRef &quot;); &quot;int &quot;; &quot; &quot;); &quot;double&quot;; &quot; &quot;)); &quot;void &quot;; &quot; &quot;))" office:value-type="string" office:string-value="sub computeActorGyroImpulseWorld( actor,   dt,  ByRef  x,  ByRef  y,  ByRef  z)" calcext:value-type="string">
            <text:p>sub computeActorGyroImpulseWorld( actor, <text:s text:c="2"/>dt, <text:s/>ByRef <text:s/>x, <text:s/>ByRef <text:s/>y, <text:s/>ByRef <text:s/>z)</text:p>
          </table:table-cell>
          <table:table-cell/>
          <table:table-cell office:value-type="string" calcext:value-type="string">
            <text:p>void rc_computeActorGyroImpulseWorld(int actor, double dt, double* x, double* y, double* z)</text:p>
          </table:table-cell>
        </table:table-row>
        <table:table-row table:style-name="ro1">
          <table:table-cell table:number-columns-repeated="2"/>
          <table:table-cell table:formula="of:=IF(LEFT([.E59];4)=&quot;void&quot;; SUBSTITUTE(COM.MICROSOFT.CONCAT(&quot;sub&quot;; SUBSTITUTE(SUBSTITUTE(SUBSTITUTE(SUBSTITUTE([.E59]; &quot;rc_&quot;; &quot;&quot;); &quot;*&quot;; &quot;ByRef &quot;); &quot;int &quot;; &quot; &quot;); &quot;double&quot;; &quot; &quot;)); &quot;void &quot;; &quot; &quot;); SUBSTITUTE(COM.MICROSOFT.CONCAT(&quot;function&quot;; SUBSTITUTE(SUBSTITUTE(SUBSTITUTE(SUBSTITUTE([.E59]; &quot;rc_&quot;; &quot;&quot;); &quot;*&quot;; &quot;ByRef &quot;); &quot;int &quot;; &quot; &quot;); &quot;double&quot;; &quot; &quot;)); &quot;void &quot;; &quot; &quot;))" office:value-type="string" office:string-value="sub getActorLocalInertia( actor,  ByRef  x,  ByRef  y,  ByRef  z)" calcext:value-type="string">
            <text:p>sub getActorLocalInertia( actor, <text:s/>ByRef <text:s/>x, <text:s/>ByRef <text:s/>y, <text:s/>ByRef <text:s/>z)</text:p>
          </table:table-cell>
          <table:table-cell/>
          <table:table-cell office:value-type="string" calcext:value-type="string">
            <text:p>void rc_getActorLocalInertia(int actor, double* x, double* y, double* z)</text:p>
          </table:table-cell>
        </table:table-row>
      </table:table>
      <table:table table:name="3D Constraints" table:style-name="ta1">
        <office:forms form:automatic-focus="false" form:apply-design-mode="false"/>
        <table:table-column table:style-name="co96" table:default-cell-style-name="Default"/>
        <table:table-column table:style-name="co97" table:default-cell-style-name="Default"/>
        <table:table-column table:style-name="co98" table:default-cell-style-name="ce18"/>
        <table:table-column table:style-name="co67" table:default-cell-style-name="Default"/>
        <table:table-column table:style-name="co99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16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C++ declaration</text:p>
          </table:table-cell>
          <table:table-cell/>
        </table:table-row>
        <table:table-row table:style-name="ro1">
          <table:table-cell table:style-name="ce15"/>
          <table:table-cell/>
          <table:table-cell table:style-name="ce17" table:formula="of:=IF( LEFT([.E2]; 4) = &quot;void&quot;;    COM.MICROSOFT.CONCAT(   &quot;sub &quot;;   SUBSTITUTE(    SUBSTITUTE(     SUBSTITUTE(      SUBSTITUTE(       SUBSTITUTE(        SUBSTITUTE(         SUBSTITUTE(          SUBSTITUTE(           SUBSTITUTE(            [.E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]; 6) = &quot;string&quot;; LEFT([.E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PointConstraint( actorA,  pxA,  pyA,  pzA)" calcext:value-type="string">
            <text:p>function <text:s/>createPointConstraint( actorA, <text:s/>pxA, <text:s/>pyA, <text:s/>pzA)</text:p>
          </table:table-cell>
          <table:table-cell/>
          <table:table-cell office:value-type="string" calcext:value-type="string">
            <text:p>int rc_createPointConstraint(int actorA, double pxA, double pyA, double pz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]; 4) = &quot;void&quot;;    COM.MICROSOFT.CONCAT(   &quot;sub &quot;;   SUBSTITUTE(    SUBSTITUTE(     SUBSTITUTE(      SUBSTITUTE(       SUBSTITUTE(        SUBSTITUTE(         SUBSTITUTE(          SUBSTITUTE(           SUBSTITUTE(            [.E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]; 6) = &quot;string&quot;; LEFT([.E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PointConstraintEx( actorA,  actorB,  pxA,  pyA,  pzA,  pxB,  pyB,  pzB)" calcext:value-type="string">
            <text:p>function <text:s/>createPointConstraintEx( actorA, <text:s/>actorB, <text:s/>pxA, <text:s/>pyA, <text:s/>pzA, <text:s/>pxB, <text:s/>pyB, <text:s/>pzB)</text:p>
          </table:table-cell>
          <table:table-cell/>
          <table:table-cell office:value-type="string" calcext:value-type="string">
            <text:p>int rc_createPointConstraintEx(int actorA, int actorB, double pxA, double pyA, double pzA, double pxB, double pyB, double pzB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]; 4) = &quot;void&quot;;    COM.MICROSOFT.CONCAT(   &quot;sub &quot;;   SUBSTITUTE(    SUBSTITUTE(     SUBSTITUTE(      SUBSTITUTE(       SUBSTITUTE(        SUBSTITUTE(         SUBSTITUTE(          SUBSTITUTE(           SUBSTITUTE(            [.E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]; 6) = &quot;string&quot;; LEFT([.E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PivotA( constraint_id,  x,  y,  z)" calcext:value-type="string">
            <text:p>sub <text:s/>setConstraintPivotA( constraint_id, <text:s/>x, <text:s/>y, <text:s/>z)</text:p>
          </table:table-cell>
          <table:table-cell/>
          <table:table-cell office:value-type="string" calcext:value-type="string">
            <text:p>void rc_setConstraintPivotA(int constraint_id, double x, double y, double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]; 4) = &quot;void&quot;;    COM.MICROSOFT.CONCAT(   &quot;sub &quot;;   SUBSTITUTE(    SUBSTITUTE(     SUBSTITUTE(      SUBSTITUTE(       SUBSTITUTE(        SUBSTITUTE(         SUBSTITUTE(          SUBSTITUTE(           SUBSTITUTE(            [.E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]; 6) = &quot;string&quot;; LEFT([.E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PivotB( constraint_id,  x,  y,  z)" calcext:value-type="string">
            <text:p>sub <text:s/>setConstraintPivotB( constraint_id, <text:s/>x, <text:s/>y, <text:s/>z)</text:p>
          </table:table-cell>
          <table:table-cell/>
          <table:table-cell office:value-type="string" calcext:value-type="string">
            <text:p>void rc_setConstraintPivotB(int constraint_id, double x, double y, double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]; 4) = &quot;void&quot;;    COM.MICROSOFT.CONCAT(   &quot;sub &quot;;   SUBSTITUTE(    SUBSTITUTE(     SUBSTITUTE(      SUBSTITUTE(       SUBSTITUTE(        SUBSTITUTE(         SUBSTITUTE(          SUBSTITUTE(           SUBSTITUTE(            [.E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]; 6) = &quot;string&quot;; LEFT([.E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HingeConstraint( actorA,  pxA,  pyA,  pzA,  axA,  ayA,  azA)" calcext:value-type="string">
            <text:p>function <text:s/>createHingeConstraint( actorA, <text:s/>pxA, <text:s/>pyA, <text:s/>pzA, <text:s/>axA, <text:s/>ayA, <text:s/>azA)</text:p>
          </table:table-cell>
          <table:table-cell/>
          <table:table-cell office:value-type="string" calcext:value-type="string">
            <text:p>int rc_createHingeConstraint(int actorA, double pxA, double pyA, double pzA, double axA, double ayA, double az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]; 4) = &quot;void&quot;;    COM.MICROSOFT.CONCAT(   &quot;sub &quot;;   SUBSTITUTE(    SUBSTITUTE(     SUBSTITUTE(      SUBSTITUTE(       SUBSTITUTE(        SUBSTITUTE(         SUBSTITUTE(          SUBSTITUTE(           SUBSTITUTE(            [.E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]; 6) = &quot;string&quot;; LEFT([.E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HingeConstraintEx( actorA,   actorB,  pxA,  pyA,  pzA,  pxB,  pyB,  pzB," calcext:value-type="string">
            <text:p>function <text:s/>createHingeConstraintEx( actorA, <text:s text:c="2"/>actorB, <text:s/>pxA, <text:s/>pyA, <text:s/>pzA, <text:s/>pxB, <text:s/>pyB, <text:s/>pzB,</text:p>
          </table:table-cell>
          <table:table-cell/>
          <table:table-cell office:value-type="string" calcext:value-type="string">
            <text:p>int rc_createHingeConstraintEx(int actorA, <text:s/>int actorB, double pxA, double pyA, double pzA, double pxB, double pyB, double pzB,</text:p>
          </table:table-cell>
          <table:table-cell office:value-type="string" calcext:value-type="string">
            <text:p>double axA, double ayA, double azA, double axB, double ayB, double azB)</text:p>
          </table:table-cell>
        </table:table-row>
        <table:table-row table:style-name="ro1">
          <table:table-cell table:style-name="ce5"/>
          <table:table-cell/>
          <table:table-cell table:style-name="ce17" table:formula="of:=IF( LEFT([.E8]; 4) = &quot;void&quot;;    COM.MICROSOFT.CONCAT(   &quot;sub &quot;;   SUBSTITUTE(    SUBSTITUTE(     SUBSTITUTE(      SUBSTITUTE(       SUBSTITUTE(        SUBSTITUTE(         SUBSTITUTE(          SUBSTITUTE(           SUBSTITUTE(            [.E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]; 6) = &quot;string&quot;; LEFT([.E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SlideConstraint( actorA,  frameInB_matrix,  useLinearReferenceFrameA)" calcext:value-type="string">
            <text:p>function <text:s/>createSlideConstraint( actorA, <text:s/>frameInB_matrix, <text:s/>useLinearReferenceFrameA)</text:p>
          </table:table-cell>
          <table:table-cell/>
          <table:table-cell office:value-type="string" calcext:value-type="string">
            <text:p>int rc_createSlideConstraint(int actorA, int frameInB_matrix, bool useLinearReferenceFrame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]; 4) = &quot;void&quot;;    COM.MICROSOFT.CONCAT(   &quot;sub &quot;;   SUBSTITUTE(    SUBSTITUTE(     SUBSTITUTE(      SUBSTITUTE(       SUBSTITUTE(        SUBSTITUTE(         SUBSTITUTE(          SUBSTITUTE(           SUBSTITUTE(            [.E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]; 6) = &quot;string&quot;; LEFT([.E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SlideConstraintEx( actorA,  actorB,  frameInA_matrix,  frameInB_matrix,  useLinearReferenceFrameA)" calcext:value-type="string">
            <text:p>function <text:s/>createSlideConstraintEx( actorA, <text:s/>actorB, <text:s/>frameInA_matrix, <text:s/>frameInB_matrix, <text:s/>useLinearReferenceFrameA)</text:p>
          </table:table-cell>
          <table:table-cell/>
          <table:table-cell office:value-type="string" calcext:value-type="string">
            <text:p>int rc_createSlideConstraintEx(int actorA, int actorB, int frameInA_matrix, int frameInB_matrix, bool useLinearReferenceFrame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]; 4) = &quot;void&quot;;    COM.MICROSOFT.CONCAT(   &quot;sub &quot;;   SUBSTITUTE(    SUBSTITUTE(     SUBSTITUTE(      SUBSTITUTE(       SUBSTITUTE(        SUBSTITUTE(         SUBSTITUTE(          SUBSTITUTE(           SUBSTITUTE(            [.E1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]; 6) = &quot;string&quot;; LEFT([.E1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ConeConstraint( actorA,  rbAFrame_matrix)" calcext:value-type="string">
            <text:p>function <text:s/>createConeConstraint( actorA, <text:s/>rbAFrame_matrix)</text:p>
          </table:table-cell>
          <table:table-cell/>
          <table:table-cell office:value-type="string" calcext:value-type="string">
            <text:p>int rc_createConeConstraint(int actorA, int rbAFrame_matrix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1]; 4) = &quot;void&quot;;    COM.MICROSOFT.CONCAT(   &quot;sub &quot;;   SUBSTITUTE(    SUBSTITUTE(     SUBSTITUTE(      SUBSTITUTE(       SUBSTITUTE(        SUBSTITUTE(         SUBSTITUTE(          SUBSTITUTE(           SUBSTITUTE(            [.E1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1]; 6) = &quot;string&quot;; LEFT([.E1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createConeConstraintEx( actorA,  actorB,  rbAFrame_matrix,  rbBFrame_matrix)" calcext:value-type="string">
            <text:p>function <text:s/>createConeConstraintEx( actorA, <text:s/>actorB, <text:s/>rbAFrame_matrix, <text:s/>rbBFrame_matrix)</text:p>
          </table:table-cell>
          <table:table-cell/>
          <table:table-cell office:value-type="string" calcext:value-type="string">
            <text:p>int rc_createConeConstraintEx(int actorA, int actorB, int rbAFrame_matrix, int rbBFrame_matrix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2]; 4) = &quot;void&quot;;    COM.MICROSOFT.CONCAT(   &quot;sub &quot;;   SUBSTITUTE(    SUBSTITUTE(     SUBSTITUTE(      SUBSTITUTE(       SUBSTITUTE(        SUBSTITUTE(         SUBSTITUTE(          SUBSTITUTE(           SUBSTITUTE(            [.E1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2]; 6) = &quot;string&quot;; LEFT([.E1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deleteConstraint( constraint_id)" calcext:value-type="string">
            <text:p>sub <text:s/>deleteConstraint( constraint_id)</text:p>
          </table:table-cell>
          <table:table-cell/>
          <table:table-cell office:value-type="string" calcext:value-type="string">
            <text:p>void rc_deleteConstrain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3]; 4) = &quot;void&quot;;    COM.MICROSOFT.CONCAT(   &quot;sub &quot;;   SUBSTITUTE(    SUBSTITUTE(     SUBSTITUTE(      SUBSTITUTE(       SUBSTITUTE(        SUBSTITUTE(         SUBSTITUTE(          SUBSTITUTE(           SUBSTITUTE(            [.E1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3]; 6) = &quot;string&quot;; LEFT([.E1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FrameOffsetA( constraint_id, ByRef x, ByRef y, ByRef z, ByRef rx, ByRef ry, ByRef rz)" calcext:value-type="string">
            <text:p>sub <text:s/>getConstraintFrameOffsetA( constraint_id, ByRef x, ByRef y, ByRef z, ByRef rx, ByRef ry, ByRef rz)</text:p>
          </table:table-cell>
          <table:table-cell/>
          <table:table-cell office:value-type="string" calcext:value-type="string">
            <text:p>void rc_getConstraintFrameOffsetA(int constraint_id, double* x, double* y, double* z, double* rx, double* ry, double* r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4]; 4) = &quot;void&quot;;    COM.MICROSOFT.CONCAT(   &quot;sub &quot;;   SUBSTITUTE(    SUBSTITUTE(     SUBSTITUTE(      SUBSTITUTE(       SUBSTITUTE(        SUBSTITUTE(         SUBSTITUTE(          SUBSTITUTE(           SUBSTITUTE(            [.E1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4]; 6) = &quot;string&quot;; LEFT([.E1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FrameOffsetB( constraint_id, ByRef x, ByRef y, ByRef z, ByRef rx, ByRef ry, ByRef rz)" calcext:value-type="string">
            <text:p>sub <text:s/>getConstraintFrameOffsetB( constraint_id, ByRef x, ByRef y, ByRef z, ByRef rx, ByRef ry, ByRef rz)</text:p>
          </table:table-cell>
          <table:table-cell/>
          <table:table-cell office:value-type="string" calcext:value-type="string">
            <text:p>void rc_getConstraintFrameOffsetB(int constraint_id, double* x, double* y, double* z, double* rx, double* ry, double* r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5]; 4) = &quot;void&quot;;    COM.MICROSOFT.CONCAT(   &quot;sub &quot;;   SUBSTITUTE(    SUBSTITUTE(     SUBSTITUTE(      SUBSTITUTE(       SUBSTITUTE(        SUBSTITUTE(         SUBSTITUTE(          SUBSTITUTE(           SUBSTITUTE(            [.E1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5]; 6) = &quot;string&quot;; LEFT([.E1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ConstraintFrameOffset( constraint_id,  flag)" calcext:value-type="string">
            <text:p>sub <text:s/>useConstraintFrameOffset( constraint_id, <text:s/>flag)</text:p>
          </table:table-cell>
          <table:table-cell/>
          <table:table-cell office:value-type="string" calcext:value-type="string">
            <text:p>void rc_useConstraintFrameOffset(int constraint_id, bool flag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6]; 4) = &quot;void&quot;;    COM.MICROSOFT.CONCAT(   &quot;sub &quot;;   SUBSTITUTE(    SUBSTITUTE(     SUBSTITUTE(      SUBSTITUTE(       SUBSTITUTE(        SUBSTITUTE(         SUBSTITUTE(          SUBSTITUTE(           SUBSTITUTE(            [.E1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6]; 6) = &quot;string&quot;; LEFT([.E1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Angle( constraint_id)" calcext:value-type="string">
            <text:p>function <text:s/>getHingeAngle( constraint_id)</text:p>
          </table:table-cell>
          <table:table-cell/>
          <table:table-cell office:value-type="string" calcext:value-type="string">
            <text:p>double rc_getHingeAngle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7]; 4) = &quot;void&quot;;    COM.MICROSOFT.CONCAT(   &quot;sub &quot;;   SUBSTITUTE(    SUBSTITUTE(     SUBSTITUTE(      SUBSTITUTE(       SUBSTITUTE(        SUBSTITUTE(         SUBSTITUTE(          SUBSTITUTE(           SUBSTITUTE(            [.E1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7]; 6) = &quot;string&quot;; LEFT([.E1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AngleEx( constraint_id,  t_matrixA,  t_matrixB)" calcext:value-type="string">
            <text:p>function <text:s/>getHingeAngleEx( constraint_id, <text:s/>t_matrixA, <text:s/>t_matrixB)</text:p>
          </table:table-cell>
          <table:table-cell/>
          <table:table-cell office:value-type="string" calcext:value-type="string">
            <text:p>double rc_getHingeAngleEx(int constraint_id, int t_matrixA, int t_matrixB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8]; 4) = &quot;void&quot;;    COM.MICROSOFT.CONCAT(   &quot;sub &quot;;   SUBSTITUTE(    SUBSTITUTE(     SUBSTITUTE(      SUBSTITUTE(       SUBSTITUTE(        SUBSTITUTE(         SUBSTITUTE(          SUBSTITUTE(           SUBSTITUTE(            [.E1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8]; 6) = &quot;string&quot;; LEFT([.E1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reakingImpulseThreshold( constraint_id)" calcext:value-type="string">
            <text:p>function <text:s/>getConstraintBreakingImpulseThreshold( constraint_id)</text:p>
          </table:table-cell>
          <table:table-cell/>
          <table:table-cell office:value-type="string" calcext:value-type="string">
            <text:p>double rc_getConstraintBreakingImpulseThreshold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9]; 4) = &quot;void&quot;;    COM.MICROSOFT.CONCAT(   &quot;sub &quot;;   SUBSTITUTE(    SUBSTITUTE(     SUBSTITUTE(      SUBSTITUTE(       SUBSTITUTE(        SUBSTITUTE(         SUBSTITUTE(          SUBSTITUTE(           SUBSTITUTE(            [.E1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9]; 6) = &quot;string&quot;; LEFT([.E1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Frame( constraint_id,  mA)" calcext:value-type="string">
            <text:p>function <text:s/>getConstraintAFrame( constraint_id, <text:s/>mA)</text:p>
          </table:table-cell>
          <table:table-cell/>
          <table:table-cell office:value-type="string" calcext:value-type="string">
            <text:p>int rc_getConstraintAFrame(int constraint_id, int m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0]; 4) = &quot;void&quot;;    COM.MICROSOFT.CONCAT(   &quot;sub &quot;;   SUBSTITUTE(    SUBSTITUTE(     SUBSTITUTE(      SUBSTITUTE(       SUBSTITUTE(        SUBSTITUTE(         SUBSTITUTE(          SUBSTITUTE(           SUBSTITUTE(            [.E2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0]; 6) = &quot;string&quot;; LEFT([.E2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Frame( constraint_id,  mA)" calcext:value-type="string">
            <text:p>function <text:s/>getConstraintBFrame( constraint_id, <text:s/>mA)</text:p>
          </table:table-cell>
          <table:table-cell/>
          <table:table-cell office:value-type="string" calcext:value-type="string">
            <text:p>int rc_getConstraintBFrame(int constraint_id, int mA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1]; 4) = &quot;void&quot;;    COM.MICROSOFT.CONCAT(   &quot;sub &quot;;   SUBSTITUTE(    SUBSTITUTE(     SUBSTITUTE(      SUBSTITUTE(       SUBSTITUTE(        SUBSTITUTE(         SUBSTITUTE(          SUBSTITUTE(           SUBSTITUTE(            [.E2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1]; 6) = &quot;string&quot;; LEFT([.E2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Axis( constraint_id,  x,  y,  z)" calcext:value-type="string">
            <text:p>sub <text:s/>setConstraintAxis( constraint_id, <text:s/>x, <text:s/>y, <text:s/>z)</text:p>
          </table:table-cell>
          <table:table-cell/>
          <table:table-cell office:value-type="string" calcext:value-type="string">
            <text:p>void rc_setConstraintAxis(int constraint_id, double x, double y, double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2]; 4) = &quot;void&quot;;    COM.MICROSOFT.CONCAT(   &quot;sub &quot;;   SUBSTITUTE(    SUBSTITUTE(     SUBSTITUTE(      SUBSTITUTE(       SUBSTITUTE(        SUBSTITUTE(         SUBSTITUTE(          SUBSTITUTE(           SUBSTITUTE(            [.E2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2]; 6) = &quot;string&quot;; LEFT([.E2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BreakingImpulseThreshold( constraint_id,  threshold)" calcext:value-type="string">
            <text:p>sub <text:s/>setConstraintBreakingImpulseThreshold( constraint_id, <text:s/>threshold)</text:p>
          </table:table-cell>
          <table:table-cell/>
          <table:table-cell office:value-type="string" calcext:value-type="string">
            <text:p>void rc_setConstraintBreakingImpulseThreshold(int constraint_id, double threshol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3]; 4) = &quot;void&quot;;    COM.MICROSOFT.CONCAT(   &quot;sub &quot;;   SUBSTITUTE(    SUBSTITUTE(     SUBSTITUTE(      SUBSTITUTE(       SUBSTITUTE(        SUBSTITUTE(         SUBSTITUTE(          SUBSTITUTE(           SUBSTITUTE(            [.E2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3]; 6) = &quot;string&quot;; LEFT([.E2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Frames( constraint_id,  frameA_matrix,  frameB_matrix)" calcext:value-type="string">
            <text:p>sub <text:s/>setConstraintFrames( constraint_id, <text:s/>frameA_matrix, <text:s/>frameB_matrix)</text:p>
          </table:table-cell>
          <table:table-cell/>
          <table:table-cell office:value-type="string" calcext:value-type="string">
            <text:p>void rc_setConstraintFrames(int constraint_id, int frameA_matrix, int frameB_matrix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4]; 4) = &quot;void&quot;;    COM.MICROSOFT.CONCAT(   &quot;sub &quot;;   SUBSTITUTE(    SUBSTITUTE(     SUBSTITUTE(      SUBSTITUTE(       SUBSTITUTE(        SUBSTITUTE(         SUBSTITUTE(          SUBSTITUTE(           SUBSTITUTE(            [.E2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4]; 6) = &quot;string&quot;; LEFT([.E2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HingeLimit( constraint_id,  low,  high,  softness,  bias_factor,  relaxation_factor)" calcext:value-type="string">
            <text:p>sub <text:s/>setHingeLimit( constraint_id, <text:s/>low, <text:s/>high, <text:s/>softness, <text:s/>bias_factor, <text:s/>relaxation_factor)</text:p>
          </table:table-cell>
          <table:table-cell/>
          <table:table-cell office:value-type="string" calcext:value-type="string">
            <text:p>void rc_setHingeLimit(int constraint_id, double low, double high, double softness, double bias_factor, double relaxation_factor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5]; 4) = &quot;void&quot;;    COM.MICROSOFT.CONCAT(   &quot;sub &quot;;   SUBSTITUTE(    SUBSTITUTE(     SUBSTITUTE(      SUBSTITUTE(       SUBSTITUTE(        SUBSTITUTE(         SUBSTITUTE(          SUBSTITUTE(           SUBSTITUTE(            [.E2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5]; 6) = &quot;string&quot;; LEFT([.E2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eLimit( constraint_id,  swingSpan1,  swingSpan2,  twistSpan,  softness,  bias_factor,  relaxation_factor)" calcext:value-type="string">
            <text:p>sub <text:s/>setConeLimit( constraint_id, <text:s/>swingSpan1, <text:s/>swingSpan2, <text:s/>twistSpan, <text:s/>softness, <text:s/>bias_factor, <text:s/>relaxation_factor)</text:p>
          </table:table-cell>
          <table:table-cell/>
          <table:table-cell office:value-type="string" calcext:value-type="string">
            <text:p>void rc_setConeLimit(int constraint_id, double swingSpan1, double swingSpan2, double twistSpan, double softness, double bias_factor, double relaxation_factor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6]; 4) = &quot;void&quot;;    COM.MICROSOFT.CONCAT(   &quot;sub &quot;;   SUBSTITUTE(    SUBSTITUTE(     SUBSTITUTE(      SUBSTITUTE(       SUBSTITUTE(        SUBSTITUTE(         SUBSTITUTE(          SUBSTITUTE(           SUBSTITUTE(            [.E2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6]; 6) = &quot;string&quot;; LEFT([.E2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BiasFactor( constraint_id)" calcext:value-type="string">
            <text:p>function <text:s/>getConstraintLimitBiasFactor( constraint_id)</text:p>
          </table:table-cell>
          <table:table-cell/>
          <table:table-cell office:value-type="string" calcext:value-type="string">
            <text:p>double rc_getConstraintLimitBiasFactor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7]; 4) = &quot;void&quot;;    COM.MICROSOFT.CONCAT(   &quot;sub &quot;;   SUBSTITUTE(    SUBSTITUTE(     SUBSTITUTE(      SUBSTITUTE(       SUBSTITUTE(        SUBSTITUTE(         SUBSTITUTE(          SUBSTITUTE(           SUBSTITUTE(            [.E2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7]; 6) = &quot;string&quot;; LEFT([.E2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LimitRelaxationFactor( constraint_id)" calcext:value-type="string">
            <text:p>function <text:s/>getLimitRelaxationFactor( constraint_id)</text:p>
          </table:table-cell>
          <table:table-cell/>
          <table:table-cell office:value-type="string" calcext:value-type="string">
            <text:p>double rc_getLimitRelaxationFactor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8]; 4) = &quot;void&quot;;    COM.MICROSOFT.CONCAT(   &quot;sub &quot;;   SUBSTITUTE(    SUBSTITUTE(     SUBSTITUTE(      SUBSTITUTE(       SUBSTITUTE(        SUBSTITUTE(         SUBSTITUTE(          SUBSTITUTE(           SUBSTITUTE(            [.E2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8]; 6) = &quot;string&quot;; LEFT([.E2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Sign( constraint_id)" calcext:value-type="string">
            <text:p>function <text:s/>getConstraintLimitSign( constraint_id)</text:p>
          </table:table-cell>
          <table:table-cell/>
          <table:table-cell office:value-type="string" calcext:value-type="string">
            <text:p>double rc_getConstraintLimitSig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29]; 4) = &quot;void&quot;;    COM.MICROSOFT.CONCAT(   &quot;sub &quot;;   SUBSTITUTE(    SUBSTITUTE(     SUBSTITUTE(      SUBSTITUTE(       SUBSTITUTE(        SUBSTITUTE(         SUBSTITUTE(          SUBSTITUTE(           SUBSTITUTE(            [.E2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9]; 6) = &quot;string&quot;; LEFT([.E2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HingeSolveLimit( constraint_id)" calcext:value-type="string">
            <text:p>function <text:s/>getHingeSolveLimit( constraint_id)</text:p>
          </table:table-cell>
          <table:table-cell/>
          <table:table-cell office:value-type="string" calcext:value-type="string">
            <text:p>int rc_getHingeSolve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0]; 4) = &quot;void&quot;;    COM.MICROSOFT.CONCAT(   &quot;sub &quot;;   SUBSTITUTE(    SUBSTITUTE(     SUBSTITUTE(      SUBSTITUTE(       SUBSTITUTE(        SUBSTITUTE(         SUBSTITUTE(          SUBSTITUTE(           SUBSTITUTE(            [.E3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0]; 6) = &quot;string&quot;; LEFT([.E3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HingeReferenceFrameA( constraint_id,  flag)" calcext:value-type="string">
            <text:p>sub <text:s/>useHingeReferenceFrameA( constraint_id, <text:s/>flag)</text:p>
          </table:table-cell>
          <table:table-cell/>
          <table:table-cell office:value-type="string" calcext:value-type="string">
            <text:p>void rc_useHingeReferenceFrameA(int constraint_id, bool flag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1]; 4) = &quot;void&quot;;    COM.MICROSOFT.CONCAT(   &quot;sub &quot;;   SUBSTITUTE(    SUBSTITUTE(     SUBSTITUTE(      SUBSTITUTE(       SUBSTITUTE(        SUBSTITUTE(         SUBSTITUTE(          SUBSTITUTE(           SUBSTITUTE(            [.E3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1]; 6) = &quot;string&quot;; LEFT([.E3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ppliedImpulse( constraint_id)" calcext:value-type="string">
            <text:p>function <text:s/>getConstraintAppliedImpulse( constraint_id)</text:p>
          </table:table-cell>
          <table:table-cell/>
          <table:table-cell office:value-type="string" calcext:value-type="string">
            <text:p>double rc_getConstraintAppliedImpulse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2]; 4) = &quot;void&quot;;    COM.MICROSOFT.CONCAT(   &quot;sub &quot;;   SUBSTITUTE(    SUBSTITUTE(     SUBSTITUTE(      SUBSTITUTE(       SUBSTITUTE(        SUBSTITUTE(         SUBSTITUTE(          SUBSTITUTE(           SUBSTITUTE(            [.E3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2]; 6) = &quot;string&quot;; LEFT([.E3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FixedActor( constraint_id)" calcext:value-type="string">
            <text:p>function <text:s/>getConstraintFixedActor( constraint_id)</text:p>
          </table:table-cell>
          <table:table-cell/>
          <table:table-cell office:value-type="string" calcext:value-type="string">
            <text:p>int rc_getConstraintFixedActor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3]; 4) = &quot;void&quot;;    COM.MICROSOFT.CONCAT(   &quot;sub &quot;;   SUBSTITUTE(    SUBSTITUTE(     SUBSTITUTE(      SUBSTITUTE(       SUBSTITUTE(        SUBSTITUTE(         SUBSTITUTE(          SUBSTITUTE(           SUBSTITUTE(            [.E3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3]; 6) = &quot;string&quot;; LEFT([.E3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PivotA( constraint_id, ByRef x, ByRef y, ByRef z)" calcext:value-type="string">
            <text:p>sub <text:s/>getConstraintPivotA( constraint_id, ByRef x, ByRef y, ByRef z)</text:p>
          </table:table-cell>
          <table:table-cell/>
          <table:table-cell office:value-type="string" calcext:value-type="string">
            <text:p>void rc_getConstraintPivotA(int constraint_id, double* x, double* y, double*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4]; 4) = &quot;void&quot;;    COM.MICROSOFT.CONCAT(   &quot;sub &quot;;   SUBSTITUTE(    SUBSTITUTE(     SUBSTITUTE(      SUBSTITUTE(       SUBSTITUTE(        SUBSTITUTE(         SUBSTITUTE(          SUBSTITUTE(           SUBSTITUTE(            [.E3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4]; 6) = &quot;string&quot;; LEFT([.E3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PivotB( constraint_id, ByRef x, ByRef y, ByRef z)" calcext:value-type="string">
            <text:p>sub <text:s/>getConstraintPivotB( constraint_id, ByRef x, ByRef y, ByRef z)</text:p>
          </table:table-cell>
          <table:table-cell/>
          <table:table-cell office:value-type="string" calcext:value-type="string">
            <text:p>void rc_getConstraintPivotB(int constraint_id, double* x, double* y, double*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5]; 4) = &quot;void&quot;;    COM.MICROSOFT.CONCAT(   &quot;sub &quot;;   SUBSTITUTE(    SUBSTITUTE(     SUBSTITUTE(      SUBSTITUTE(       SUBSTITUTE(        SUBSTITUTE(         SUBSTITUTE(          SUBSTITUTE(           SUBSTITUTE(            [.E3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5]; 6) = &quot;string&quot;; LEFT([.E3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ctorA( constraint_id)" calcext:value-type="string">
            <text:p>function <text:s/>getConstraintActorA( constraint_id)</text:p>
          </table:table-cell>
          <table:table-cell/>
          <table:table-cell office:value-type="string" calcext:value-type="string">
            <text:p>int rc_getConstraintActorA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6]; 4) = &quot;void&quot;;    COM.MICROSOFT.CONCAT(   &quot;sub &quot;;   SUBSTITUTE(    SUBSTITUTE(     SUBSTITUTE(      SUBSTITUTE(       SUBSTITUTE(        SUBSTITUTE(         SUBSTITUTE(          SUBSTITUTE(           SUBSTITUTE(            [.E3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6]; 6) = &quot;string&quot;; LEFT([.E3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ctorB( constraint_id)" calcext:value-type="string">
            <text:p>function <text:s/>getConstraintActorB( constraint_id)</text:p>
          </table:table-cell>
          <table:table-cell/>
          <table:table-cell office:value-type="string" calcext:value-type="string">
            <text:p>int rc_getConstraintActorB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7]; 4) = &quot;void&quot;;    COM.MICROSOFT.CONCAT(   &quot;sub &quot;;   SUBSTITUTE(    SUBSTITUTE(     SUBSTITUTE(      SUBSTITUTE(       SUBSTITUTE(        SUBSTITUTE(         SUBSTITUTE(          SUBSTITUTE(           SUBSTITUTE(            [.E3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7]; 6) = &quot;string&quot;; LEFT([.E3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lverIterations( constraint_id,  num)" calcext:value-type="string">
            <text:p>sub <text:s/>setConstraintSolverIterations( constraint_id, <text:s/>num)</text:p>
          </table:table-cell>
          <table:table-cell/>
          <table:table-cell office:value-type="string" calcext:value-type="string">
            <text:p>void rc_setConstraintSolverIterations(int constraint_id, int num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8]; 4) = &quot;void&quot;;    COM.MICROSOFT.CONCAT(   &quot;sub &quot;;   SUBSTITUTE(    SUBSTITUTE(     SUBSTITUTE(      SUBSTITUTE(       SUBSTITUTE(        SUBSTITUTE(         SUBSTITUTE(          SUBSTITUTE(           SUBSTITUTE(            [.E3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8]; 6) = &quot;string&quot;; LEFT([.E3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BiasFactor( constraint_id)" calcext:value-type="string">
            <text:p>function <text:s/>getConstraintBiasFactor( constraint_id)</text:p>
          </table:table-cell>
          <table:table-cell/>
          <table:table-cell office:value-type="string" calcext:value-type="string">
            <text:p>double rc_getConstraintBiasFactor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39]; 4) = &quot;void&quot;;    COM.MICROSOFT.CONCAT(   &quot;sub &quot;;   SUBSTITUTE(    SUBSTITUTE(     SUBSTITUTE(      SUBSTITUTE(       SUBSTITUTE(        SUBSTITUTE(         SUBSTITUTE(          SUBSTITUTE(           SUBSTITUTE(            [.E3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9]; 6) = &quot;string&quot;; LEFT([.E3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( constraint_id)" calcext:value-type="string">
            <text:p>function <text:s/>getConstraintDamping( constraint_id)</text:p>
          </table:table-cell>
          <table:table-cell/>
          <table:table-cell office:value-type="string" calcext:value-type="string">
            <text:p>double rc_getConstraintDampi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0]; 4) = &quot;void&quot;;    COM.MICROSOFT.CONCAT(   &quot;sub &quot;;   SUBSTITUTE(    SUBSTITUTE(     SUBSTITUTE(      SUBSTITUTE(       SUBSTITUTE(        SUBSTITUTE(         SUBSTITUTE(          SUBSTITUTE(           SUBSTITUTE(            [.E4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0]; 6) = &quot;string&quot;; LEFT([.E4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FixThresh( constraint_id)" calcext:value-type="string">
            <text:p>function <text:s/>getConstraintFixThresh( constraint_id)</text:p>
          </table:table-cell>
          <table:table-cell/>
          <table:table-cell office:value-type="string" calcext:value-type="string">
            <text:p>double rc_getConstraintFixThresh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1]; 4) = &quot;void&quot;;    COM.MICROSOFT.CONCAT(   &quot;sub &quot;;   SUBSTITUTE(    SUBSTITUTE(     SUBSTITUTE(      SUBSTITUTE(       SUBSTITUTE(        SUBSTITUTE(         SUBSTITUTE(          SUBSTITUTE(           SUBSTITUTE(            [.E4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1]; 6) = &quot;string&quot;; LEFT([.E4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( constraint_id,  limit_index)" calcext:value-type="string">
            <text:p>function <text:s/>getConstraintLimit( constraint_id, <text:s/>limit_index)</text:p>
          </table:table-cell>
          <table:table-cell/>
          <table:table-cell office:value-type="string" calcext:value-type="string">
            <text:p>double rc_getConstraintLimit(int constraint_id, int limit_index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2]; 4) = &quot;void&quot;;    COM.MICROSOFT.CONCAT(   &quot;sub &quot;;   SUBSTITUTE(    SUBSTITUTE(     SUBSTITUTE(      SUBSTITUTE(       SUBSTITUTE(        SUBSTITUTE(         SUBSTITUTE(          SUBSTITUTE(           SUBSTITUTE(            [.E4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2]; 6) = &quot;string&quot;; LEFT([.E4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mitSoftness( constraint_id)" calcext:value-type="string">
            <text:p>function <text:s/>getConstraintLimitSoftness( constraint_id)</text:p>
          </table:table-cell>
          <table:table-cell/>
          <table:table-cell office:value-type="string" calcext:value-type="string">
            <text:p>double rc_getConstraintLimitSoftness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3]; 4) = &quot;void&quot;;    COM.MICROSOFT.CONCAT(   &quot;sub &quot;;   SUBSTITUTE(    SUBSTITUTE(     SUBSTITUTE(      SUBSTITUTE(       SUBSTITUTE(        SUBSTITUTE(         SUBSTITUTE(          SUBSTITUTE(           SUBSTITUTE(            [.E4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3]; 6) = &quot;string&quot;; LEFT([.E4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rIterations( constraint_id)" calcext:value-type="string">
            <text:p>function <text:s/>getConstraintSolverIterations( constraint_id)</text:p>
          </table:table-cell>
          <table:table-cell/>
          <table:table-cell office:value-type="string" calcext:value-type="string">
            <text:p>double rc_getConstraintSolverIterations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4]; 4) = &quot;void&quot;;    COM.MICROSOFT.CONCAT(   &quot;sub &quot;;   SUBSTITUTE(    SUBSTITUTE(     SUBSTITUTE(      SUBSTITUTE(       SUBSTITUTE(        SUBSTITUTE(         SUBSTITUTE(          SUBSTITUTE(           SUBSTITUTE(            [.E4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4]; 6) = &quot;string&quot;; LEFT([.E4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glePoint( constraint_id,  angle,  len, ByRef x, ByRef y, ByRef z)" calcext:value-type="string">
            <text:p>sub <text:s/>getConstraintAnglePoint( constraint_id, <text:s/>angle, <text:s/>len, ByRef x, ByRef y, ByRef z)</text:p>
          </table:table-cell>
          <table:table-cell/>
          <table:table-cell office:value-type="string" calcext:value-type="string">
            <text:p>void rc_getConstraintAnglePoint(int constraint_id, double angle, double len, double* x, double* y, double*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5]; 4) = &quot;void&quot;;    COM.MICROSOFT.CONCAT(   &quot;sub &quot;;   SUBSTITUTE(    SUBSTITUTE(     SUBSTITUTE(      SUBSTITUTE(       SUBSTITUTE(        SUBSTITUTE(         SUBSTITUTE(          SUBSTITUTE(           SUBSTITUTE(            [.E4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5]; 6) = &quot;string&quot;; LEFT([.E4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ularOnly( constraint_id)" calcext:value-type="string">
            <text:p>function <text:s/>getConstraintAngularOnly( constraint_id)</text:p>
          </table:table-cell>
          <table:table-cell/>
          <table:table-cell office:value-type="string" calcext:value-type="string">
            <text:p>bool rc_getConstraintAngularOnly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6]; 4) = &quot;void&quot;;    COM.MICROSOFT.CONCAT(   &quot;sub &quot;;   SUBSTITUTE(    SUBSTITUTE(     SUBSTITUTE(      SUBSTITUTE(       SUBSTITUTE(        SUBSTITUTE(         SUBSTITUTE(          SUBSTITUTE(           SUBSTITUTE(            [.E4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6]; 6) = &quot;string&quot;; LEFT([.E4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SwingLimit( constraint_id)" calcext:value-type="string">
            <text:p>function <text:s/>getConstraintSolveSwingLimit( constraint_id)</text:p>
          </table:table-cell>
          <table:table-cell/>
          <table:table-cell office:value-type="string" calcext:value-type="string">
            <text:p>int rc_getConstraintSolveSwing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7]; 4) = &quot;void&quot;;    COM.MICROSOFT.CONCAT(   &quot;sub &quot;;   SUBSTITUTE(    SUBSTITUTE(     SUBSTITUTE(      SUBSTITUTE(       SUBSTITUTE(        SUBSTITUTE(         SUBSTITUTE(          SUBSTITUTE(           SUBSTITUTE(            [.E4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7]; 6) = &quot;string&quot;; LEFT([.E4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TwistLimit( constraint_id)" calcext:value-type="string">
            <text:p>function <text:s/>getConstraintSolveTwistLimit( constraint_id)</text:p>
          </table:table-cell>
          <table:table-cell/>
          <table:table-cell office:value-type="string" calcext:value-type="string">
            <text:p>int rc_getConstraintSolveTwist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8]; 4) = &quot;void&quot;;    COM.MICROSOFT.CONCAT(   &quot;sub &quot;;   SUBSTITUTE(    SUBSTITUTE(     SUBSTITUTE(      SUBSTITUTE(       SUBSTITUTE(        SUBSTITUTE(         SUBSTITUTE(          SUBSTITUTE(           SUBSTITUTE(            [.E4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8]; 6) = &quot;string&quot;; LEFT([.E4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Limit( constraint_id)" calcext:value-type="string">
            <text:p>function <text:s/>getConstraintSolveLimit( constraint_id)</text:p>
          </table:table-cell>
          <table:table-cell/>
          <table:table-cell office:value-type="string" calcext:value-type="string">
            <text:p>int rc_getConstraintSolve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49]; 4) = &quot;void&quot;;    COM.MICROSOFT.CONCAT(   &quot;sub &quot;;   SUBSTITUTE(    SUBSTITUTE(     SUBSTITUTE(      SUBSTITUTE(       SUBSTITUTE(        SUBSTITUTE(         SUBSTITUTE(          SUBSTITUTE(           SUBSTITUTE(            [.E4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9]; 6) = &quot;string&quot;; LEFT([.E4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wingSpan1( constraint_id)" calcext:value-type="string">
            <text:p>function <text:s/>getConstraintSwingSpan1( constraint_id)</text:p>
          </table:table-cell>
          <table:table-cell/>
          <table:table-cell office:value-type="string" calcext:value-type="string">
            <text:p>double rc_getConstraintSwingSpan1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0]; 4) = &quot;void&quot;;    COM.MICROSOFT.CONCAT(   &quot;sub &quot;;   SUBSTITUTE(    SUBSTITUTE(     SUBSTITUTE(      SUBSTITUTE(       SUBSTITUTE(        SUBSTITUTE(         SUBSTITUTE(          SUBSTITUTE(           SUBSTITUTE(            [.E5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0]; 6) = &quot;string&quot;; LEFT([.E5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wingSpan2( constraint_id)" calcext:value-type="string">
            <text:p>function <text:s/>getConstraintSwingSpan2( constraint_id)</text:p>
          </table:table-cell>
          <table:table-cell/>
          <table:table-cell office:value-type="string" calcext:value-type="string">
            <text:p>int rc_getConstraintSwingSpan2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1]; 4) = &quot;void&quot;;    COM.MICROSOFT.CONCAT(   &quot;sub &quot;;   SUBSTITUTE(    SUBSTITUTE(     SUBSTITUTE(      SUBSTITUTE(       SUBSTITUTE(        SUBSTITUTE(         SUBSTITUTE(          SUBSTITUTE(           SUBSTITUTE(            [.E5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1]; 6) = &quot;string&quot;; LEFT([.E5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Angle( constraint_id)" calcext:value-type="string">
            <text:p>function <text:s/>getConstraintTwistAngle( constraint_id)</text:p>
          </table:table-cell>
          <table:table-cell/>
          <table:table-cell office:value-type="string" calcext:value-type="string">
            <text:p>double rc_getConstraintTwistAngle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2]; 4) = &quot;void&quot;;    COM.MICROSOFT.CONCAT(   &quot;sub &quot;;   SUBSTITUTE(    SUBSTITUTE(     SUBSTITUTE(      SUBSTITUTE(       SUBSTITUTE(        SUBSTITUTE(         SUBSTITUTE(          SUBSTITUTE(           SUBSTITUTE(            [.E5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2]; 6) = &quot;string&quot;; LEFT([.E5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LimitSign( constraint_id)" calcext:value-type="string">
            <text:p>function <text:s/>getConstraintTwistLimitSign( constraint_id)</text:p>
          </table:table-cell>
          <table:table-cell/>
          <table:table-cell office:value-type="string" calcext:value-type="string">
            <text:p>double rc_getConstraintTwistLimitSig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3]; 4) = &quot;void&quot;;    COM.MICROSOFT.CONCAT(   &quot;sub &quot;;   SUBSTITUTE(    SUBSTITUTE(     SUBSTITUTE(      SUBSTITUTE(       SUBSTITUTE(        SUBSTITUTE(         SUBSTITUTE(          SUBSTITUTE(           SUBSTITUTE(            [.E5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3]; 6) = &quot;string&quot;; LEFT([.E5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TwistSpan( constraint_id)" calcext:value-type="string">
            <text:p>function <text:s/>getConstraintTwistSpan( constraint_id)</text:p>
          </table:table-cell>
          <table:table-cell/>
          <table:table-cell office:value-type="string" calcext:value-type="string">
            <text:p>int rc_getConstraintTwistSpa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4]; 4) = &quot;void&quot;;    COM.MICROSOFT.CONCAT(   &quot;sub &quot;;   SUBSTITUTE(    SUBSTITUTE(     SUBSTITUTE(      SUBSTITUTE(       SUBSTITUTE(        SUBSTITUTE(         SUBSTITUTE(          SUBSTITUTE(           SUBSTITUTE(            [.E5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4]; 6) = &quot;string&quot;; LEFT([.E5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AngularOnly( constraint_id,  flag)" calcext:value-type="string">
            <text:p>sub <text:s/>setConstraintAngularOnly( constraint_id, <text:s/>flag)</text:p>
          </table:table-cell>
          <table:table-cell/>
          <table:table-cell office:value-type="string" calcext:value-type="string">
            <text:p>void rc_setConstraintAngularOnly(int constraint_id, bool flag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5]; 4) = &quot;void&quot;;    COM.MICROSOFT.CONCAT(   &quot;sub &quot;;   SUBSTITUTE(    SUBSTITUTE(     SUBSTITUTE(      SUBSTITUTE(       SUBSTITUTE(        SUBSTITUTE(         SUBSTITUTE(          SUBSTITUTE(           SUBSTITUTE(            [.E5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5]; 6) = &quot;string&quot;; LEFT([.E5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( constraint_id,  damping)" calcext:value-type="string">
            <text:p>sub <text:s/>setConstraintDamping( constraint_id, <text:s/>damping)</text:p>
          </table:table-cell>
          <table:table-cell/>
          <table:table-cell office:value-type="string" calcext:value-type="string">
            <text:p>void rc_setConstraintDamping(int constraint_id, double damping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6]; 4) = &quot;void&quot;;    COM.MICROSOFT.CONCAT(   &quot;sub &quot;;   SUBSTITUTE(    SUBSTITUTE(     SUBSTITUTE(      SUBSTITUTE(       SUBSTITUTE(        SUBSTITUTE(         SUBSTITUTE(          SUBSTITUTE(           SUBSTITUTE(            [.E5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6]; 6) = &quot;string&quot;; LEFT([.E5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FixThresh( constraint_id,  fixThresh)" calcext:value-type="string">
            <text:p>sub <text:s/>setConstraintFixThresh( constraint_id, <text:s/>fixThresh)</text:p>
          </table:table-cell>
          <table:table-cell/>
          <table:table-cell office:value-type="string" calcext:value-type="string">
            <text:p>void rc_setConstraintFixThresh(int constraint_id, double fixThresh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7]; 4) = &quot;void&quot;;    COM.MICROSOFT.CONCAT(   &quot;sub &quot;;   SUBSTITUTE(    SUBSTITUTE(     SUBSTITUTE(      SUBSTITUTE(       SUBSTITUTE(        SUBSTITUTE(         SUBSTITUTE(          SUBSTITUTE(           SUBSTITUTE(            [.E5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7]; 6) = &quot;string&quot;; LEFT([.E5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chorA( constraint_id, ByRef x, ByRef y, ByRef z)" calcext:value-type="string">
            <text:p>sub <text:s/>getConstraintAnchorA( constraint_id, ByRef x, ByRef y, ByRef z)</text:p>
          </table:table-cell>
          <table:table-cell/>
          <table:table-cell office:value-type="string" calcext:value-type="string">
            <text:p>void rc_getConstraintAnchorA(int constraint_id, double* x, double* y, double*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8]; 4) = &quot;void&quot;;    COM.MICROSOFT.CONCAT(   &quot;sub &quot;;   SUBSTITUTE(    SUBSTITUTE(     SUBSTITUTE(      SUBSTITUTE(       SUBSTITUTE(        SUBSTITUTE(         SUBSTITUTE(          SUBSTITUTE(           SUBSTITUTE(            [.E5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8]; 6) = &quot;string&quot;; LEFT([.E5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ConstraintAnchorB( constraint_id, ByRef x, ByRef y, ByRef z)" calcext:value-type="string">
            <text:p>sub <text:s/>getConstraintAnchorB( constraint_id, ByRef x, ByRef y, ByRef z)</text:p>
          </table:table-cell>
          <table:table-cell/>
          <table:table-cell office:value-type="string" calcext:value-type="string">
            <text:p>void rc_getConstraintAnchorB(int constraint_id, double* x, double* y, double* z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59]; 4) = &quot;void&quot;;    COM.MICROSOFT.CONCAT(   &quot;sub &quot;;   SUBSTITUTE(    SUBSTITUTE(     SUBSTITUTE(      SUBSTITUTE(       SUBSTITUTE(        SUBSTITUTE(         SUBSTITUTE(          SUBSTITUTE(           SUBSTITUTE(            [.E5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9]; 6) = &quot;string&quot;; LEFT([.E5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Depth( constraint_id)" calcext:value-type="string">
            <text:p>function <text:s/>getConstraintAngDepth( constraint_id)</text:p>
          </table:table-cell>
          <table:table-cell/>
          <table:table-cell office:value-type="string" calcext:value-type="string">
            <text:p>double rc_getConstraintAngDepth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0]; 4) = &quot;void&quot;;    COM.MICROSOFT.CONCAT(   &quot;sub &quot;;   SUBSTITUTE(    SUBSTITUTE(     SUBSTITUTE(      SUBSTITUTE(       SUBSTITUTE(        SUBSTITUTE(         SUBSTITUTE(          SUBSTITUTE(           SUBSTITUTE(            [.E6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0]; 6) = &quot;string&quot;; LEFT([.E6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AngularPos( constraint_id)" calcext:value-type="string">
            <text:p>function <text:s/>getConstraintAngularPos( constraint_id)</text:p>
          </table:table-cell>
          <table:table-cell/>
          <table:table-cell office:value-type="string" calcext:value-type="string">
            <text:p>double rc_getConstraintAngularPos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1]; 4) = &quot;void&quot;;    COM.MICROSOFT.CONCAT(   &quot;sub &quot;;   SUBSTITUTE(    SUBSTITUTE(     SUBSTITUTE(      SUBSTITUTE(       SUBSTITUTE(        SUBSTITUTE(         SUBSTITUTE(          SUBSTITUTE(           SUBSTITUTE(            [.E6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1]; 6) = &quot;string&quot;; LEFT([.E6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DirAng( constraint_id)" calcext:value-type="string">
            <text:p>function <text:s/>getConstraintDampingDirAng( constraint_id)</text:p>
          </table:table-cell>
          <table:table-cell/>
          <table:table-cell office:value-type="string" calcext:value-type="string">
            <text:p>double rc_getConstraintDampingDir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2]; 4) = &quot;void&quot;;    COM.MICROSOFT.CONCAT(   &quot;sub &quot;;   SUBSTITUTE(    SUBSTITUTE(     SUBSTITUTE(      SUBSTITUTE(       SUBSTITUTE(        SUBSTITUTE(         SUBSTITUTE(          SUBSTITUTE(           SUBSTITUTE(            [.E6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2]; 6) = &quot;string&quot;; LEFT([.E6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DirLin( constraint_id)" calcext:value-type="string">
            <text:p>function <text:s/>getConstraintDampingDirLin( constraint_id)</text:p>
          </table:table-cell>
          <table:table-cell/>
          <table:table-cell office:value-type="string" calcext:value-type="string">
            <text:p>double rc_getConstraintDampingDir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3]; 4) = &quot;void&quot;;    COM.MICROSOFT.CONCAT(   &quot;sub &quot;;   SUBSTITUTE(    SUBSTITUTE(     SUBSTITUTE(      SUBSTITUTE(       SUBSTITUTE(        SUBSTITUTE(         SUBSTITUTE(          SUBSTITUTE(           SUBSTITUTE(            [.E6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3]; 6) = &quot;string&quot;; LEFT([.E6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LimAng( constraint_id)" calcext:value-type="string">
            <text:p>function <text:s/>getConstraintDampingLimAng( constraint_id)</text:p>
          </table:table-cell>
          <table:table-cell/>
          <table:table-cell office:value-type="string" calcext:value-type="string">
            <text:p>double rc_getConstraintDampingLim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4]; 4) = &quot;void&quot;;    COM.MICROSOFT.CONCAT(   &quot;sub &quot;;   SUBSTITUTE(    SUBSTITUTE(     SUBSTITUTE(      SUBSTITUTE(       SUBSTITUTE(        SUBSTITUTE(         SUBSTITUTE(          SUBSTITUTE(           SUBSTITUTE(            [.E6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4]; 6) = &quot;string&quot;; LEFT([.E6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LimLin( constraint_id)" calcext:value-type="string">
            <text:p>function <text:s/>getConstraintDampingLimLin( constraint_id)</text:p>
          </table:table-cell>
          <table:table-cell/>
          <table:table-cell office:value-type="string" calcext:value-type="string">
            <text:p>double rc_getConstraintDampingLim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5]; 4) = &quot;void&quot;;    COM.MICROSOFT.CONCAT(   &quot;sub &quot;;   SUBSTITUTE(    SUBSTITUTE(     SUBSTITUTE(      SUBSTITUTE(       SUBSTITUTE(        SUBSTITUTE(         SUBSTITUTE(          SUBSTITUTE(           SUBSTITUTE(            [.E6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5]; 6) = &quot;string&quot;; LEFT([.E6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OrthoAng( constraint_id)" calcext:value-type="string">
            <text:p>function <text:s/>getConstraintDampingOrthoAng( constraint_id)</text:p>
          </table:table-cell>
          <table:table-cell/>
          <table:table-cell office:value-type="string" calcext:value-type="string">
            <text:p>double rc_getConstraintDampingOrtho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6]; 4) = &quot;void&quot;;    COM.MICROSOFT.CONCAT(   &quot;sub &quot;;   SUBSTITUTE(    SUBSTITUTE(     SUBSTITUTE(      SUBSTITUTE(       SUBSTITUTE(        SUBSTITUTE(         SUBSTITUTE(          SUBSTITUTE(           SUBSTITUTE(            [.E6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6]; 6) = &quot;string&quot;; LEFT([.E6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DampingOrthoLin( constraint_id)" calcext:value-type="string">
            <text:p>function <text:s/>getConstraintDampingOrthoLin( constraint_id)</text:p>
          </table:table-cell>
          <table:table-cell/>
          <table:table-cell office:value-type="string" calcext:value-type="string">
            <text:p>double rc_getConstraintDampingOrtho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7]; 4) = &quot;void&quot;;    COM.MICROSOFT.CONCAT(   &quot;sub &quot;;   SUBSTITUTE(    SUBSTITUTE(     SUBSTITUTE(      SUBSTITUTE(       SUBSTITUTE(        SUBSTITUTE(         SUBSTITUTE(          SUBSTITUTE(           SUBSTITUTE(            [.E6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7]; 6) = &quot;string&quot;; LEFT([.E6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nearPos( constraint_id)" calcext:value-type="string">
            <text:p>function <text:s/>getConstraintLinearPos( constraint_id)</text:p>
          </table:table-cell>
          <table:table-cell/>
          <table:table-cell office:value-type="string" calcext:value-type="string">
            <text:p>double rc_getConstraintLinearPos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8]; 4) = &quot;void&quot;;    COM.MICROSOFT.CONCAT(   &quot;sub &quot;;   SUBSTITUTE(    SUBSTITUTE(     SUBSTITUTE(      SUBSTITUTE(       SUBSTITUTE(        SUBSTITUTE(         SUBSTITUTE(          SUBSTITUTE(           SUBSTITUTE(            [.E6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8]; 6) = &quot;string&quot;; LEFT([.E6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inDepth( constraint_id)" calcext:value-type="string">
            <text:p>function <text:s/>getConstraintLinDepth( constraint_id)</text:p>
          </table:table-cell>
          <table:table-cell/>
          <table:table-cell office:value-type="string" calcext:value-type="string">
            <text:p>double rc_getConstraintLinDepth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69]; 4) = &quot;void&quot;;    COM.MICROSOFT.CONCAT(   &quot;sub &quot;;   SUBSTITUTE(    SUBSTITUTE(     SUBSTITUTE(      SUBSTITUTE(       SUBSTITUTE(        SUBSTITUTE(         SUBSTITUTE(          SUBSTITUTE(           SUBSTITUTE(            [.E6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9]; 6) = &quot;string&quot;; LEFT([.E6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owerAngLimit( constraint_id)" calcext:value-type="string">
            <text:p>function <text:s/>getConstraintLowerAngLimit( constraint_id)</text:p>
          </table:table-cell>
          <table:table-cell/>
          <table:table-cell office:value-type="string" calcext:value-type="string">
            <text:p>double rc_getConstraintLowerAng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0]; 4) = &quot;void&quot;;    COM.MICROSOFT.CONCAT(   &quot;sub &quot;;   SUBSTITUTE(    SUBSTITUTE(     SUBSTITUTE(      SUBSTITUTE(       SUBSTITUTE(        SUBSTITUTE(         SUBSTITUTE(          SUBSTITUTE(           SUBSTITUTE(            [.E7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0]; 6) = &quot;string&quot;; LEFT([.E7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LowerLinLimit( constraint_id)" calcext:value-type="string">
            <text:p>function <text:s/>getConstraintLowerLinLimit( constraint_id)</text:p>
          </table:table-cell>
          <table:table-cell/>
          <table:table-cell office:value-type="string" calcext:value-type="string">
            <text:p>double rc_getConstraintLowerLin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1]; 4) = &quot;void&quot;;    COM.MICROSOFT.CONCAT(   &quot;sub &quot;;   SUBSTITUTE(    SUBSTITUTE(     SUBSTITUTE(      SUBSTITUTE(       SUBSTITUTE(        SUBSTITUTE(         SUBSTITUTE(          SUBSTITUTE(           SUBSTITUTE(            [.E7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1]; 6) = &quot;string&quot;; LEFT([.E7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DirAng( constraint_id)" calcext:value-type="string">
            <text:p>function <text:s/>getConstraintRestitutionDirAng( constraint_id)</text:p>
          </table:table-cell>
          <table:table-cell/>
          <table:table-cell office:value-type="string" calcext:value-type="string">
            <text:p>double rc_getConstraintRestitutionDir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2]; 4) = &quot;void&quot;;    COM.MICROSOFT.CONCAT(   &quot;sub &quot;;   SUBSTITUTE(    SUBSTITUTE(     SUBSTITUTE(      SUBSTITUTE(       SUBSTITUTE(        SUBSTITUTE(         SUBSTITUTE(          SUBSTITUTE(           SUBSTITUTE(            [.E7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2]; 6) = &quot;string&quot;; LEFT([.E7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DirLin( constraint_id)" calcext:value-type="string">
            <text:p>function <text:s/>getConstraintRestitutionDirLin( constraint_id)</text:p>
          </table:table-cell>
          <table:table-cell/>
          <table:table-cell office:value-type="string" calcext:value-type="string">
            <text:p>double rc_getConstraintRestitutionDir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3]; 4) = &quot;void&quot;;    COM.MICROSOFT.CONCAT(   &quot;sub &quot;;   SUBSTITUTE(    SUBSTITUTE(     SUBSTITUTE(      SUBSTITUTE(       SUBSTITUTE(        SUBSTITUTE(         SUBSTITUTE(          SUBSTITUTE(           SUBSTITUTE(            [.E7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3]; 6) = &quot;string&quot;; LEFT([.E7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LimAng( constraint_id)" calcext:value-type="string">
            <text:p>function <text:s/>getConstraintRestitutionLimAng( constraint_id)</text:p>
          </table:table-cell>
          <table:table-cell/>
          <table:table-cell office:value-type="string" calcext:value-type="string">
            <text:p>double rc_getConstraintRestitutionLim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4]; 4) = &quot;void&quot;;    COM.MICROSOFT.CONCAT(   &quot;sub &quot;;   SUBSTITUTE(    SUBSTITUTE(     SUBSTITUTE(      SUBSTITUTE(       SUBSTITUTE(        SUBSTITUTE(         SUBSTITUTE(          SUBSTITUTE(           SUBSTITUTE(            [.E7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4]; 6) = &quot;string&quot;; LEFT([.E7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LimLin( constraint_id)" calcext:value-type="string">
            <text:p>function <text:s/>getConstraintRestitutionLimLin( constraint_id)</text:p>
          </table:table-cell>
          <table:table-cell/>
          <table:table-cell office:value-type="string" calcext:value-type="string">
            <text:p>double rc_getConstraintRestitutionLim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5]; 4) = &quot;void&quot;;    COM.MICROSOFT.CONCAT(   &quot;sub &quot;;   SUBSTITUTE(    SUBSTITUTE(     SUBSTITUTE(      SUBSTITUTE(       SUBSTITUTE(        SUBSTITUTE(         SUBSTITUTE(          SUBSTITUTE(           SUBSTITUTE(            [.E7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5]; 6) = &quot;string&quot;; LEFT([.E7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OrthoAng( constraint_id)" calcext:value-type="string">
            <text:p>function <text:s/>getConstraintRestitutionOrthoAng( constraint_id)</text:p>
          </table:table-cell>
          <table:table-cell/>
          <table:table-cell office:value-type="string" calcext:value-type="string">
            <text:p>double rc_getConstraintRestitutionOrtho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6]; 4) = &quot;void&quot;;    COM.MICROSOFT.CONCAT(   &quot;sub &quot;;   SUBSTITUTE(    SUBSTITUTE(     SUBSTITUTE(      SUBSTITUTE(       SUBSTITUTE(        SUBSTITUTE(         SUBSTITUTE(          SUBSTITUTE(           SUBSTITUTE(            [.E7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6]; 6) = &quot;string&quot;; LEFT([.E7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RestitutionOrthoLin( constraint_id)" calcext:value-type="string">
            <text:p>function <text:s/>getConstraintRestitutionOrthoLin( constraint_id)</text:p>
          </table:table-cell>
          <table:table-cell/>
          <table:table-cell office:value-type="string" calcext:value-type="string">
            <text:p>double rc_getConstraintRestitutionOrtho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7]; 4) = &quot;void&quot;;    COM.MICROSOFT.CONCAT(   &quot;sub &quot;;   SUBSTITUTE(    SUBSTITUTE(     SUBSTITUTE(      SUBSTITUTE(       SUBSTITUTE(        SUBSTITUTE(         SUBSTITUTE(          SUBSTITUTE(           SUBSTITUTE(            [.E7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7]; 6) = &quot;string&quot;; LEFT([.E7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DirAng( constraint_id)" calcext:value-type="string">
            <text:p>function <text:s/>getConstraintSoftnessDirAng( constraint_id)</text:p>
          </table:table-cell>
          <table:table-cell/>
          <table:table-cell office:value-type="string" calcext:value-type="string">
            <text:p>double rc_getConstraintSoftnessDir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8]; 4) = &quot;void&quot;;    COM.MICROSOFT.CONCAT(   &quot;sub &quot;;   SUBSTITUTE(    SUBSTITUTE(     SUBSTITUTE(      SUBSTITUTE(       SUBSTITUTE(        SUBSTITUTE(         SUBSTITUTE(          SUBSTITUTE(           SUBSTITUTE(            [.E7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8]; 6) = &quot;string&quot;; LEFT([.E7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DirLin( constraint_id)" calcext:value-type="string">
            <text:p>function <text:s/>getConstraintSoftnessDirLin( constraint_id)</text:p>
          </table:table-cell>
          <table:table-cell/>
          <table:table-cell office:value-type="string" calcext:value-type="string">
            <text:p>double rc_getConstraintSoftnessDir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79]; 4) = &quot;void&quot;;    COM.MICROSOFT.CONCAT(   &quot;sub &quot;;   SUBSTITUTE(    SUBSTITUTE(     SUBSTITUTE(      SUBSTITUTE(       SUBSTITUTE(        SUBSTITUTE(         SUBSTITUTE(          SUBSTITUTE(           SUBSTITUTE(            [.E7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9]; 6) = &quot;string&quot;; LEFT([.E7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LimAng( constraint_id)" calcext:value-type="string">
            <text:p>function <text:s/>getConstraintSoftnessLimAng( constraint_id)</text:p>
          </table:table-cell>
          <table:table-cell/>
          <table:table-cell office:value-type="string" calcext:value-type="string">
            <text:p>double rc_getConstraintSoftnessLim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0]; 4) = &quot;void&quot;;    COM.MICROSOFT.CONCAT(   &quot;sub &quot;;   SUBSTITUTE(    SUBSTITUTE(     SUBSTITUTE(      SUBSTITUTE(       SUBSTITUTE(        SUBSTITUTE(         SUBSTITUTE(          SUBSTITUTE(           SUBSTITUTE(            [.E8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0]; 6) = &quot;string&quot;; LEFT([.E8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LimLin( constraint_id)" calcext:value-type="string">
            <text:p>function <text:s/>getConstraintSoftnessLimLin( constraint_id)</text:p>
          </table:table-cell>
          <table:table-cell/>
          <table:table-cell office:value-type="string" calcext:value-type="string">
            <text:p>double rc_getConstraintSoftnessLim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1]; 4) = &quot;void&quot;;    COM.MICROSOFT.CONCAT(   &quot;sub &quot;;   SUBSTITUTE(    SUBSTITUTE(     SUBSTITUTE(      SUBSTITUTE(       SUBSTITUTE(        SUBSTITUTE(         SUBSTITUTE(          SUBSTITUTE(           SUBSTITUTE(            [.E8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1]; 6) = &quot;string&quot;; LEFT([.E8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OrthoAng( constraint_id)" calcext:value-type="string">
            <text:p>function <text:s/>getConstraintSoftnessOrthoAng( constraint_id)</text:p>
          </table:table-cell>
          <table:table-cell/>
          <table:table-cell office:value-type="string" calcext:value-type="string">
            <text:p>double rc_getConstraintSoftnessOrthoAng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2]; 4) = &quot;void&quot;;    COM.MICROSOFT.CONCAT(   &quot;sub &quot;;   SUBSTITUTE(    SUBSTITUTE(     SUBSTITUTE(      SUBSTITUTE(       SUBSTITUTE(        SUBSTITUTE(         SUBSTITUTE(          SUBSTITUTE(           SUBSTITUTE(            [.E8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2]; 6) = &quot;string&quot;; LEFT([.E8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ftnessOrthoLin( constraint_id)" calcext:value-type="string">
            <text:p>function <text:s/>getConstraintSoftnessOrthoLin( constraint_id)</text:p>
          </table:table-cell>
          <table:table-cell/>
          <table:table-cell office:value-type="string" calcext:value-type="string">
            <text:p>double rc_getConstraintSoftnessOrthoLin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3]; 4) = &quot;void&quot;;    COM.MICROSOFT.CONCAT(   &quot;sub &quot;;   SUBSTITUTE(    SUBSTITUTE(     SUBSTITUTE(      SUBSTITUTE(       SUBSTITUTE(        SUBSTITUTE(         SUBSTITUTE(          SUBSTITUTE(           SUBSTITUTE(            [.E8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3]; 6) = &quot;string&quot;; LEFT([.E8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AngLimit( constraint_id)" calcext:value-type="string">
            <text:p>function <text:s/>getConstraintSolveAngLimit( constraint_id)</text:p>
          </table:table-cell>
          <table:table-cell/>
          <table:table-cell office:value-type="string" calcext:value-type="string">
            <text:p>bool rc_getConstraintSolveAng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4]; 4) = &quot;void&quot;;    COM.MICROSOFT.CONCAT(   &quot;sub &quot;;   SUBSTITUTE(    SUBSTITUTE(     SUBSTITUTE(      SUBSTITUTE(       SUBSTITUTE(        SUBSTITUTE(         SUBSTITUTE(          SUBSTITUTE(           SUBSTITUTE(            [.E8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4]; 6) = &quot;string&quot;; LEFT([.E8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SolveLinLimit( constraint_id)" calcext:value-type="string">
            <text:p>function <text:s/>getConstraintSolveLinLimit( constraint_id)</text:p>
          </table:table-cell>
          <table:table-cell/>
          <table:table-cell office:value-type="string" calcext:value-type="string">
            <text:p>bool rc_getConstraintSolveLin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5]; 4) = &quot;void&quot;;    COM.MICROSOFT.CONCAT(   &quot;sub &quot;;   SUBSTITUTE(    SUBSTITUTE(     SUBSTITUTE(      SUBSTITUTE(       SUBSTITUTE(        SUBSTITUTE(         SUBSTITUTE(          SUBSTITUTE(           SUBSTITUTE(            [.E8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5]; 6) = &quot;string&quot;; LEFT([.E8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pperAngLimit( constraint_id)" calcext:value-type="string">
            <text:p>function <text:s/>getConstraintUpperAngLimit( constraint_id)</text:p>
          </table:table-cell>
          <table:table-cell/>
          <table:table-cell office:value-type="string" calcext:value-type="string">
            <text:p>double rc_getConstraintUpperAng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6]; 4) = &quot;void&quot;;    COM.MICROSOFT.CONCAT(   &quot;sub &quot;;   SUBSTITUTE(    SUBSTITUTE(     SUBSTITUTE(      SUBSTITUTE(       SUBSTITUTE(        SUBSTITUTE(         SUBSTITUTE(          SUBSTITUTE(           SUBSTITUTE(            [.E8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6]; 6) = &quot;string&quot;; LEFT([.E8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pperLinLimit( constraint_id)" calcext:value-type="string">
            <text:p>function <text:s/>getConstraintUpperLinLimit( constraint_id)</text:p>
          </table:table-cell>
          <table:table-cell/>
          <table:table-cell office:value-type="string" calcext:value-type="string">
            <text:p>double rc_getConstraintUpperLinLimi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7]; 4) = &quot;void&quot;;    COM.MICROSOFT.CONCAT(   &quot;sub &quot;;   SUBSTITUTE(    SUBSTITUTE(     SUBSTITUTE(      SUBSTITUTE(       SUBSTITUTE(        SUBSTITUTE(         SUBSTITUTE(          SUBSTITUTE(           SUBSTITUTE(            [.E8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7]; 6) = &quot;string&quot;; LEFT([.E8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ConstraintUseFrameOffset( constraint_id)" calcext:value-type="string">
            <text:p>function <text:s/>getConstraintUseFrameOffset( constraint_id)</text:p>
          </table:table-cell>
          <table:table-cell/>
          <table:table-cell office:value-type="string" calcext:value-type="string">
            <text:p>bool rc_getConstraintUseFrameOffset(int constraint_id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8]; 4) = &quot;void&quot;;    COM.MICROSOFT.CONCAT(   &quot;sub &quot;;   SUBSTITUTE(    SUBSTITUTE(     SUBSTITUTE(      SUBSTITUTE(       SUBSTITUTE(        SUBSTITUTE(         SUBSTITUTE(          SUBSTITUTE(           SUBSTITUTE(            [.E8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8]; 6) = &quot;string&quot;; LEFT([.E8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DirAng( constraint_id,  n)" calcext:value-type="string">
            <text:p>sub <text:s/>setConstraintDampingDirAng( constraint_id, <text:s/>n)</text:p>
          </table:table-cell>
          <table:table-cell/>
          <table:table-cell office:value-type="string" calcext:value-type="string">
            <text:p>void rc_setConstraintDampingDir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89]; 4) = &quot;void&quot;;    COM.MICROSOFT.CONCAT(   &quot;sub &quot;;   SUBSTITUTE(    SUBSTITUTE(     SUBSTITUTE(      SUBSTITUTE(       SUBSTITUTE(        SUBSTITUTE(         SUBSTITUTE(          SUBSTITUTE(           SUBSTITUTE(            [.E8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9]; 6) = &quot;string&quot;; LEFT([.E8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DirLin( constraint_id,  n)" calcext:value-type="string">
            <text:p>sub <text:s/>setConstraintDampingDirLin( constraint_id, <text:s/>n)</text:p>
          </table:table-cell>
          <table:table-cell/>
          <table:table-cell office:value-type="string" calcext:value-type="string">
            <text:p>void rc_setConstraintDampingDir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0]; 4) = &quot;void&quot;;    COM.MICROSOFT.CONCAT(   &quot;sub &quot;;   SUBSTITUTE(    SUBSTITUTE(     SUBSTITUTE(      SUBSTITUTE(       SUBSTITUTE(        SUBSTITUTE(         SUBSTITUTE(          SUBSTITUTE(           SUBSTITUTE(            [.E9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0]; 6) = &quot;string&quot;; LEFT([.E9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LimAng( constraint_id,  n)" calcext:value-type="string">
            <text:p>sub <text:s/>setConstraintDampingLimAng( constraint_id, <text:s/>n)</text:p>
          </table:table-cell>
          <table:table-cell/>
          <table:table-cell office:value-type="string" calcext:value-type="string">
            <text:p>void rc_setConstraintDampingLim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1]; 4) = &quot;void&quot;;    COM.MICROSOFT.CONCAT(   &quot;sub &quot;;   SUBSTITUTE(    SUBSTITUTE(     SUBSTITUTE(      SUBSTITUTE(       SUBSTITUTE(        SUBSTITUTE(         SUBSTITUTE(          SUBSTITUTE(           SUBSTITUTE(            [.E9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1]; 6) = &quot;string&quot;; LEFT([.E9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LimLin( constraint_id,  n)" calcext:value-type="string">
            <text:p>sub <text:s/>setConstraintDampingLimLin( constraint_id, <text:s/>n)</text:p>
          </table:table-cell>
          <table:table-cell/>
          <table:table-cell office:value-type="string" calcext:value-type="string">
            <text:p>void rc_setConstraintDampingLim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2]; 4) = &quot;void&quot;;    COM.MICROSOFT.CONCAT(   &quot;sub &quot;;   SUBSTITUTE(    SUBSTITUTE(     SUBSTITUTE(      SUBSTITUTE(       SUBSTITUTE(        SUBSTITUTE(         SUBSTITUTE(          SUBSTITUTE(           SUBSTITUTE(            [.E9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2]; 6) = &quot;string&quot;; LEFT([.E9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OrthoAng( constraint_id,  n)" calcext:value-type="string">
            <text:p>sub <text:s/>setConstraintDampingOrthoAng( constraint_id, <text:s/>n)</text:p>
          </table:table-cell>
          <table:table-cell/>
          <table:table-cell office:value-type="string" calcext:value-type="string">
            <text:p>void rc_setConstraintDampingOrtho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3]; 4) = &quot;void&quot;;    COM.MICROSOFT.CONCAT(   &quot;sub &quot;;   SUBSTITUTE(    SUBSTITUTE(     SUBSTITUTE(      SUBSTITUTE(       SUBSTITUTE(        SUBSTITUTE(         SUBSTITUTE(          SUBSTITUTE(           SUBSTITUTE(            [.E9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3]; 6) = &quot;string&quot;; LEFT([.E9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DampingOrthoLin( constraint_id,  n)" calcext:value-type="string">
            <text:p>sub <text:s/>setConstraintDampingOrthoLin( constraint_id, <text:s/>n)</text:p>
          </table:table-cell>
          <table:table-cell/>
          <table:table-cell office:value-type="string" calcext:value-type="string">
            <text:p>void rc_setConstraintDampingOrtho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4]; 4) = &quot;void&quot;;    COM.MICROSOFT.CONCAT(   &quot;sub &quot;;   SUBSTITUTE(    SUBSTITUTE(     SUBSTITUTE(      SUBSTITUTE(       SUBSTITUTE(        SUBSTITUTE(         SUBSTITUTE(          SUBSTITUTE(           SUBSTITUTE(            [.E9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4]; 6) = &quot;string&quot;; LEFT([.E9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LowerAngLimit( constraint_id,  n)" calcext:value-type="string">
            <text:p>sub <text:s/>setConstraintLowerAngLimit( constraint_id, <text:s/>n)</text:p>
          </table:table-cell>
          <table:table-cell/>
          <table:table-cell office:value-type="string" calcext:value-type="string">
            <text:p>void rc_setConstraintLowerAngLimit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5]; 4) = &quot;void&quot;;    COM.MICROSOFT.CONCAT(   &quot;sub &quot;;   SUBSTITUTE(    SUBSTITUTE(     SUBSTITUTE(      SUBSTITUTE(       SUBSTITUTE(        SUBSTITUTE(         SUBSTITUTE(          SUBSTITUTE(           SUBSTITUTE(            [.E9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5]; 6) = &quot;string&quot;; LEFT([.E9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LowerLinLimit( constraint_id,  n)" calcext:value-type="string">
            <text:p>sub <text:s/>setConstraintLowerLinLimit( constraint_id, <text:s/>n)</text:p>
          </table:table-cell>
          <table:table-cell/>
          <table:table-cell office:value-type="string" calcext:value-type="string">
            <text:p>void rc_setConstraintLowerLinLimit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6]; 4) = &quot;void&quot;;    COM.MICROSOFT.CONCAT(   &quot;sub &quot;;   SUBSTITUTE(    SUBSTITUTE(     SUBSTITUTE(      SUBSTITUTE(       SUBSTITUTE(        SUBSTITUTE(         SUBSTITUTE(          SUBSTITUTE(           SUBSTITUTE(            [.E9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6]; 6) = &quot;string&quot;; LEFT([.E9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DirAng( constraint_id,  n)" calcext:value-type="string">
            <text:p>sub <text:s/>setConstraintRestitutionDirAng( constraint_id, <text:s/>n)</text:p>
          </table:table-cell>
          <table:table-cell/>
          <table:table-cell office:value-type="string" calcext:value-type="string">
            <text:p>void rc_setConstraintRestitutionDir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7]; 4) = &quot;void&quot;;    COM.MICROSOFT.CONCAT(   &quot;sub &quot;;   SUBSTITUTE(    SUBSTITUTE(     SUBSTITUTE(      SUBSTITUTE(       SUBSTITUTE(        SUBSTITUTE(         SUBSTITUTE(          SUBSTITUTE(           SUBSTITUTE(            [.E9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7]; 6) = &quot;string&quot;; LEFT([.E9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DirLin( constraint_id,  n)" calcext:value-type="string">
            <text:p>sub <text:s/>setConstraintRestitutionDirLin( constraint_id, <text:s/>n)</text:p>
          </table:table-cell>
          <table:table-cell/>
          <table:table-cell office:value-type="string" calcext:value-type="string">
            <text:p>void rc_setConstraintRestitutionDir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8]; 4) = &quot;void&quot;;    COM.MICROSOFT.CONCAT(   &quot;sub &quot;;   SUBSTITUTE(    SUBSTITUTE(     SUBSTITUTE(      SUBSTITUTE(       SUBSTITUTE(        SUBSTITUTE(         SUBSTITUTE(          SUBSTITUTE(           SUBSTITUTE(            [.E9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8]; 6) = &quot;string&quot;; LEFT([.E9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LimAng( constraint_id,  n)" calcext:value-type="string">
            <text:p>sub <text:s/>setConstraintRestitutionLimAng( constraint_id, <text:s/>n)</text:p>
          </table:table-cell>
          <table:table-cell/>
          <table:table-cell office:value-type="string" calcext:value-type="string">
            <text:p>void rc_setConstraintRestitutionLim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99]; 4) = &quot;void&quot;;    COM.MICROSOFT.CONCAT(   &quot;sub &quot;;   SUBSTITUTE(    SUBSTITUTE(     SUBSTITUTE(      SUBSTITUTE(       SUBSTITUTE(        SUBSTITUTE(         SUBSTITUTE(          SUBSTITUTE(           SUBSTITUTE(            [.E9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9]; 6) = &quot;string&quot;; LEFT([.E9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LimLin( constraint_id,  n)" calcext:value-type="string">
            <text:p>sub <text:s/>setConstraintRestitutionLimLin( constraint_id, <text:s/>n)</text:p>
          </table:table-cell>
          <table:table-cell/>
          <table:table-cell office:value-type="string" calcext:value-type="string">
            <text:p>void rc_setConstraintRestitutionLim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0]; 4) = &quot;void&quot;;    COM.MICROSOFT.CONCAT(   &quot;sub &quot;;   SUBSTITUTE(    SUBSTITUTE(     SUBSTITUTE(      SUBSTITUTE(       SUBSTITUTE(        SUBSTITUTE(         SUBSTITUTE(          SUBSTITUTE(           SUBSTITUTE(            [.E10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0]; 6) = &quot;string&quot;; LEFT([.E10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OrthoAng( constraint_id,  n)" calcext:value-type="string">
            <text:p>sub <text:s/>setConstraintRestitutionOrthoAng( constraint_id, <text:s/>n)</text:p>
          </table:table-cell>
          <table:table-cell/>
          <table:table-cell office:value-type="string" calcext:value-type="string">
            <text:p>void rc_setConstraintRestitutionOrtho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1]; 4) = &quot;void&quot;;    COM.MICROSOFT.CONCAT(   &quot;sub &quot;;   SUBSTITUTE(    SUBSTITUTE(     SUBSTITUTE(      SUBSTITUTE(       SUBSTITUTE(        SUBSTITUTE(         SUBSTITUTE(          SUBSTITUTE(           SUBSTITUTE(            [.E10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1]; 6) = &quot;string&quot;; LEFT([.E10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RestitutionOrthoLin( constraint_id,  n)" calcext:value-type="string">
            <text:p>sub <text:s/>setConstraintRestitutionOrthoLin( constraint_id, <text:s/>n)</text:p>
          </table:table-cell>
          <table:table-cell/>
          <table:table-cell office:value-type="string" calcext:value-type="string">
            <text:p>void rc_setConstraintRestitutionOrtho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2]; 4) = &quot;void&quot;;    COM.MICROSOFT.CONCAT(   &quot;sub &quot;;   SUBSTITUTE(    SUBSTITUTE(     SUBSTITUTE(      SUBSTITUTE(       SUBSTITUTE(        SUBSTITUTE(         SUBSTITUTE(          SUBSTITUTE(           SUBSTITUTE(            [.E10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2]; 6) = &quot;string&quot;; LEFT([.E10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DirAng( constraint_id,  n)" calcext:value-type="string">
            <text:p>sub <text:s/>setConstraintSoftnessDirAng( constraint_id, <text:s/>n)</text:p>
          </table:table-cell>
          <table:table-cell/>
          <table:table-cell office:value-type="string" calcext:value-type="string">
            <text:p>void rc_setConstraintSoftnessDir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3]; 4) = &quot;void&quot;;    COM.MICROSOFT.CONCAT(   &quot;sub &quot;;   SUBSTITUTE(    SUBSTITUTE(     SUBSTITUTE(      SUBSTITUTE(       SUBSTITUTE(        SUBSTITUTE(         SUBSTITUTE(          SUBSTITUTE(           SUBSTITUTE(            [.E10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3]; 6) = &quot;string&quot;; LEFT([.E10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DirLin( constraint_id,  n)" calcext:value-type="string">
            <text:p>sub <text:s/>setConstraintSoftnessDirLin( constraint_id, <text:s/>n)</text:p>
          </table:table-cell>
          <table:table-cell/>
          <table:table-cell office:value-type="string" calcext:value-type="string">
            <text:p>void rc_setConstraintSoftnessDir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4]; 4) = &quot;void&quot;;    COM.MICROSOFT.CONCAT(   &quot;sub &quot;;   SUBSTITUTE(    SUBSTITUTE(     SUBSTITUTE(      SUBSTITUTE(       SUBSTITUTE(        SUBSTITUTE(         SUBSTITUTE(          SUBSTITUTE(           SUBSTITUTE(            [.E10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4]; 6) = &quot;string&quot;; LEFT([.E10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LimAng( constraint_id,  n)" calcext:value-type="string">
            <text:p>sub <text:s/>setConstraintSoftnessLimAng( constraint_id, <text:s/>n)</text:p>
          </table:table-cell>
          <table:table-cell/>
          <table:table-cell office:value-type="string" calcext:value-type="string">
            <text:p>void rc_setConstraintSoftnessLim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5]; 4) = &quot;void&quot;;    COM.MICROSOFT.CONCAT(   &quot;sub &quot;;   SUBSTITUTE(    SUBSTITUTE(     SUBSTITUTE(      SUBSTITUTE(       SUBSTITUTE(        SUBSTITUTE(         SUBSTITUTE(          SUBSTITUTE(           SUBSTITUTE(            [.E10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5]; 6) = &quot;string&quot;; LEFT([.E10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LimLin( constraint_id,  n)" calcext:value-type="string">
            <text:p>sub <text:s/>setConstraintSoftnessLimLin( constraint_id, <text:s/>n)</text:p>
          </table:table-cell>
          <table:table-cell/>
          <table:table-cell office:value-type="string" calcext:value-type="string">
            <text:p>void rc_setConstraintSoftnessLim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6]; 4) = &quot;void&quot;;    COM.MICROSOFT.CONCAT(   &quot;sub &quot;;   SUBSTITUTE(    SUBSTITUTE(     SUBSTITUTE(      SUBSTITUTE(       SUBSTITUTE(        SUBSTITUTE(         SUBSTITUTE(          SUBSTITUTE(           SUBSTITUTE(            [.E10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6]; 6) = &quot;string&quot;; LEFT([.E10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OrthoAng( constraint_id,  n)" calcext:value-type="string">
            <text:p>sub <text:s/>setConstraintSoftnessOrthoAng( constraint_id, <text:s/>n)</text:p>
          </table:table-cell>
          <table:table-cell/>
          <table:table-cell office:value-type="string" calcext:value-type="string">
            <text:p>void rc_setConstraintSoftnessOrthoAng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7]; 4) = &quot;void&quot;;    COM.MICROSOFT.CONCAT(   &quot;sub &quot;;   SUBSTITUTE(    SUBSTITUTE(     SUBSTITUTE(      SUBSTITUTE(       SUBSTITUTE(        SUBSTITUTE(         SUBSTITUTE(          SUBSTITUTE(           SUBSTITUTE(            [.E10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7]; 6) = &quot;string&quot;; LEFT([.E10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SoftnessOrthoLin( constraint_id,  n)" calcext:value-type="string">
            <text:p>sub <text:s/>setConstraintSoftnessOrthoLin( constraint_id, <text:s/>n)</text:p>
          </table:table-cell>
          <table:table-cell/>
          <table:table-cell office:value-type="string" calcext:value-type="string">
            <text:p>void rc_setConstraintSoftnessOrthoLin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8]; 4) = &quot;void&quot;;    COM.MICROSOFT.CONCAT(   &quot;sub &quot;;   SUBSTITUTE(    SUBSTITUTE(     SUBSTITUTE(      SUBSTITUTE(       SUBSTITUTE(        SUBSTITUTE(         SUBSTITUTE(          SUBSTITUTE(           SUBSTITUTE(            [.E10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8]; 6) = &quot;string&quot;; LEFT([.E10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UpperAngLimit( constraint_id,  n)" calcext:value-type="string">
            <text:p>sub <text:s/>setConstraintUpperAngLimit( constraint_id, <text:s/>n)</text:p>
          </table:table-cell>
          <table:table-cell/>
          <table:table-cell office:value-type="string" calcext:value-type="string">
            <text:p>void rc_setConstraintUpperAngLimit(int constraint_id, double n)</text:p>
          </table:table-cell>
          <table:table-cell/>
        </table:table-row>
        <table:table-row table:style-name="ro1">
          <table:table-cell table:style-name="ce5"/>
          <table:table-cell/>
          <table:table-cell table:style-name="ce17" table:formula="of:=IF( LEFT([.E109]; 4) = &quot;void&quot;;    COM.MICROSOFT.CONCAT(   &quot;sub &quot;;   SUBSTITUTE(    SUBSTITUTE(     SUBSTITUTE(      SUBSTITUTE(       SUBSTITUTE(        SUBSTITUTE(         SUBSTITUTE(          SUBSTITUTE(           SUBSTITUTE(            [.E10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9]; 6) = &quot;string&quot;; LEFT([.E10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ConstraintUpperLinLimit( constraint_id,  n)" calcext:value-type="string">
            <text:p>sub <text:s/>setConstraintUpperLinLimit( constraint_id, <text:s/>n)</text:p>
          </table:table-cell>
          <table:table-cell/>
          <table:table-cell office:value-type="string" calcext:value-type="string">
            <text:p>void rc_setConstraintUpperLinLimit(int constraint_id, double n)</text:p>
          </table:table-cell>
          <table:table-cell/>
        </table:table-row>
        <table:table-row table:style-name="ro1" table:number-rows-repeated="104846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amera" table:style-name="ta1">
        <office:forms form:automatic-focus="false" form:apply-design-mode="false"/>
        <table:table-column table:style-name="co5" table:default-cell-style-name="ce5"/>
        <table:table-column table:style-name="co100" table:default-cell-style-name="Default"/>
        <table:table-column table:style-name="co31" table:default-cell-style-name="Default"/>
        <table:table-column table:style-name="co10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style-name="ce10"/>
          <table:table-cell/>
          <table:table-cell office:value-type="string" calcext:value-type="string">
            <text:p>sub SetCameraPosition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GetCameraPosition(ByRef x, ByRef y, ByRef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TranslateCamera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SetCameraRotation( x, y,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GetCameraRotation(ByRef x, ByRef y, ByRef z)</text:p>
          </table:table-cell>
          <table:table-cell/>
        </table:table-row>
        <table:table-row table:style-name="ro1">
          <table:table-cell table:style-name="ce10"/>
          <table:table-cell/>
          <table:table-cell office:value-type="string" calcext:value-type="string">
            <text:p>sub RotateCamera( x, y, z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FOV( fov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FOV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AspectRatio( aspect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AspectRatio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FarValue( zf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FarValue(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CameraNearValue( zn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CameraNearValue( )</text:p>
          </table:table-cell>
          <table:table-cell/>
        </table:table-row>
      </table:table>
      <table:table table:name="Scene" table:style-name="ta1">
        <office:forms form:automatic-focus="false" form:apply-design-mode="false"/>
        <table:table-column table:style-name="co102" table:default-cell-style-name="ce5"/>
        <table:table-column table:style-name="co103" table:default-cell-style-name="Default"/>
        <table:table-column table:style-name="co104" table:default-cell-style-name="Default"/>
        <table:table-column table:style-name="co8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AddSceneSkyBox( img_top, img_bottom, img_left, img_right, img_front, img_back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SceneSkyDome( im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AddSceneSkyDomeEx( img, horiRes, vertRes, txPercentage, spherePercentage, radius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RemoveSceneSky( )</text:p>
          </table:table-cell>
          <table:table-cell/>
        </table:table-row>
        <table:table-row table:style-name="ro1">
          <table:table-cell table:style-name="ce6"/>
          <table:table-cell/>
          <table:table-cell office:value-type="string" calcext:value-type="string">
            <text:p>sub SetWorld3DDeltaTime( dt )</text:p>
          </table:table-cell>
          <table:table-cell/>
        </table:table-row>
        <table:table-row table:style-name="ro1">
          <table:table-cell table:style-name="ce6"/>
          <table:table-cell/>
          <table:table-cell office:value-type="string" calcext:value-type="string">
            <text:p>sub SetWorld3DMaxSubSteps( steps )</text:p>
          </table:table-cell>
          <table:table-cell/>
        </table:table-row>
        <table:table-row table:style-name="ro1">
          <table:table-cell table:style-name="ce6"/>
          <table:table-cell/>
          <table:table-cell office:value-type="string" calcext:value-type="string">
            <text:p>sub SetWorld3DTimeStep( ts )</text:p>
          </table:table-cell>
          <table:table-cell/>
        </table:table-row>
      </table:table>
      <table:table table:name="Particles" table:style-name="ta1">
        <office:forms form:automatic-focus="false" form:apply-design-mode="false"/>
        <table:table-column table:style-name="co105" table:default-cell-style-name="ce6"/>
        <table:table-column table:style-name="co106" table:default-cell-style-name="Default"/>
        <table:table-column table:style-name="co107" table:default-cell-style-name="ce17"/>
        <table:table-column table:style-name="co55" table:default-cell-style-name="Default"/>
        <table:table-column table:style-name="co108" table:default-cell-style-name="Default"/>
        <table:table-column table:style-name="co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IF( LEFT([.E2]; 4) = &quot;void&quot;;    COM.MICROSOFT.CONCAT(   &quot;sub &quot;;   SUBSTITUTE(    SUBSTITUTE(     SUBSTITUTE(      SUBSTITUTE(       SUBSTITUTE(        SUBSTITUTE(         SUBSTITUTE(          SUBSTITUTE(           SUBSTITUTE(            [.E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]; 6) = &quot;string&quot;; LEFT([.E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tartParticleEmitter( actor)" calcext:value-type="string">
            <text:p>sub <text:s/>startParticleEmitter( actor)</text:p>
          </table:table-cell>
          <table:table-cell/>
          <table:table-cell table:formula="of:=SUBSTITUTE([.F2]; &quot;Uint32&quot;; &quot;int&quot;)" office:value-type="string" office:string-value="void rc_startParticleEmitter(int actor)" calcext:value-type="string">
            <text:p>void rc_startParticleEmitter(int actor)</text:p>
          </table:table-cell>
          <table:table-cell office:value-type="string" calcext:value-type="string">
            <text:p>void rc_startParticleEmitter(int actor)</text:p>
          </table:table-cell>
        </table:table-row>
        <table:table-row table:style-name="ro1">
          <table:table-cell table:number-columns-repeated="2"/>
          <table:table-cell table:formula="of:=IF( LEFT([.E3]; 4) = &quot;void&quot;;    COM.MICROSOFT.CONCAT(   &quot;sub &quot;;   SUBSTITUTE(    SUBSTITUTE(     SUBSTITUTE(      SUBSTITUTE(       SUBSTITUTE(        SUBSTITUTE(         SUBSTITUTE(          SUBSTITUTE(           SUBSTITUTE(            [.E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]; 6) = &quot;string&quot;; LEFT([.E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topParticleEmitter( actor)" calcext:value-type="string">
            <text:p>sub <text:s/>stopParticleEmitter( actor)</text:p>
          </table:table-cell>
          <table:table-cell/>
          <table:table-cell table:formula="of:=SUBSTITUTE([.F3]; &quot;Uint32&quot;; &quot;int&quot;)" office:value-type="string" office:string-value="void rc_stopParticleEmitter(int actor)" calcext:value-type="string">
            <text:p>void rc_stopParticleEmitter(int actor)</text:p>
          </table:table-cell>
          <table:table-cell office:value-type="string" calcext:value-type="string">
            <text:p>void rc_stopParticleEmitter(int actor)</text:p>
          </table:table-cell>
        </table:table-row>
        <table:table-row table:style-name="ro1">
          <table:table-cell table:number-columns-repeated="2"/>
          <table:table-cell table:formula="of:=IF( LEFT([.E4]; 4) = &quot;void&quot;;    COM.MICROSOFT.CONCAT(   &quot;sub &quot;;   SUBSTITUTE(    SUBSTITUTE(     SUBSTITUTE(      SUBSTITUTE(       SUBSTITUTE(        SUBSTITUTE(         SUBSTITUTE(          SUBSTITUTE(           SUBSTITUTE(            [.E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]; 6) = &quot;string&quot;; LEFT([.E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Direction( actor,  x,  y,  z)" calcext:value-type="string">
            <text:p>sub <text:s/>setParticleDirection( actor, <text:s/>x, <text:s/>y, <text:s/>z)</text:p>
          </table:table-cell>
          <table:table-cell/>
          <table:table-cell table:formula="of:=SUBSTITUTE([.F4]; &quot;Uint32&quot;; &quot;int&quot;)" office:value-type="string" office:string-value="void rc_setParticleDirection(int actor, double x, double y, double z)" calcext:value-type="string">
            <text:p>void rc_setParticleDirection(int actor, double x, double y, double z)</text:p>
          </table:table-cell>
          <table:table-cell office:value-type="string" calcext:value-type="string">
            <text:p>void rc_setParticleDirection(int actor, double x, double y, double z)</text:p>
          </table:table-cell>
        </table:table-row>
        <table:table-row table:style-name="ro1">
          <table:table-cell table:number-columns-repeated="2"/>
          <table:table-cell table:formula="of:=IF( LEFT([.E5]; 4) = &quot;void&quot;;    COM.MICROSOFT.CONCAT(   &quot;sub &quot;;   SUBSTITUTE(    SUBSTITUTE(     SUBSTITUTE(      SUBSTITUTE(       SUBSTITUTE(        SUBSTITUTE(         SUBSTITUTE(          SUBSTITUTE(           SUBSTITUTE(            [.E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5]; 6) = &quot;string&quot;; LEFT([.E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Direction( actor, ByRef x, ByRef y, ByRef z)" calcext:value-type="string">
            <text:p>sub <text:s/>getParticleDirection( actor, ByRef x, ByRef y, ByRef z)</text:p>
          </table:table-cell>
          <table:table-cell/>
          <table:table-cell table:formula="of:=SUBSTITUTE([.F5]; &quot;Uint32&quot;; &quot;int&quot;)" office:value-type="string" office:string-value="void rc_getParticleDirection(int actor, double* x, double* y, double* z)" calcext:value-type="string">
            <text:p>void rc_getParticleDirection(int actor, double* x, double* y, double* z)</text:p>
          </table:table-cell>
          <table:table-cell office:value-type="string" calcext:value-type="string">
            <text:p>void rc_getParticleDirection(int actor, double* x, double* y, double* z)</text:p>
          </table:table-cell>
        </table:table-row>
        <table:table-row table:style-name="ro1">
          <table:table-cell table:number-columns-repeated="2"/>
          <table:table-cell table:formula="of:=IF( LEFT([.E6]; 4) = &quot;void&quot;;    COM.MICROSOFT.CONCAT(   &quot;sub &quot;;   SUBSTITUTE(    SUBSTITUTE(     SUBSTITUTE(      SUBSTITUTE(       SUBSTITUTE(        SUBSTITUTE(         SUBSTITUTE(          SUBSTITUTE(           SUBSTITUTE(            [.E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6]; 6) = &quot;string&quot;; LEFT([.E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ParticleEveryMeshVertex( actor,  flag)" calcext:value-type="string">
            <text:p>sub <text:s/>useParticleEveryMeshVertex( actor, <text:s/>flag)</text:p>
          </table:table-cell>
          <table:table-cell/>
          <table:table-cell table:formula="of:=SUBSTITUTE([.F6]; &quot;Uint32&quot;; &quot;int&quot;)" office:value-type="string" office:string-value="void rc_useParticleEveryMeshVertex(int actor, bool flag)" calcext:value-type="string">
            <text:p>void rc_useParticleEveryMeshVertex(int actor, bool flag)</text:p>
          </table:table-cell>
          <table:table-cell office:value-type="string" calcext:value-type="string">
            <text:p>void rc_useParticleEveryMeshVertex(int actor, bool flag)</text:p>
          </table:table-cell>
        </table:table-row>
        <table:table-row table:style-name="ro1">
          <table:table-cell table:number-columns-repeated="2"/>
          <table:table-cell table:formula="of:=IF( LEFT([.E7]; 4) = &quot;void&quot;;    COM.MICROSOFT.CONCAT(   &quot;sub &quot;;   SUBSTITUTE(    SUBSTITUTE(     SUBSTITUTE(      SUBSTITUTE(       SUBSTITUTE(        SUBSTITUTE(         SUBSTITUTE(          SUBSTITUTE(           SUBSTITUTE(            [.E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7]; 6) = &quot;string&quot;; LEFT([.E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particleIsUsingEveryMeshVertex( actor)" calcext:value-type="string">
            <text:p>function <text:s/>particleIsUsingEveryMeshVertex( actor)</text:p>
          </table:table-cell>
          <table:table-cell/>
          <table:table-cell table:formula="of:=SUBSTITUTE([.F7]; &quot;Uint32&quot;; &quot;int&quot;)" office:value-type="string" office:string-value="bool rc_particleIsUsingEveryMeshVertex(int actor)" calcext:value-type="string">
            <text:p>bool rc_particleIsUsingEveryMeshVertex(int actor)</text:p>
          </table:table-cell>
          <table:table-cell office:value-type="string" calcext:value-type="string">
            <text:p>bool rc_particleIsUsingEveryMeshVertex(int actor)</text:p>
          </table:table-cell>
        </table:table-row>
        <table:table-row table:style-name="ro1">
          <table:table-cell table:number-columns-repeated="2"/>
          <table:table-cell table:formula="of:=IF( LEFT([.E8]; 4) = &quot;void&quot;;    COM.MICROSOFT.CONCAT(   &quot;sub &quot;;   SUBSTITUTE(    SUBSTITUTE(     SUBSTITUTE(      SUBSTITUTE(       SUBSTITUTE(        SUBSTITUTE(         SUBSTITUTE(          SUBSTITUTE(           SUBSTITUTE(            [.E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8]; 6) = &quot;string&quot;; LEFT([.E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NormalDirectionMod( actor,  mod)" calcext:value-type="string">
            <text:p>sub <text:s/>setParticleNormalDirectionMod( actor, <text:s/>mod)</text:p>
          </table:table-cell>
          <table:table-cell/>
          <table:table-cell table:formula="of:=SUBSTITUTE([.F8]; &quot;Uint32&quot;; &quot;int&quot;)" office:value-type="string" office:string-value="void rc_setParticleNormalDirectionMod(int actor, double mod)" calcext:value-type="string">
            <text:p>void rc_setParticleNormalDirectionMod(int actor, double mod)</text:p>
          </table:table-cell>
          <table:table-cell office:value-type="string" calcext:value-type="string">
            <text:p>void rc_setParticleNormalDirectionMod(int actor, double mod)</text:p>
          </table:table-cell>
        </table:table-row>
        <table:table-row table:style-name="ro1">
          <table:table-cell table:number-columns-repeated="2"/>
          <table:table-cell table:formula="of:=IF( LEFT([.E9]; 4) = &quot;void&quot;;    COM.MICROSOFT.CONCAT(   &quot;sub &quot;;   SUBSTITUTE(    SUBSTITUTE(     SUBSTITUTE(      SUBSTITUTE(       SUBSTITUTE(        SUBSTITUTE(         SUBSTITUTE(          SUBSTITUTE(           SUBSTITUTE(            [.E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9]; 6) = &quot;string&quot;; LEFT([.E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NormalDirectionMod( actor)" calcext:value-type="string">
            <text:p>function <text:s/>getParticleNormalDirectionMod( actor)</text:p>
          </table:table-cell>
          <table:table-cell/>
          <table:table-cell table:formula="of:=SUBSTITUTE([.F9]; &quot;Uint32&quot;; &quot;int&quot;)" office:value-type="string" office:string-value="double rc_getParticleNormalDirectionMod(int actor)" calcext:value-type="string">
            <text:p>double rc_getParticleNormalDirectionMod(int actor)</text:p>
          </table:table-cell>
          <table:table-cell office:value-type="string" calcext:value-type="string">
            <text:p>double rc_getParticleNormalDirectionMod(int actor)</text:p>
          </table:table-cell>
        </table:table-row>
        <table:table-row table:style-name="ro1">
          <table:table-cell table:number-columns-repeated="2"/>
          <table:table-cell table:formula="of:=IF( LEFT([.E10]; 4) = &quot;void&quot;;    COM.MICROSOFT.CONCAT(   &quot;sub &quot;;   SUBSTITUTE(    SUBSTITUTE(     SUBSTITUTE(      SUBSTITUTE(       SUBSTITUTE(        SUBSTITUTE(         SUBSTITUTE(          SUBSTITUTE(           SUBSTITUTE(            [.E1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0]; 6) = &quot;string&quot;; LEFT([.E1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ParticleNormalDirection( actor,  flag)" calcext:value-type="string">
            <text:p>sub <text:s/>useParticleNormalDirection( actor, <text:s/>flag)</text:p>
          </table:table-cell>
          <table:table-cell/>
          <table:table-cell table:formula="of:=SUBSTITUTE([.F10]; &quot;Uint32&quot;; &quot;int&quot;)" office:value-type="string" office:string-value="void rc_useParticleNormalDirection(int actor, bool flag)" calcext:value-type="string">
            <text:p>void rc_useParticleNormalDirection(int actor, bool flag)</text:p>
          </table:table-cell>
          <table:table-cell office:value-type="string" calcext:value-type="string">
            <text:p>void rc_useParticleNormalDirection(int actor, bool flag)</text:p>
          </table:table-cell>
        </table:table-row>
        <table:table-row table:style-name="ro1">
          <table:table-cell table:number-columns-repeated="2"/>
          <table:table-cell table:formula="of:=IF( LEFT([.E11]; 4) = &quot;void&quot;;    COM.MICROSOFT.CONCAT(   &quot;sub &quot;;   SUBSTITUTE(    SUBSTITUTE(     SUBSTITUTE(      SUBSTITUTE(       SUBSTITUTE(        SUBSTITUTE(         SUBSTITUTE(          SUBSTITUTE(           SUBSTITUTE(            [.E1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1]; 6) = &quot;string&quot;; LEFT([.E1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particleIsUsingNormalDirection( actor)" calcext:value-type="string">
            <text:p>function <text:s/>particleIsUsingNormalDirection( actor)</text:p>
          </table:table-cell>
          <table:table-cell/>
          <table:table-cell table:formula="of:=SUBSTITUTE([.F11]; &quot;Uint32&quot;; &quot;int&quot;)" office:value-type="string" office:string-value="bool rc_particleIsUsingNormalDirection(int actor)" calcext:value-type="string">
            <text:p>bool rc_particleIsUsingNormalDirection(int actor)</text:p>
          </table:table-cell>
          <table:table-cell office:value-type="string" calcext:value-type="string">
            <text:p>bool rc_particleIsUsingNormalDirection(int actor)</text:p>
          </table:table-cell>
        </table:table-row>
        <table:table-row table:style-name="ro1">
          <table:table-cell table:number-columns-repeated="2"/>
          <table:table-cell table:formula="of:=IF( LEFT([.E12]; 4) = &quot;void&quot;;    COM.MICROSOFT.CONCAT(   &quot;sub &quot;;   SUBSTITUTE(    SUBSTITUTE(     SUBSTITUTE(      SUBSTITUTE(       SUBSTITUTE(        SUBSTITUTE(         SUBSTITUTE(          SUBSTITUTE(           SUBSTITUTE(            [.E1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2]; 6) = &quot;string&quot;; LEFT([.E1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esh( actor,  mesh)" calcext:value-type="string">
            <text:p>sub <text:s/>setParticleMesh( actor, <text:s/>mesh)</text:p>
          </table:table-cell>
          <table:table-cell/>
          <table:table-cell table:formula="of:=SUBSTITUTE([.F12]; &quot;Uint32&quot;; &quot;int&quot;)" office:value-type="string" office:string-value="void rc_setParticleMesh(int actor, int mesh)" calcext:value-type="string">
            <text:p>void rc_setParticleMesh(int actor, int mesh)</text:p>
          </table:table-cell>
          <table:table-cell office:value-type="string" calcext:value-type="string">
            <text:p>void rc_setParticleMesh(int actor, int mesh)</text:p>
          </table:table-cell>
        </table:table-row>
        <table:table-row table:style-name="ro1">
          <table:table-cell table:number-columns-repeated="2"/>
          <table:table-cell table:formula="of:=IF( LEFT([.E13]; 4) = &quot;void&quot;;    COM.MICROSOFT.CONCAT(   &quot;sub &quot;;   SUBSTITUTE(    SUBSTITUTE(     SUBSTITUTE(      SUBSTITUTE(       SUBSTITUTE(        SUBSTITUTE(         SUBSTITUTE(          SUBSTITUTE(           SUBSTITUTE(            [.E1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3]; 6) = &quot;string&quot;; LEFT([.E1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inParticlesPerSecond( actor,  minParticlesPerSecond)" calcext:value-type="string">
            <text:p>sub <text:s/>setParticleMinParticlesPerSecond( actor, <text:s/>minParticlesPerSecond)</text:p>
          </table:table-cell>
          <table:table-cell/>
          <table:table-cell table:formula="of:=SUBSTITUTE([.F13]; &quot;Uint32&quot;; &quot;int&quot;)" office:value-type="string" office:string-value="void rc_setParticleMinParticlesPerSecond(int actor, int minParticlesPerSecond)" calcext:value-type="string">
            <text:p>void rc_setParticleMinParticlesPerSecond(int actor, int minParticlesPerSecond)</text:p>
          </table:table-cell>
          <table:table-cell office:value-type="string" calcext:value-type="string">
            <text:p>void rc_setParticleMinParticlesPerSecond(int actor, Uint32 minParticlesPerSecond)</text:p>
          </table:table-cell>
        </table:table-row>
        <table:table-row table:style-name="ro1">
          <table:table-cell table:number-columns-repeated="2"/>
          <table:table-cell table:formula="of:=IF( LEFT([.E14]; 4) = &quot;void&quot;;    COM.MICROSOFT.CONCAT(   &quot;sub &quot;;   SUBSTITUTE(    SUBSTITUTE(     SUBSTITUTE(      SUBSTITUTE(       SUBSTITUTE(        SUBSTITUTE(         SUBSTITUTE(          SUBSTITUTE(           SUBSTITUTE(            [.E1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4]; 6) = &quot;string&quot;; LEFT([.E1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inParticlesPerSecond( actor)" calcext:value-type="string">
            <text:p>function <text:s/>getParticleMinParticlesPerSecond( actor)</text:p>
          </table:table-cell>
          <table:table-cell/>
          <table:table-cell table:formula="of:=SUBSTITUTE([.F14]; &quot;Uint32&quot;; &quot;int&quot;)" office:value-type="string" office:string-value="int rc_getParticleMinParticlesPerSecond(int actor)" calcext:value-type="string">
            <text:p>int rc_getParticleMinParticlesPerSecond(int actor)</text:p>
          </table:table-cell>
          <table:table-cell office:value-type="string" calcext:value-type="string">
            <text:p>Uint32 rc_getParticleMinParticlesPerSecond(int actor)</text:p>
          </table:table-cell>
        </table:table-row>
        <table:table-row table:style-name="ro1">
          <table:table-cell table:number-columns-repeated="2"/>
          <table:table-cell table:formula="of:=IF( LEFT([.E15]; 4) = &quot;void&quot;;    COM.MICROSOFT.CONCAT(   &quot;sub &quot;;   SUBSTITUTE(    SUBSTITUTE(     SUBSTITUTE(      SUBSTITUTE(       SUBSTITUTE(        SUBSTITUTE(         SUBSTITUTE(          SUBSTITUTE(           SUBSTITUTE(            [.E1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5]; 6) = &quot;string&quot;; LEFT([.E1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axParticlesPerSecond( actor,  maxParticlesPerSecond)" calcext:value-type="string">
            <text:p>sub <text:s/>setParticleMaxParticlesPerSecond( actor, <text:s/>maxParticlesPerSecond)</text:p>
          </table:table-cell>
          <table:table-cell/>
          <table:table-cell table:formula="of:=SUBSTITUTE([.F15]; &quot;Uint32&quot;; &quot;int&quot;)" office:value-type="string" office:string-value="void rc_setParticleMaxParticlesPerSecond(int actor, int maxParticlesPerSecond)" calcext:value-type="string">
            <text:p>void rc_setParticleMaxParticlesPerSecond(int actor, int maxParticlesPerSecond)</text:p>
          </table:table-cell>
          <table:table-cell office:value-type="string" calcext:value-type="string">
            <text:p>void rc_setParticleMaxParticlesPerSecond(int actor, Uint32 maxParticlesPerSecond)</text:p>
          </table:table-cell>
        </table:table-row>
        <table:table-row table:style-name="ro1">
          <table:table-cell table:number-columns-repeated="2"/>
          <table:table-cell table:formula="of:=IF( LEFT([.E16]; 4) = &quot;void&quot;;    COM.MICROSOFT.CONCAT(   &quot;sub &quot;;   SUBSTITUTE(    SUBSTITUTE(     SUBSTITUTE(      SUBSTITUTE(       SUBSTITUTE(        SUBSTITUTE(         SUBSTITUTE(          SUBSTITUTE(           SUBSTITUTE(            [.E1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6]; 6) = &quot;string&quot;; LEFT([.E1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axParticlesPerSecond( actor)" calcext:value-type="string">
            <text:p>function <text:s/>getParticleMaxParticlesPerSecond( actor)</text:p>
          </table:table-cell>
          <table:table-cell/>
          <table:table-cell table:formula="of:=SUBSTITUTE([.F16]; &quot;Uint32&quot;; &quot;int&quot;)" office:value-type="string" office:string-value="int rc_getParticleMaxParticlesPerSecond(int actor)" calcext:value-type="string">
            <text:p>int rc_getParticleMaxParticlesPerSecond(int actor)</text:p>
          </table:table-cell>
          <table:table-cell office:value-type="string" calcext:value-type="string">
            <text:p>Uint32 rc_getParticleMaxParticlesPerSecond(int actor)</text:p>
          </table:table-cell>
        </table:table-row>
        <table:table-row table:style-name="ro1">
          <table:table-cell table:number-columns-repeated="2"/>
          <table:table-cell table:formula="of:=IF( LEFT([.E17]; 4) = &quot;void&quot;;    COM.MICROSOFT.CONCAT(   &quot;sub &quot;;   SUBSTITUTE(    SUBSTITUTE(     SUBSTITUTE(      SUBSTITUTE(       SUBSTITUTE(        SUBSTITUTE(         SUBSTITUTE(          SUBSTITUTE(           SUBSTITUTE(            [.E1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7]; 6) = &quot;string&quot;; LEFT([.E1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inStartColor( actor,  color)" calcext:value-type="string">
            <text:p>sub <text:s/>setParticleMinStartColor( actor, <text:s/>color)</text:p>
          </table:table-cell>
          <table:table-cell/>
          <table:table-cell table:formula="of:=SUBSTITUTE([.F17]; &quot;Uint32&quot;; &quot;int&quot;)" office:value-type="string" office:string-value="void rc_setParticleMinStartColor(int actor, int color)" calcext:value-type="string">
            <text:p>void rc_setParticleMinStartColor(int actor, int color)</text:p>
          </table:table-cell>
          <table:table-cell office:value-type="string" calcext:value-type="string">
            <text:p>void rc_setParticleMinStartColor(int actor, Uint32 color)</text:p>
          </table:table-cell>
        </table:table-row>
        <table:table-row table:style-name="ro1">
          <table:table-cell table:number-columns-repeated="2"/>
          <table:table-cell table:formula="of:=IF( LEFT([.E18]; 4) = &quot;void&quot;;    COM.MICROSOFT.CONCAT(   &quot;sub &quot;;   SUBSTITUTE(    SUBSTITUTE(     SUBSTITUTE(      SUBSTITUTE(       SUBSTITUTE(        SUBSTITUTE(         SUBSTITUTE(          SUBSTITUTE(           SUBSTITUTE(            [.E1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8]; 6) = &quot;string&quot;; LEFT([.E1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inStartColor( actor)" calcext:value-type="string">
            <text:p>function <text:s/>getParticleMinStartColor( actor)</text:p>
          </table:table-cell>
          <table:table-cell/>
          <table:table-cell table:formula="of:=SUBSTITUTE([.F18]; &quot;Uint32&quot;; &quot;int&quot;)" office:value-type="string" office:string-value="int rc_getParticleMinStartColor(int actor)" calcext:value-type="string">
            <text:p>int rc_getParticleMinStartColor(int actor)</text:p>
          </table:table-cell>
          <table:table-cell office:value-type="string" calcext:value-type="string">
            <text:p>Uint32 rc_getParticleMinStartColor(int actor)</text:p>
          </table:table-cell>
        </table:table-row>
        <table:table-row table:style-name="ro1">
          <table:table-cell table:number-columns-repeated="2"/>
          <table:table-cell table:formula="of:=IF( LEFT([.E19]; 4) = &quot;void&quot;;    COM.MICROSOFT.CONCAT(   &quot;sub &quot;;   SUBSTITUTE(    SUBSTITUTE(     SUBSTITUTE(      SUBSTITUTE(       SUBSTITUTE(        SUBSTITUTE(         SUBSTITUTE(          SUBSTITUTE(           SUBSTITUTE(            [.E1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19]; 6) = &quot;string&quot;; LEFT([.E1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1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1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axStartColor( actor,  color)" calcext:value-type="string">
            <text:p>sub <text:s/>setParticleMaxStartColor( actor, <text:s/>color)</text:p>
          </table:table-cell>
          <table:table-cell/>
          <table:table-cell table:formula="of:=SUBSTITUTE([.F19]; &quot;Uint32&quot;; &quot;int&quot;)" office:value-type="string" office:string-value="void rc_setParticleMaxStartColor(int actor, int color)" calcext:value-type="string">
            <text:p>void rc_setParticleMaxStartColor(int actor, int color)</text:p>
          </table:table-cell>
          <table:table-cell office:value-type="string" calcext:value-type="string">
            <text:p>void rc_setParticleMaxStartColor(int actor, Uint32 color)</text:p>
          </table:table-cell>
        </table:table-row>
        <table:table-row table:style-name="ro1">
          <table:table-cell table:number-columns-repeated="2"/>
          <table:table-cell table:formula="of:=IF( LEFT([.E20]; 4) = &quot;void&quot;;    COM.MICROSOFT.CONCAT(   &quot;sub &quot;;   SUBSTITUTE(    SUBSTITUTE(     SUBSTITUTE(      SUBSTITUTE(       SUBSTITUTE(        SUBSTITUTE(         SUBSTITUTE(          SUBSTITUTE(           SUBSTITUTE(            [.E2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0]; 6) = &quot;string&quot;; LEFT([.E2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axStartColor( actor)" calcext:value-type="string">
            <text:p>function <text:s/>getParticleMaxStartColor( actor)</text:p>
          </table:table-cell>
          <table:table-cell/>
          <table:table-cell table:formula="of:=SUBSTITUTE([.F20]; &quot;Uint32&quot;; &quot;int&quot;)" office:value-type="string" office:string-value="int rc_getParticleMaxStartColor(int actor)" calcext:value-type="string">
            <text:p>int rc_getParticleMaxStartColor(int actor)</text:p>
          </table:table-cell>
          <table:table-cell office:value-type="string" calcext:value-type="string">
            <text:p>Uint32 rc_getParticleMaxStartColor(int actor)</text:p>
          </table:table-cell>
        </table:table-row>
        <table:table-row table:style-name="ro1">
          <table:table-cell table:number-columns-repeated="2"/>
          <table:table-cell table:formula="of:=IF( LEFT([.E21]; 4) = &quot;void&quot;;    COM.MICROSOFT.CONCAT(   &quot;sub &quot;;   SUBSTITUTE(    SUBSTITUTE(     SUBSTITUTE(      SUBSTITUTE(       SUBSTITUTE(        SUBSTITUTE(         SUBSTITUTE(          SUBSTITUTE(           SUBSTITUTE(            [.E2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1]; 6) = &quot;string&quot;; LEFT([.E2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inLife( actor,  minLife)" calcext:value-type="string">
            <text:p>sub <text:s/>setParticleMinLife( actor, <text:s/>minLife)</text:p>
          </table:table-cell>
          <table:table-cell/>
          <table:table-cell table:formula="of:=SUBSTITUTE([.F21]; &quot;Uint32&quot;; &quot;int&quot;)" office:value-type="string" office:string-value="void rc_setParticleMinLife(int actor, int minLife)" calcext:value-type="string">
            <text:p>void rc_setParticleMinLife(int actor, int minLife)</text:p>
          </table:table-cell>
          <table:table-cell office:value-type="string" calcext:value-type="string">
            <text:p>void rc_setParticleMinLife(int actor, Uint32 minLife)</text:p>
          </table:table-cell>
        </table:table-row>
        <table:table-row table:style-name="ro1">
          <table:table-cell table:number-columns-repeated="2"/>
          <table:table-cell table:formula="of:=IF( LEFT([.E22]; 4) = &quot;void&quot;;    COM.MICROSOFT.CONCAT(   &quot;sub &quot;;   SUBSTITUTE(    SUBSTITUTE(     SUBSTITUTE(      SUBSTITUTE(       SUBSTITUTE(        SUBSTITUTE(         SUBSTITUTE(          SUBSTITUTE(           SUBSTITUTE(            [.E2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2]; 6) = &quot;string&quot;; LEFT([.E2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inLife( actor)" calcext:value-type="string">
            <text:p>function <text:s/>getParticleMinLife( actor)</text:p>
          </table:table-cell>
          <table:table-cell/>
          <table:table-cell table:formula="of:=SUBSTITUTE([.F22]; &quot;Uint32&quot;; &quot;int&quot;)" office:value-type="string" office:string-value="int rc_getParticleMinLife(int actor)" calcext:value-type="string">
            <text:p>int rc_getParticleMinLife(int actor)</text:p>
          </table:table-cell>
          <table:table-cell office:value-type="string" calcext:value-type="string">
            <text:p>Uint32 rc_getParticleMinLife(int actor)</text:p>
          </table:table-cell>
        </table:table-row>
        <table:table-row table:style-name="ro1">
          <table:table-cell table:number-columns-repeated="2"/>
          <table:table-cell table:formula="of:=IF( LEFT([.E23]; 4) = &quot;void&quot;;    COM.MICROSOFT.CONCAT(   &quot;sub &quot;;   SUBSTITUTE(    SUBSTITUTE(     SUBSTITUTE(      SUBSTITUTE(       SUBSTITUTE(        SUBSTITUTE(         SUBSTITUTE(          SUBSTITUTE(           SUBSTITUTE(            [.E2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3]; 6) = &quot;string&quot;; LEFT([.E2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axLife( actor,  maxLife)" calcext:value-type="string">
            <text:p>sub <text:s/>setParticleMaxLife( actor, <text:s/>maxLife)</text:p>
          </table:table-cell>
          <table:table-cell/>
          <table:table-cell table:formula="of:=SUBSTITUTE([.F23]; &quot;Uint32&quot;; &quot;int&quot;)" office:value-type="string" office:string-value="void rc_setParticleMaxLife(int actor, int maxLife)" calcext:value-type="string">
            <text:p>void rc_setParticleMaxLife(int actor, int maxLife)</text:p>
          </table:table-cell>
          <table:table-cell office:value-type="string" calcext:value-type="string">
            <text:p>void rc_setParticleMaxLife(int actor, Uint32 maxLife)</text:p>
          </table:table-cell>
        </table:table-row>
        <table:table-row table:style-name="ro1">
          <table:table-cell table:number-columns-repeated="2"/>
          <table:table-cell table:formula="of:=IF( LEFT([.E24]; 4) = &quot;void&quot;;    COM.MICROSOFT.CONCAT(   &quot;sub &quot;;   SUBSTITUTE(    SUBSTITUTE(     SUBSTITUTE(      SUBSTITUTE(       SUBSTITUTE(        SUBSTITUTE(         SUBSTITUTE(          SUBSTITUTE(           SUBSTITUTE(            [.E2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4]; 6) = &quot;string&quot;; LEFT([.E2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axLife( actor)" calcext:value-type="string">
            <text:p>function <text:s/>getParticleMaxLife( actor)</text:p>
          </table:table-cell>
          <table:table-cell/>
          <table:table-cell table:formula="of:=SUBSTITUTE([.F24]; &quot;Uint32&quot;; &quot;int&quot;)" office:value-type="string" office:string-value="int rc_getParticleMaxLife(int actor)" calcext:value-type="string">
            <text:p>int rc_getParticleMaxLife(int actor)</text:p>
          </table:table-cell>
          <table:table-cell office:value-type="string" calcext:value-type="string">
            <text:p>Uint32 rc_getParticleMaxLife(int actor)</text:p>
          </table:table-cell>
        </table:table-row>
        <table:table-row table:style-name="ro1">
          <table:table-cell table:number-columns-repeated="2"/>
          <table:table-cell table:formula="of:=IF( LEFT([.E25]; 4) = &quot;void&quot;;    COM.MICROSOFT.CONCAT(   &quot;sub &quot;;   SUBSTITUTE(    SUBSTITUTE(     SUBSTITUTE(      SUBSTITUTE(       SUBSTITUTE(        SUBSTITUTE(         SUBSTITUTE(          SUBSTITUTE(           SUBSTITUTE(            [.E2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5]; 6) = &quot;string&quot;; LEFT([.E2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axAngle( actor,  maxAngle)" calcext:value-type="string">
            <text:p>sub <text:s/>setParticleMaxAngle( actor, <text:s/>maxAngle)</text:p>
          </table:table-cell>
          <table:table-cell/>
          <table:table-cell table:formula="of:=SUBSTITUTE([.F25]; &quot;Uint32&quot;; &quot;int&quot;)" office:value-type="string" office:string-value="void rc_setParticleMaxAngle(int actor, int maxAngle)" calcext:value-type="string">
            <text:p>void rc_setParticleMaxAngle(int actor, int maxAngle)</text:p>
          </table:table-cell>
          <table:table-cell office:value-type="string" calcext:value-type="string">
            <text:p>void rc_setParticleMaxAngle(int actor, int maxAngle)</text:p>
          </table:table-cell>
        </table:table-row>
        <table:table-row table:style-name="ro1">
          <table:table-cell table:number-columns-repeated="2"/>
          <table:table-cell table:formula="of:=IF( LEFT([.E26]; 4) = &quot;void&quot;;    COM.MICROSOFT.CONCAT(   &quot;sub &quot;;   SUBSTITUTE(    SUBSTITUTE(     SUBSTITUTE(      SUBSTITUTE(       SUBSTITUTE(        SUBSTITUTE(         SUBSTITUTE(          SUBSTITUTE(           SUBSTITUTE(            [.E2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6]; 6) = &quot;string&quot;; LEFT([.E2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MaxAngle( actor)" calcext:value-type="string">
            <text:p>function <text:s/>getParticleMaxAngle( actor)</text:p>
          </table:table-cell>
          <table:table-cell/>
          <table:table-cell table:formula="of:=SUBSTITUTE([.F26]; &quot;Uint32&quot;; &quot;int&quot;)" office:value-type="string" office:string-value="int rc_getParticleMaxAngle(int actor)" calcext:value-type="string">
            <text:p>int rc_getParticleMaxAngle(int actor)</text:p>
          </table:table-cell>
          <table:table-cell office:value-type="string" calcext:value-type="string">
            <text:p>int rc_getParticleMaxAngle(int actor)</text:p>
          </table:table-cell>
        </table:table-row>
        <table:table-row table:style-name="ro1">
          <table:table-cell table:number-columns-repeated="2"/>
          <table:table-cell table:formula="of:=IF( LEFT([.E27]; 4) = &quot;void&quot;;    COM.MICROSOFT.CONCAT(   &quot;sub &quot;;   SUBSTITUTE(    SUBSTITUTE(     SUBSTITUTE(      SUBSTITUTE(       SUBSTITUTE(        SUBSTITUTE(         SUBSTITUTE(          SUBSTITUTE(           SUBSTITUTE(            [.E2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7]; 6) = &quot;string&quot;; LEFT([.E2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inStartSize( actor,  w,  h)" calcext:value-type="string">
            <text:p>sub <text:s/>setParticleMinStartSize( actor, <text:s/>w, <text:s/>h)</text:p>
          </table:table-cell>
          <table:table-cell/>
          <table:table-cell table:formula="of:=SUBSTITUTE([.F27]; &quot;Uint32&quot;; &quot;int&quot;)" office:value-type="string" office:string-value="void rc_setParticleMinStartSize(int actor, double w, double h)" calcext:value-type="string">
            <text:p>void rc_setParticleMinStartSize(int actor, double w, double h)</text:p>
          </table:table-cell>
          <table:table-cell office:value-type="string" calcext:value-type="string">
            <text:p>void rc_setParticleMinStartSize(int actor, double w, double h)</text:p>
          </table:table-cell>
        </table:table-row>
        <table:table-row table:style-name="ro1">
          <table:table-cell table:number-columns-repeated="2"/>
          <table:table-cell table:formula="of:=IF( LEFT([.E28]; 4) = &quot;void&quot;;    COM.MICROSOFT.CONCAT(   &quot;sub &quot;;   SUBSTITUTE(    SUBSTITUTE(     SUBSTITUTE(      SUBSTITUTE(       SUBSTITUTE(        SUBSTITUTE(         SUBSTITUTE(          SUBSTITUTE(           SUBSTITUTE(            [.E2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8]; 6) = &quot;string&quot;; LEFT([.E2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MinStartSize( actor, ByRef w, ByRef h)" calcext:value-type="string">
            <text:p>sub <text:s/>getParticleMinStartSize( actor, ByRef w, ByRef h)</text:p>
          </table:table-cell>
          <table:table-cell/>
          <table:table-cell table:formula="of:=SUBSTITUTE([.F28]; &quot;Uint32&quot;; &quot;int&quot;)" office:value-type="string" office:string-value="void rc_getParticleMinStartSize(int actor, double* w, double* h)" calcext:value-type="string">
            <text:p>void rc_getParticleMinStartSize(int actor, double* w, double* h)</text:p>
          </table:table-cell>
          <table:table-cell office:value-type="string" calcext:value-type="string">
            <text:p>void rc_getParticleMinStartSize(int actor, double* w, double* h)</text:p>
          </table:table-cell>
        </table:table-row>
        <table:table-row table:style-name="ro1">
          <table:table-cell table:number-columns-repeated="2"/>
          <table:table-cell table:formula="of:=IF( LEFT([.E29]; 4) = &quot;void&quot;;    COM.MICROSOFT.CONCAT(   &quot;sub &quot;;   SUBSTITUTE(    SUBSTITUTE(     SUBSTITUTE(      SUBSTITUTE(       SUBSTITUTE(        SUBSTITUTE(         SUBSTITUTE(          SUBSTITUTE(           SUBSTITUTE(            [.E2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29]; 6) = &quot;string&quot;; LEFT([.E2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2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2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MaxStartSize( actor,  w,  h)" calcext:value-type="string">
            <text:p>sub <text:s/>setParticleMaxStartSize( actor, <text:s/>w, <text:s/>h)</text:p>
          </table:table-cell>
          <table:table-cell/>
          <table:table-cell table:formula="of:=SUBSTITUTE([.F29]; &quot;Uint32&quot;; &quot;int&quot;)" office:value-type="string" office:string-value="void rc_setParticleMaxStartSize(int actor, double w, double h)" calcext:value-type="string">
            <text:p>void rc_setParticleMaxStartSize(int actor, double w, double h)</text:p>
          </table:table-cell>
          <table:table-cell office:value-type="string" calcext:value-type="string">
            <text:p>void rc_setParticleMaxStartSize(int actor, double w, double h)</text:p>
          </table:table-cell>
        </table:table-row>
        <table:table-row table:style-name="ro1">
          <table:table-cell table:number-columns-repeated="2"/>
          <table:table-cell table:formula="of:=IF( LEFT([.E30]; 4) = &quot;void&quot;;    COM.MICROSOFT.CONCAT(   &quot;sub &quot;;   SUBSTITUTE(    SUBSTITUTE(     SUBSTITUTE(      SUBSTITUTE(       SUBSTITUTE(        SUBSTITUTE(         SUBSTITUTE(          SUBSTITUTE(           SUBSTITUTE(            [.E3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0]; 6) = &quot;string&quot;; LEFT([.E3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MaxStartSize( actor, ByRef w, ByRef h)" calcext:value-type="string">
            <text:p>sub <text:s/>getParticleMaxStartSize( actor, ByRef w, ByRef h)</text:p>
          </table:table-cell>
          <table:table-cell/>
          <table:table-cell table:formula="of:=SUBSTITUTE([.F30]; &quot;Uint32&quot;; &quot;int&quot;)" office:value-type="string" office:string-value="void rc_getParticleMaxStartSize(int actor, double* w, double* h)" calcext:value-type="string">
            <text:p>void rc_getParticleMaxStartSize(int actor, double* w, double* h)</text:p>
          </table:table-cell>
          <table:table-cell office:value-type="string" calcext:value-type="string">
            <text:p>void rc_getParticleMaxStartSize(int actor, double* w, double* h)</text:p>
          </table:table-cell>
        </table:table-row>
        <table:table-row table:style-name="ro1">
          <table:table-cell table:number-columns-repeated="2"/>
          <table:table-cell table:formula="of:=IF( LEFT([.E31]; 4) = &quot;void&quot;;    COM.MICROSOFT.CONCAT(   &quot;sub &quot;;   SUBSTITUTE(    SUBSTITUTE(     SUBSTITUTE(      SUBSTITUTE(       SUBSTITUTE(        SUBSTITUTE(         SUBSTITUTE(          SUBSTITUTE(           SUBSTITUTE(            [.E3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1]; 6) = &quot;string&quot;; LEFT([.E3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Center( actor,  x,  y,  z)" calcext:value-type="string">
            <text:p>sub <text:s/>setParticleCenter( actor, <text:s/>x, <text:s/>y, <text:s/>z)</text:p>
          </table:table-cell>
          <table:table-cell/>
          <table:table-cell table:formula="of:=SUBSTITUTE([.F31]; &quot;Uint32&quot;; &quot;int&quot;)" office:value-type="string" office:string-value="void rc_setParticleCenter(int actor, double x, double y, double z)" calcext:value-type="string">
            <text:p>void rc_setParticleCenter(int actor, double x, double y, double z)</text:p>
          </table:table-cell>
          <table:table-cell office:value-type="string" calcext:value-type="string">
            <text:p>void rc_setParticleCenter(int actor, double x, double y, double z)</text:p>
          </table:table-cell>
        </table:table-row>
        <table:table-row table:style-name="ro1">
          <table:table-cell table:number-columns-repeated="2"/>
          <table:table-cell table:formula="of:=IF( LEFT([.E32]; 4) = &quot;void&quot;;    COM.MICROSOFT.CONCAT(   &quot;sub &quot;;   SUBSTITUTE(    SUBSTITUTE(     SUBSTITUTE(      SUBSTITUTE(       SUBSTITUTE(        SUBSTITUTE(         SUBSTITUTE(          SUBSTITUTE(           SUBSTITUTE(            [.E3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2]; 6) = &quot;string&quot;; LEFT([.E3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Center( actor, ByRef x, ByRef y, ByRef z)" calcext:value-type="string">
            <text:p>sub <text:s/>getParticleCenter( actor, ByRef x, ByRef y, ByRef z)</text:p>
          </table:table-cell>
          <table:table-cell/>
          <table:table-cell table:formula="of:=SUBSTITUTE([.F32]; &quot;Uint32&quot;; &quot;int&quot;)" office:value-type="string" office:string-value="void rc_getParticleCenter(int actor, double* x, double* y, double* z)" calcext:value-type="string">
            <text:p>void rc_getParticleCenter(int actor, double* x, double* y, double* z)</text:p>
          </table:table-cell>
          <table:table-cell office:value-type="string" calcext:value-type="string">
            <text:p>void rc_getParticleCenter(int actor, double* x, double* y, double* z)</text:p>
          </table:table-cell>
        </table:table-row>
        <table:table-row table:style-name="ro1">
          <table:table-cell table:number-columns-repeated="2"/>
          <table:table-cell table:formula="of:=IF( LEFT([.E33]; 4) = &quot;void&quot;;    COM.MICROSOFT.CONCAT(   &quot;sub &quot;;   SUBSTITUTE(    SUBSTITUTE(     SUBSTITUTE(      SUBSTITUTE(       SUBSTITUTE(        SUBSTITUTE(         SUBSTITUTE(          SUBSTITUTE(           SUBSTITUTE(            [.E3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3]; 6) = &quot;string&quot;; LEFT([.E3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Radius( actor,  radius)" calcext:value-type="string">
            <text:p>sub <text:s/>setParticleRadius( actor, <text:s/>radius)</text:p>
          </table:table-cell>
          <table:table-cell/>
          <table:table-cell table:formula="of:=SUBSTITUTE([.F33]; &quot;Uint32&quot;; &quot;int&quot;)" office:value-type="string" office:string-value="void rc_setParticleRadius(int actor, double radius)" calcext:value-type="string">
            <text:p>void rc_setParticleRadius(int actor, double radius)</text:p>
          </table:table-cell>
          <table:table-cell office:value-type="string" calcext:value-type="string">
            <text:p>void rc_setParticleRadius(int actor, double radius)</text:p>
          </table:table-cell>
        </table:table-row>
        <table:table-row table:style-name="ro1">
          <table:table-cell table:number-columns-repeated="2"/>
          <table:table-cell table:formula="of:=IF( LEFT([.E34]; 4) = &quot;void&quot;;    COM.MICROSOFT.CONCAT(   &quot;sub &quot;;   SUBSTITUTE(    SUBSTITUTE(     SUBSTITUTE(      SUBSTITUTE(       SUBSTITUTE(        SUBSTITUTE(         SUBSTITUTE(          SUBSTITUTE(           SUBSTITUTE(            [.E3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4]; 6) = &quot;string&quot;; LEFT([.E3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Radius( actor)" calcext:value-type="string">
            <text:p>function <text:s/>getParticleRadius( actor)</text:p>
          </table:table-cell>
          <table:table-cell/>
          <table:table-cell table:formula="of:=SUBSTITUTE([.F34]; &quot;Uint32&quot;; &quot;int&quot;)" office:value-type="string" office:string-value="double rc_getParticleRadius(int actor)" calcext:value-type="string">
            <text:p>double rc_getParticleRadius(int actor)</text:p>
          </table:table-cell>
          <table:table-cell office:value-type="string" calcext:value-type="string">
            <text:p>double rc_getParticleRadius(int actor)</text:p>
          </table:table-cell>
        </table:table-row>
        <table:table-row table:style-name="ro1">
          <table:table-cell table:number-columns-repeated="2"/>
          <table:table-cell table:formula="of:=IF( LEFT([.E35]; 4) = &quot;void&quot;;    COM.MICROSOFT.CONCAT(   &quot;sub &quot;;   SUBSTITUTE(    SUBSTITUTE(     SUBSTITUTE(      SUBSTITUTE(       SUBSTITUTE(        SUBSTITUTE(         SUBSTITUTE(          SUBSTITUTE(           SUBSTITUTE(            [.E35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5]; 6) = &quot;string&quot;; LEFT([.E35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5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5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RingThickness( actor,  ringThickness)" calcext:value-type="string">
            <text:p>sub <text:s/>setParticleRingThickness( actor, <text:s/>ringThickness)</text:p>
          </table:table-cell>
          <table:table-cell/>
          <table:table-cell table:formula="of:=SUBSTITUTE([.F35]; &quot;Uint32&quot;; &quot;int&quot;)" office:value-type="string" office:string-value="void rc_setParticleRingThickness(int actor, double ringThickness)" calcext:value-type="string">
            <text:p>void rc_setParticleRingThickness(int actor, double ringThickness)</text:p>
          </table:table-cell>
          <table:table-cell office:value-type="string" calcext:value-type="string">
            <text:p>void rc_setParticleRingThickness(int actor, double ringThickness)</text:p>
          </table:table-cell>
        </table:table-row>
        <table:table-row table:style-name="ro1">
          <table:table-cell table:number-columns-repeated="2"/>
          <table:table-cell table:formula="of:=IF( LEFT([.E36]; 4) = &quot;void&quot;;    COM.MICROSOFT.CONCAT(   &quot;sub &quot;;   SUBSTITUTE(    SUBSTITUTE(     SUBSTITUTE(      SUBSTITUTE(       SUBSTITUTE(        SUBSTITUTE(         SUBSTITUTE(          SUBSTITUTE(           SUBSTITUTE(            [.E36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6]; 6) = &quot;string&quot;; LEFT([.E36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6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6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RingThickness( actor)" calcext:value-type="string">
            <text:p>function <text:s/>getParticleRingThickness( actor)</text:p>
          </table:table-cell>
          <table:table-cell/>
          <table:table-cell table:formula="of:=SUBSTITUTE([.F36]; &quot;Uint32&quot;; &quot;int&quot;)" office:value-type="string" office:string-value="double rc_getParticleRingThickness(int actor)" calcext:value-type="string">
            <text:p>double rc_getParticleRingThickness(int actor)</text:p>
          </table:table-cell>
          <table:table-cell office:value-type="string" calcext:value-type="string">
            <text:p>double rc_getParticleRingThickness(int actor)</text:p>
          </table:table-cell>
        </table:table-row>
        <table:table-row table:style-name="ro1">
          <table:table-cell table:number-columns-repeated="2"/>
          <table:table-cell table:formula="of:=IF( LEFT([.E37]; 4) = &quot;void&quot;;    COM.MICROSOFT.CONCAT(   &quot;sub &quot;;   SUBSTITUTE(    SUBSTITUTE(     SUBSTITUTE(      SUBSTITUTE(       SUBSTITUTE(        SUBSTITUTE(         SUBSTITUTE(          SUBSTITUTE(           SUBSTITUTE(            [.E37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7]; 6) = &quot;string&quot;; LEFT([.E37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7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7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Box( actor,  min_x,  min_y,  min_z,  max_x,  max_y,  max_z)" calcext:value-type="string">
            <text:p>sub <text:s/>setParticleBox( actor, <text:s/>min_x, <text:s/>min_y, <text:s/>min_z, <text:s/>max_x, <text:s/>max_y, <text:s/>max_z)</text:p>
          </table:table-cell>
          <table:table-cell/>
          <table:table-cell table:formula="of:=SUBSTITUTE([.F37]; &quot;Uint32&quot;; &quot;int&quot;)" office:value-type="string" office:string-value="void rc_setParticleBox(int actor, double min_x, double min_y, double min_z, double max_x, double max_y, double max_z)" calcext:value-type="string">
            <text:p>void rc_setParticleBox(int actor, double min_x, double min_y, double min_z, double max_x, double max_y, double max_z)</text:p>
          </table:table-cell>
          <table:table-cell office:value-type="string" calcext:value-type="string">
            <text:p>void rc_setParticleBox(int actor, double min_x, double min_y, double min_z, double max_x, double max_y, double max_z)</text:p>
          </table:table-cell>
        </table:table-row>
        <table:table-row table:style-name="ro1">
          <table:table-cell table:number-columns-repeated="2"/>
          <table:table-cell table:formula="of:=IF( LEFT([.E38]; 4) = &quot;void&quot;;    COM.MICROSOFT.CONCAT(   &quot;sub &quot;;   SUBSTITUTE(    SUBSTITUTE(     SUBSTITUTE(      SUBSTITUTE(       SUBSTITUTE(        SUBSTITUTE(         SUBSTITUTE(          SUBSTITUTE(           SUBSTITUTE(            [.E38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8]; 6) = &quot;string&quot;; LEFT([.E38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8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8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Box( actor, ByRef min_x, ByRef min_y, ByRef min_z, ByRef max_x, ByRef max_y, ByRef max_z)" calcext:value-type="string">
            <text:p>sub <text:s/>getParticleBox( actor, ByRef min_x, ByRef min_y, ByRef min_z, ByRef max_x, ByRef max_y, ByRef max_z)</text:p>
          </table:table-cell>
          <table:table-cell/>
          <table:table-cell table:formula="of:=SUBSTITUTE([.F38]; &quot;Uint32&quot;; &quot;int&quot;)" office:value-type="string" office:string-value="void rc_getParticleBox(int actor, double* min_x, double* min_y, double* min_z, double* max_x, double* max_y, double* max_z)" calcext:value-type="string">
            <text:p>void rc_getParticleBox(int actor, double* min_x, double* min_y, double* min_z, double* max_x, double* max_y, double* max_z)</text:p>
          </table:table-cell>
          <table:table-cell office:value-type="string" calcext:value-type="string">
            <text:p>void rc_getParticleBox(int actor, double* min_x, double* min_y, double* min_z, double* max_x, double* max_y, double* max_z)</text:p>
          </table:table-cell>
        </table:table-row>
        <table:table-row table:style-name="ro1">
          <table:table-cell table:number-columns-repeated="2"/>
          <table:table-cell table:formula="of:=IF( LEFT([.E39]; 4) = &quot;void&quot;;    COM.MICROSOFT.CONCAT(   &quot;sub &quot;;   SUBSTITUTE(    SUBSTITUTE(     SUBSTITUTE(      SUBSTITUTE(       SUBSTITUTE(        SUBSTITUTE(         SUBSTITUTE(          SUBSTITUTE(           SUBSTITUTE(            [.E39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39]; 6) = &quot;string&quot;; LEFT([.E39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39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39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Normal( actor,  x,  y,  z)" calcext:value-type="string">
            <text:p>sub <text:s/>setParticleNormal( actor, <text:s/>x, <text:s/>y, <text:s/>z)</text:p>
          </table:table-cell>
          <table:table-cell/>
          <table:table-cell table:formula="of:=SUBSTITUTE([.F39]; &quot;Uint32&quot;; &quot;int&quot;)" office:value-type="string" office:string-value="void rc_setParticleNormal(int actor, double x, double y, double z)" calcext:value-type="string">
            <text:p>void rc_setParticleNormal(int actor, double x, double y, double z)</text:p>
          </table:table-cell>
          <table:table-cell office:value-type="string" calcext:value-type="string">
            <text:p>void rc_setParticleNormal(int actor, double x, double y, double z)</text:p>
          </table:table-cell>
        </table:table-row>
        <table:table-row table:style-name="ro1">
          <table:table-cell table:number-columns-repeated="2"/>
          <table:table-cell table:formula="of:=IF( LEFT([.E40]; 4) = &quot;void&quot;;    COM.MICROSOFT.CONCAT(   &quot;sub &quot;;   SUBSTITUTE(    SUBSTITUTE(     SUBSTITUTE(      SUBSTITUTE(       SUBSTITUTE(        SUBSTITUTE(         SUBSTITUTE(          SUBSTITUTE(           SUBSTITUTE(            [.E40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0]; 6) = &quot;string&quot;; LEFT([.E40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0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0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getParticleNormal( actor, ByRef x, ByRef y, ByRef z)" calcext:value-type="string">
            <text:p>sub <text:s/>getParticleNormal( actor, ByRef x, ByRef y, ByRef z)</text:p>
          </table:table-cell>
          <table:table-cell/>
          <table:table-cell table:formula="of:=SUBSTITUTE([.F40]; &quot;Uint32&quot;; &quot;int&quot;)" office:value-type="string" office:string-value="void rc_getParticleNormal(int actor, double* x, double* y, double* z)" calcext:value-type="string">
            <text:p>void rc_getParticleNormal(int actor, double* x, double* y, double* z)</text:p>
          </table:table-cell>
          <table:table-cell office:value-type="string" calcext:value-type="string">
            <text:p>void rc_getParticleNormal(int actor, double* x, double* y, double* z)</text:p>
          </table:table-cell>
        </table:table-row>
        <table:table-row table:style-name="ro1">
          <table:table-cell table:number-columns-repeated="2"/>
          <table:table-cell table:formula="of:=IF( LEFT([.E41]; 4) = &quot;void&quot;;    COM.MICROSOFT.CONCAT(   &quot;sub &quot;;   SUBSTITUTE(    SUBSTITUTE(     SUBSTITUTE(      SUBSTITUTE(       SUBSTITUTE(        SUBSTITUTE(         SUBSTITUTE(          SUBSTITUTE(           SUBSTITUTE(            [.E41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1]; 6) = &quot;string&quot;; LEFT([.E41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1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1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setParticleLength( actor,  length)" calcext:value-type="string">
            <text:p>sub <text:s/>setParticleLength( actor, <text:s/>length)</text:p>
          </table:table-cell>
          <table:table-cell/>
          <table:table-cell table:formula="of:=SUBSTITUTE([.F41]; &quot;Uint32&quot;; &quot;int&quot;)" office:value-type="string" office:string-value="void rc_setParticleLength(int actor, double length)" calcext:value-type="string">
            <text:p>void rc_setParticleLength(int actor, double length)</text:p>
          </table:table-cell>
          <table:table-cell office:value-type="string" calcext:value-type="string">
            <text:p>void rc_setParticleLength(int actor, double length)</text:p>
          </table:table-cell>
        </table:table-row>
        <table:table-row table:style-name="ro1">
          <table:table-cell table:number-columns-repeated="2"/>
          <table:table-cell table:formula="of:=IF( LEFT([.E42]; 4) = &quot;void&quot;;    COM.MICROSOFT.CONCAT(   &quot;sub &quot;;   SUBSTITUTE(    SUBSTITUTE(     SUBSTITUTE(      SUBSTITUTE(       SUBSTITUTE(        SUBSTITUTE(         SUBSTITUTE(          SUBSTITUTE(           SUBSTITUTE(            [.E42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2]; 6) = &quot;string&quot;; LEFT([.E42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2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2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getParticleLength( actor)" calcext:value-type="string">
            <text:p>function <text:s/>getParticleLength( actor)</text:p>
          </table:table-cell>
          <table:table-cell/>
          <table:table-cell table:formula="of:=SUBSTITUTE([.F42]; &quot;Uint32&quot;; &quot;int&quot;)" office:value-type="string" office:string-value="double rc_getParticleLength(int actor)" calcext:value-type="string">
            <text:p>double rc_getParticleLength(int actor)</text:p>
          </table:table-cell>
          <table:table-cell office:value-type="string" calcext:value-type="string">
            <text:p>double rc_getParticleLength(int actor)</text:p>
          </table:table-cell>
        </table:table-row>
        <table:table-row table:style-name="ro1">
          <table:table-cell table:number-columns-repeated="2"/>
          <table:table-cell table:formula="of:=IF( LEFT([.E43]; 4) = &quot;void&quot;;    COM.MICROSOFT.CONCAT(   &quot;sub &quot;;   SUBSTITUTE(    SUBSTITUTE(     SUBSTITUTE(      SUBSTITUTE(       SUBSTITUTE(        SUBSTITUTE(         SUBSTITUTE(          SUBSTITUTE(           SUBSTITUTE(            [.E43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3]; 6) = &quot;string&quot;; LEFT([.E43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3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3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sub  useParticleOutlineOnly( actor,  flag)" calcext:value-type="string">
            <text:p>sub <text:s/>useParticleOutlineOnly( actor, <text:s/>flag)</text:p>
          </table:table-cell>
          <table:table-cell/>
          <table:table-cell table:formula="of:=SUBSTITUTE([.F43]; &quot;Uint32&quot;; &quot;int&quot;)" office:value-type="string" office:string-value="void rc_useParticleOutlineOnly(int actor, bool flag)" calcext:value-type="string">
            <text:p>void rc_useParticleOutlineOnly(int actor, bool flag)</text:p>
          </table:table-cell>
          <table:table-cell office:value-type="string" calcext:value-type="string">
            <text:p>void rc_useParticleOutlineOnly(int actor, bool flag)</text:p>
          </table:table-cell>
        </table:table-row>
        <table:table-row table:style-name="ro1">
          <table:table-cell table:number-columns-repeated="2"/>
          <table:table-cell table:formula="of:=IF( LEFT([.E44]; 4) = &quot;void&quot;;    COM.MICROSOFT.CONCAT(   &quot;sub &quot;;   SUBSTITUTE(    SUBSTITUTE(     SUBSTITUTE(      SUBSTITUTE(       SUBSTITUTE(        SUBSTITUTE(         SUBSTITUTE(          SUBSTITUTE(           SUBSTITUTE(            [.E44];            &quot;rc_&quot;; &quot;&quot;           );           &quot;void &quot;; &quot; &quot;          );          &quot;bool &quot;; &quot; &quot;         );         &quot;bool &quot;; &quot; &quot;        );        &quot;int &quot;; &quot; &quot;       );       &quot;double*&quot;; &quot;ByRef&quot;      );      &quot;double &quot;; &quot; &quot;     );     &quot;std::string&quot;; &quot;&quot;    );    &quot;string &quot;; &quot; &quot;   )  );    IF( OR(LEFT([.E44]; 6) = &quot;string&quot;; LEFT([.E44]; 11) = &quot;std::string&quot;);      COM.MICROSOFT.CONCAT(     &quot;function &quot;;     SUBSTITUTE(      SUBSTITUTE(       SUBSTITUTE(        SUBSTITUTE(         SUBSTITUTE(          SUBSTITUTE(           SUBSTITUTE(            SUBSTITUTE(             SUBSTITUTE(              SUBSTITUTE(               [.E44];               &quot;(&quot;; &quot;$(&quot;              )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;               COM.MICROSOFT.CONCAT(     &quot;function &quot;;     SUBSTITUTE(      SUBSTITUTE(       SUBSTITUTE(        SUBSTITUTE(         SUBSTITUTE(          SUBSTITUTE(           SUBSTITUTE(            SUBSTITUTE(             SUBSTITUTE(              [.E44];              &quot;rc_&quot;; &quot;&quot;             );             &quot;void &quot;; &quot; &quot;            );            &quot;bool &quot;; &quot; &quot;           );           &quot;bool &quot;; &quot; &quot;          );          &quot;int &quot;; &quot; &quot;         );         &quot;double*&quot;; &quot;ByRef&quot;        );        &quot;double &quot;; &quot; &quot;       );       &quot;std::string&quot;; &quot;&quot;      );      &quot;string &quot;; &quot; &quot;     )    )      )   )" office:value-type="string" office:string-value="function  particleIsUsingOutlineOnly( actor)" calcext:value-type="string">
            <text:p>function <text:s/>particleIsUsingOutlineOnly( actor)</text:p>
          </table:table-cell>
          <table:table-cell/>
          <table:table-cell table:formula="of:=SUBSTITUTE([.F44]; &quot;Uint32&quot;; &quot;int&quot;)" office:value-type="string" office:string-value="bool rc_particleIsUsingOutlineOnly(int actor)" calcext:value-type="string">
            <text:p>bool rc_particleIsUsingOutlineOnly(int actor)</text:p>
          </table:table-cell>
          <table:table-cell office:value-type="string" calcext:value-type="string">
            <text:p>bool rc_particleIsUsingOutlineOnly(int actor)</text:p>
          </table:table-cell>
        </table:table-row>
      </table:table>
      <table:table table:name="Lights" table:style-name="ta1">
        <office:forms form:automatic-focus="false" form:apply-design-mode="false"/>
        <table:table-column table:style-name="co5" table:default-cell-style-name="ce6"/>
        <table:table-column table:style-name="co22" table:default-cell-style-name="Default"/>
        <table:table-column table:style-name="co109" table:default-cell-style-name="Default"/>
        <table:table-column table:style-name="co110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unction lightIsCastingShadow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Typ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Radius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Type( actor, light_typ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Radius( actor, radius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ShadowCast( actor, flag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AmbientColor( actor, col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AmbientColor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Attenuation( actor, l_constant, l_linear, l_quadratic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LightAttenuation( actor, ByRef constant, ByRef linear, ByRef quadratic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DiffuseColor( actor, col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DiffuseColor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Falloff( actor, falloff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Falloff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InnerCone( actor, angl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InnerCon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OuterCone( actor, angl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OuterCon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LightSpecularColor( actor, col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LightSpecularColor( actor )</text:p>
          </table:table-cell>
          <table:table-cell/>
        </table:table-row>
      </table:table>
      <table:table table:name="Terrain" table:style-name="ta1">
        <office:forms form:automatic-focus="false" form:apply-design-mode="false"/>
        <table:table-column table:style-name="co5" table:default-cell-style-name="ce5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GetTerrainPatchAABB( actor, patchX, patchZ, ByRef minX, ByRef minY, ByRef minZ, ByRef maxX, ByRef maxY, ByRef max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rrainPatchLOD( actor, patchX, patch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TerrainHeight( actor, patchX, patch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GetTerrainCenter( actor, ByRef x, ByRef y, ByRef z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TerrainLODDistance( actor, LOD, distanc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caleTerrainTexture( actor, scale, scale2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TerrainCameraMovementDelta( actor, delta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TerrainCameraRotationDelta( actor, delta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TerrainPatchLOD( actor, patchX, patchZ, LOD )</text:p>
          </table:table-cell>
          <table:table-cell/>
        </table:table-row>
      </table:table>
      <table:table table:name="Water" table:style-name="ta1">
        <office:forms form:automatic-focus="false" form:apply-design-mode="false"/>
        <table:table-column table:style-name="co5" table:default-cell-style-name="ce5"/>
        <table:table-column table:style-name="co5" table:default-cell-style-name="Default"/>
        <table:table-column table:style-name="co114" table:default-cell-style-name="Default"/>
        <table:table-column table:style-name="co5" table:default-cell-style-name="Default"/>
        <table:table-column table:style-name="co115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table:formula="of:=IF(LEFT([.E2];4)=&quot;void&quot;; SUBSTITUTE(COM.MICROSOFT.CONCAT(&quot;sub&quot;; SUBSTITUTE(SUBSTITUTE(SUBSTITUTE(SUBSTITUTE([.E2]; &quot;rc_&quot;; &quot;&quot;); &quot;*&quot;; &quot;ByRef &quot;); &quot;int &quot;; &quot; &quot;); &quot;double&quot;; &quot; &quot;)); &quot;void &quot;; &quot; &quot;); SUBSTITUTE(COM.MICROSOFT.CONCAT(&quot;function&quot;; SUBSTITUTE(SUBSTITUTE(SUBSTITUTE(SUBSTITUTE([.E2]; &quot;rc_&quot;; &quot;&quot;); &quot;*&quot;; &quot;ByRef &quot;); &quot;int &quot;; &quot; &quot;); &quot;double&quot;; &quot; &quot;)); &quot;void &quot;; &quot; &quot;))" office:value-type="string" office:string-value="sub setWaterWindForce( actor,   f)" calcext:value-type="string">
            <text:p>sub setWaterWindForce( actor, <text:s text:c="2"/>f)</text:p>
          </table:table-cell>
          <table:table-cell/>
          <table:table-cell office:value-type="string" calcext:value-type="string">
            <text:p>void rc_setWaterWindForce(int actor, double f)</text:p>
          </table:table-cell>
        </table:table-row>
        <table:table-row table:style-name="ro1">
          <table:table-cell table:number-columns-repeated="2"/>
          <table:table-cell table:formula="of:=IF(LEFT([.E3];4)=&quot;void&quot;; SUBSTITUTE(COM.MICROSOFT.CONCAT(&quot;sub&quot;; SUBSTITUTE(SUBSTITUTE(SUBSTITUTE(SUBSTITUTE([.E3]; &quot;rc_&quot;; &quot;&quot;); &quot;*&quot;; &quot;ByRef &quot;); &quot;int &quot;; &quot; &quot;); &quot;double&quot;; &quot; &quot;)); &quot;void &quot;; &quot; &quot;); SUBSTITUTE(COM.MICROSOFT.CONCAT(&quot;function&quot;; SUBSTITUTE(SUBSTITUTE(SUBSTITUTE(SUBSTITUTE([.E3]; &quot;rc_&quot;; &quot;&quot;); &quot;*&quot;; &quot;ByRef &quot;); &quot;int &quot;; &quot; &quot;); &quot;double&quot;; &quot; &quot;)); &quot;void &quot;; &quot; &quot;))" office:value-type="string" office:string-value="function  getWaterWindForce( actor)" calcext:value-type="string">
            <text:p>function <text:s/>getWaterWindForce( actor)</text:p>
          </table:table-cell>
          <table:table-cell/>
          <table:table-cell office:value-type="string" calcext:value-type="string">
            <text:p>double rc_getWaterWindForce(int actor)</text:p>
          </table:table-cell>
        </table:table-row>
        <table:table-row table:style-name="ro1">
          <table:table-cell table:number-columns-repeated="2"/>
          <table:table-cell table:formula="of:=IF(LEFT([.E4];4)=&quot;void&quot;; SUBSTITUTE(COM.MICROSOFT.CONCAT(&quot;sub&quot;; SUBSTITUTE(SUBSTITUTE(SUBSTITUTE(SUBSTITUTE([.E4]; &quot;rc_&quot;; &quot;&quot;); &quot;*&quot;; &quot;ByRef &quot;); &quot;int &quot;; &quot; &quot;); &quot;double&quot;; &quot; &quot;)); &quot;void &quot;; &quot; &quot;); SUBSTITUTE(COM.MICROSOFT.CONCAT(&quot;function&quot;; SUBSTITUTE(SUBSTITUTE(SUBSTITUTE(SUBSTITUTE([.E4]; &quot;rc_&quot;; &quot;&quot;); &quot;*&quot;; &quot;ByRef &quot;); &quot;int &quot;; &quot; &quot;); &quot;double&quot;; &quot; &quot;)); &quot;void &quot;; &quot; &quot;))" office:value-type="string" office:string-value="sub setWaterWaveHeight( actor,   h)" calcext:value-type="string">
            <text:p>sub setWaterWaveHeight( actor, <text:s text:c="2"/>h)</text:p>
          </table:table-cell>
          <table:table-cell/>
          <table:table-cell office:value-type="string" calcext:value-type="string">
            <text:p>void rc_setWaterWaveHeight(int actor, double h)</text:p>
          </table:table-cell>
        </table:table-row>
        <table:table-row table:style-name="ro1">
          <table:table-cell table:number-columns-repeated="2"/>
          <table:table-cell table:formula="of:=IF(LEFT([.E5];4)=&quot;void&quot;; SUBSTITUTE(COM.MICROSOFT.CONCAT(&quot;sub&quot;; SUBSTITUTE(SUBSTITUTE(SUBSTITUTE(SUBSTITUTE([.E5]; &quot;rc_&quot;; &quot;&quot;); &quot;*&quot;; &quot;ByRef &quot;); &quot;int &quot;; &quot; &quot;); &quot;double&quot;; &quot; &quot;)); &quot;void &quot;; &quot; &quot;); SUBSTITUTE(COM.MICROSOFT.CONCAT(&quot;function&quot;; SUBSTITUTE(SUBSTITUTE(SUBSTITUTE(SUBSTITUTE([.E5]; &quot;rc_&quot;; &quot;&quot;); &quot;*&quot;; &quot;ByRef &quot;); &quot;int &quot;; &quot; &quot;); &quot;double&quot;; &quot; &quot;)); &quot;void &quot;; &quot; &quot;))" office:value-type="string" office:string-value="function  getWaterWaveHeight( actor)" calcext:value-type="string">
            <text:p>function <text:s/>getWaterWaveHeight( actor)</text:p>
          </table:table-cell>
          <table:table-cell/>
          <table:table-cell office:value-type="string" calcext:value-type="string">
            <text:p>double rc_getWaterWaveHeight(int actor)</text:p>
          </table:table-cell>
        </table:table-row>
        <table:table-row table:style-name="ro1">
          <table:table-cell table:number-columns-repeated="2"/>
          <table:table-cell table:formula="of:=IF(LEFT([.E6];4)=&quot;void&quot;; SUBSTITUTE(COM.MICROSOFT.CONCAT(&quot;sub&quot;; SUBSTITUTE(SUBSTITUTE(SUBSTITUTE(SUBSTITUTE([.E6]; &quot;rc_&quot;; &quot;&quot;); &quot;*&quot;; &quot;ByRef &quot;); &quot;int &quot;; &quot; &quot;); &quot;double&quot;; &quot; &quot;)); &quot;void &quot;; &quot; &quot;); SUBSTITUTE(COM.MICROSOFT.CONCAT(&quot;function&quot;; SUBSTITUTE(SUBSTITUTE(SUBSTITUTE(SUBSTITUTE([.E6]; &quot;rc_&quot;; &quot;&quot;); &quot;*&quot;; &quot;ByRef &quot;); &quot;int &quot;; &quot; &quot;); &quot;double&quot;; &quot; &quot;)); &quot;void &quot;; &quot; &quot;))" office:value-type="string" office:string-value="sub setWaterWindDirection( actor,   x,   z)" calcext:value-type="string">
            <text:p>sub setWaterWindDirection( actor, <text:s text:c="2"/>x, <text:s text:c="2"/>z)</text:p>
          </table:table-cell>
          <table:table-cell/>
          <table:table-cell office:value-type="string" calcext:value-type="string">
            <text:p>void rc_setWaterWindDirection(int actor, double x, double z)</text:p>
          </table:table-cell>
        </table:table-row>
        <table:table-row table:style-name="ro1">
          <table:table-cell table:number-columns-repeated="2"/>
          <table:table-cell table:formula="of:=IF(LEFT([.E7];4)=&quot;void&quot;; SUBSTITUTE(COM.MICROSOFT.CONCAT(&quot;sub&quot;; SUBSTITUTE(SUBSTITUTE(SUBSTITUTE(SUBSTITUTE([.E7]; &quot;rc_&quot;; &quot;&quot;); &quot;*&quot;; &quot;ByRef &quot;); &quot;int &quot;; &quot; &quot;); &quot;double&quot;; &quot; &quot;)); &quot;void &quot;; &quot; &quot;); SUBSTITUTE(COM.MICROSOFT.CONCAT(&quot;function&quot;; SUBSTITUTE(SUBSTITUTE(SUBSTITUTE(SUBSTITUTE([.E7]; &quot;rc_&quot;; &quot;&quot;); &quot;*&quot;; &quot;ByRef &quot;); &quot;int &quot;; &quot; &quot;); &quot;double&quot;; &quot; &quot;)); &quot;void &quot;; &quot; &quot;))" office:value-type="string" office:string-value="sub getWaterWindDirection( actor,  ByRef  x,  ByRef  z)" calcext:value-type="string">
            <text:p>sub getWaterWindDirection( actor, <text:s/>ByRef <text:s/>x, <text:s/>ByRef <text:s/>z)</text:p>
          </table:table-cell>
          <table:table-cell/>
          <table:table-cell office:value-type="string" calcext:value-type="string">
            <text:p>void rc_getWaterWindDirection(int actor, double* x, double* z)</text:p>
          </table:table-cell>
        </table:table-row>
        <table:table-row table:style-name="ro1">
          <table:table-cell table:number-columns-repeated="2"/>
          <table:table-cell table:formula="of:=IF(LEFT([.E8];4)=&quot;void&quot;; SUBSTITUTE(COM.MICROSOFT.CONCAT(&quot;sub&quot;; SUBSTITUTE(SUBSTITUTE(SUBSTITUTE(SUBSTITUTE([.E8]; &quot;rc_&quot;; &quot;&quot;); &quot;*&quot;; &quot;ByRef &quot;); &quot;int &quot;; &quot; &quot;); &quot;double&quot;; &quot; &quot;)); &quot;void &quot;; &quot; &quot;); SUBSTITUTE(COM.MICROSOFT.CONCAT(&quot;function&quot;; SUBSTITUTE(SUBSTITUTE(SUBSTITUTE(SUBSTITUTE([.E8]; &quot;rc_&quot;; &quot;&quot;); &quot;*&quot;; &quot;ByRef &quot;); &quot;int &quot;; &quot; &quot;); &quot;double&quot;; &quot; &quot;)); &quot;void &quot;; &quot; &quot;))" office:value-type="string" office:string-value="sub setWaterColor( actor, Uint32 c)" calcext:value-type="string">
            <text:p>sub setWaterColor( actor, Uint32 c)</text:p>
          </table:table-cell>
          <table:table-cell/>
          <table:table-cell office:value-type="string" calcext:value-type="string">
            <text:p>void rc_setWaterColor(int actor, Uint32 c)</text:p>
          </table:table-cell>
        </table:table-row>
        <table:table-row table:style-name="ro1">
          <table:table-cell table:number-columns-repeated="2"/>
          <table:table-cell table:formula="of:=IF(LEFT([.E9];4)=&quot;void&quot;; SUBSTITUTE(COM.MICROSOFT.CONCAT(&quot;sub&quot;; SUBSTITUTE(SUBSTITUTE(SUBSTITUTE(SUBSTITUTE([.E9]; &quot;rc_&quot;; &quot;&quot;); &quot;*&quot;; &quot;ByRef &quot;); &quot;int &quot;; &quot; &quot;); &quot;double&quot;; &quot; &quot;)); &quot;void &quot;; &quot; &quot;); SUBSTITUTE(COM.MICROSOFT.CONCAT(&quot;function&quot;; SUBSTITUTE(SUBSTITUTE(SUBSTITUTE(SUBSTITUTE([.E9]; &quot;rc_&quot;; &quot;&quot;); &quot;*&quot;; &quot;ByRef &quot;); &quot;int &quot;; &quot; &quot;); &quot;double&quot;; &quot; &quot;)); &quot;void &quot;; &quot; &quot;))" office:value-type="string" office:string-value="function getWaterColor( actor)" calcext:value-type="string">
            <text:p>function getWaterColor( actor)</text:p>
          </table:table-cell>
          <table:table-cell/>
          <table:table-cell office:value-type="string" calcext:value-type="string">
            <text:p>int rc_getWaterColor(int actor)</text:p>
          </table:table-cell>
        </table:table-row>
        <table:table-row table:style-name="ro1">
          <table:table-cell table:number-columns-repeated="2"/>
          <table:table-cell table:formula="of:=IF(LEFT([.E10];4)=&quot;void&quot;; SUBSTITUTE(COM.MICROSOFT.CONCAT(&quot;sub&quot;; SUBSTITUTE(SUBSTITUTE(SUBSTITUTE(SUBSTITUTE([.E10]; &quot;rc_&quot;; &quot;&quot;); &quot;*&quot;; &quot;ByRef &quot;); &quot;int &quot;; &quot; &quot;); &quot;double&quot;; &quot; &quot;)); &quot;void &quot;; &quot; &quot;); SUBSTITUTE(COM.MICROSOFT.CONCAT(&quot;function&quot;; SUBSTITUTE(SUBSTITUTE(SUBSTITUTE(SUBSTITUTE([.E10]; &quot;rc_&quot;; &quot;&quot;); &quot;*&quot;; &quot;ByRef &quot;); &quot;int &quot;; &quot; &quot;); &quot;double&quot;; &quot; &quot;)); &quot;void &quot;; &quot; &quot;))" office:value-type="string" office:string-value="sub setWaterColorBlendFactor( actor,   cbfactor)" calcext:value-type="string">
            <text:p>sub setWaterColorBlendFactor( actor, <text:s text:c="2"/>cbfactor)</text:p>
          </table:table-cell>
          <table:table-cell/>
          <table:table-cell office:value-type="string" calcext:value-type="string">
            <text:p>void rc_setWaterColorBlendFactor(int actor, double cbfactor)</text:p>
          </table:table-cell>
        </table:table-row>
        <table:table-row table:style-name="ro1">
          <table:table-cell table:number-columns-repeated="2"/>
          <table:table-cell table:formula="of:=IF(LEFT([.E11];4)=&quot;void&quot;; SUBSTITUTE(COM.MICROSOFT.CONCAT(&quot;sub&quot;; SUBSTITUTE(SUBSTITUTE(SUBSTITUTE(SUBSTITUTE([.E11]; &quot;rc_&quot;; &quot;&quot;); &quot;*&quot;; &quot;ByRef &quot;); &quot;int &quot;; &quot; &quot;); &quot;double&quot;; &quot; &quot;)); &quot;void &quot;; &quot; &quot;); SUBSTITUTE(COM.MICROSOFT.CONCAT(&quot;function&quot;; SUBSTITUTE(SUBSTITUTE(SUBSTITUTE(SUBSTITUTE([.E11]; &quot;rc_&quot;; &quot;&quot;); &quot;*&quot;; &quot;ByRef &quot;); &quot;int &quot;; &quot; &quot;); &quot;double&quot;; &quot; &quot;)); &quot;void &quot;; &quot; &quot;))" office:value-type="string" office:string-value="function  getWaterColorBlendFactor( actor)" calcext:value-type="string">
            <text:p>function <text:s/>getWaterColorBlendFactor( actor)</text:p>
          </table:table-cell>
          <table:table-cell/>
          <table:table-cell office:value-type="string" calcext:value-type="string">
            <text:p>double rc_getWaterColorBlendFactor(int actor)</text:p>
          </table:table-cell>
        </table:table-row>
      </table:table>
      <table:table table:name="Actor Animation" table:style-name="ta1">
        <office:forms form:automatic-focus="false" form:apply-design-mode="false"/>
        <table:table-column table:style-name="co5" table:default-cell-style-name="ce5"/>
        <table:table-column table:style-name="co5" table:default-cell-style-name="Default"/>
        <table:table-column table:style-name="co111" table:default-cell-style-name="Default"/>
        <table:table-column table:style-name="co101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b SetActorAnimation( actor, start_frame, end_frame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ActorAnimationSpeed( actor, speed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ActorFrame( actor, fram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SetActorMD2Animation( actor, anim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SetActorMD2AnimationByName( actor, anim_name$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ActorAnimationSpeed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ActorEndFram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ActorCurrentFram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ActorStartFram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tartActorTransition( actor, frame, transition_time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topActorTransition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ActorIsInTransition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GetActorTransitionTime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unction actorAnimationIsLooped( actor 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loopActorAnimation( actor, flag )</text:p>
          </table:table-cell>
          <table:table-cell/>
        </table:table-row>
      </table:table>
      <table:table table:name="Materials" table:style-name="ta1">
        <office:forms form:automatic-focus="false" form:apply-design-mode="false"/>
        <table:table-column table:style-name="co5" table:default-cell-style-name="ce10"/>
        <table:table-column table:style-name="co5" table:default-cell-style-name="Default"/>
        <table:table-column table:style-name="co116" table:default-cell-style-name="Default"/>
        <table:table-column table:style-name="co5" table:number-columns-repeated="2" table:default-cell-style-name="Default"/>
        <table:table-row table:style-name="ro1">
          <table:table-cell table:style-name="ce9" office:value-type="string" calcext:value-type="string">
            <text:p>Status</text:p>
          </table:table-cell>
          <table:table-cell table:style-name="ce9" office:value-type="string" calcext:value-type="string">
            <text:p>RC3</text:p>
          </table:table-cell>
          <table:table-cell table:style-name="ce9" office:value-type="string" calcext:value-type="string">
            <text:p>RC4</text:p>
          </table:table-cell>
          <table:table-cell table:style-name="ce9"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b SetActorTexture( actor, layer, image_id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TextureEx( actor, material, layer, resource_type, resource_id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Texture( actor, material, laye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MaterialCount( actor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MaterialFlag( actor, flag, flag_value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MaterialFlagEx( actor, material, flag, flag_valu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MaterialFlag( actor, material, flag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MaterialType( actor, material_typ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MaterialTypeEx( actor, material, material_typ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MaterialType( actor, material 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ub SetActorMaterial( actor, material_num, material_id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unction GetActorMaterial( actor, material_num)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AmbientColorEx(int actor, int material, Uint32 col)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DiffuseColorEx(int actor, int material, Uint32 col)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SpecularColorEx(int actor, int material, Uint32 col)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AntiAliasEx(int actor, int material, Uint8 aa)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BackfaceCulling(int actor, int material, bool flag)</text:p>
          </table:table-cell>
        </table:table-row>
        <table:table-row table:style-name="ro1">
          <table:table-cell table:style-name="Default"/>
          <table:table-cell table:number-columns-repeated="3"/>
          <table:table-cell office:value-type="string" calcext:value-type="string">
            <text:p>void rc_setActorBlendFactor(int actor, int material, double bf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00:12:51.0969838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9-08T23:12:25.746597464</dc:date>
    <meta:editing-duration>P24DT19H48M27S</meta:editing-duration>
    <meta:editing-cycles>163</meta:editing-cycles>
    <meta:generator>LibreOffice/24.2.5.2$Linux_X86_64 LibreOffice_project/420$Build-2</meta:generator>
    <meta:document-statistic meta:table-count="41" meta:cell-count="1588" meta:object-count="1"/>
  </office:meta>
</office:document-meta>
</file>